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52" style:master-page-name="MasterPage2" style:family="paragraph" style:name="P44">
      <style:text-properties fo:color="#000000" fo:font-family="Arial" style:font-family-asian="WenQuanYi Zen Hei" style:font-family-complex="Lohit Hindi" fo:font-size="16pt" fo:font-weight="bold"/>
      <style:paragraph-properties fo:line-height="115%"/>
    </style:style>
    <style:style style:family="text" style:name="T35">
      <style:text-properties fo:font-family="DejaVu Sans Mono" fo:font-size="10pt" style:text-underline-type="single" style:text-underline-style="solid" style:text-underline-width="auto" style:text-underline-color="font-color"/>
    </style:style>
    <style:style style:family="text" style:name="T36">
      <style:text-properties fo:font-family="DejaVu Sans Mono" fo:font-size="10pt" style:text-underline-type="single" style:text-underline-style="solid" style:text-underline-width="auto" style:text-underline-color="font-color"/>
    </style:style>
    <style:style style:family="text" style:name="T37">
      <style:text-properties fo:font-family="DejaVu Sans Mono" fo:font-size="10pt" style:text-underline-type="single" style:text-underline-style="solid" style:text-underline-width="auto" style:text-underline-color="font-color"/>
    </style:style>
    <style:style style:parent-style-name="651" style:family="paragraph" style:name="P47">
      <style:text-properties fo:color="#000000" fo:font-family="DejaVu Sans Mono" style:font-family-asian="WenQuanYi Zen Hei Mono" style:font-family-complex="Lohit Hindi" fo:font-size="10pt"/>
      <style:paragraph-properties fo:line-height="115%"/>
    </style:style>
    <style:style style:family="text" style:name="T38">
      <style:text-properties fo:font-family="DejaVu Sans Mono" fo:font-size="10pt" fo:font-weight="bold"/>
    </style:style>
    <style:style style:family="text" style:name="T39">
      <style:text-properties fo:font-family="DejaVu Sans Mono" fo:font-size="10pt" fo:font-weight="bold"/>
    </style:style>
    <style:style style:parent-style-name="651" style:family="paragraph" style:name="P48">
      <style:text-properties fo:color="#000000" fo:font-family="DejaVu Sans Mono" style:font-family-asian="WenQuanYi Zen Hei Mono" style:font-family-complex="Lohit Hindi" fo:font-size="10pt"/>
      <style:paragraph-properties fo:line-height="115%"/>
    </style:style>
    <style:style style:family="text" style:name="T40">
      <style:text-properties fo:font-family="DejaVu Sans Mono" fo:font-size="10pt"/>
    </style:style>
    <style:style style:family="text" style:name="T41">
      <style:text-properties fo:font-family="DejaVu Sans Mono" fo:font-size="10pt"/>
    </style:style>
    <style:style style:parent-style-name="651" style:family="paragraph" style:name="P49">
      <style:text-properties fo:color="#000000" fo:font-family="DejaVu Sans Mono" style:font-family-asian="WenQuanYi Zen Hei Mono" style:font-family-complex="Lohit Hindi" fo:font-size="10pt"/>
      <style:paragraph-properties fo:line-height="150%"/>
    </style:style>
    <style:style style:family="text" style:name="T42">
      <style:text-properties fo:font-family="DejaVu Sans Mono" fo:font-size="10pt"/>
    </style:style>
    <style:style style:family="text" style:name="T43">
      <style:text-properties fo:font-family="DejaVu Sans Mono" fo:font-size="10pt"/>
    </style:style>
    <style:style style:family="text" style:name="T44">
      <style:text-properties fo:font-family="DejaVu Sans Mono" fo:font-size="10pt"/>
    </style:style>
    <style:style style:parent-style-name="651" style:family="paragraph" style:name="P50">
      <style:text-properties fo:color="#000000" fo:font-family="DejaVu Sans Mono" style:font-family-asian="WenQuanYi Zen Hei Mono" style:font-family-complex="Lohit Hindi" fo:font-size="10pt"/>
      <style:paragraph-properties fo:line-height="150%"/>
    </style:style>
    <style:style style:family="text" style:name="T45">
      <style:text-properties fo:font-family="DejaVu Sans Mono" fo:font-size="10pt"/>
    </style:style>
    <style:style style:family="text" style:name="T46">
      <style:text-properties fo:font-family="DejaVu Sans Mono" fo:font-size="10pt" fo:font-weight="bold"/>
    </style:style>
    <style:style style:family="text" style:name="T47">
      <style:text-properties fo:font-family="DejaVu Sans Mono" fo:font-size="10pt" fo:font-weight="bold"/>
    </style:style>
    <style:style style:parent-style-name="651" style:family="paragraph" style:name="P51">
      <style:text-properties fo:color="#000000" fo:font-family="DejaVu Sans Mono" style:font-family-asian="WenQuanYi Zen Hei Mono" style:font-family-complex="Lohit Hindi" fo:font-size="10pt"/>
      <style:paragraph-properties fo:line-height="150%"/>
    </style:style>
    <style:style style:family="text" style:name="T48">
      <style:text-properties fo:font-family="DejaVu Sans Mono" fo:font-size="10pt"/>
    </style:style>
    <style:style style:family="text" style:name="T49">
      <style:text-properties fo:font-family="DejaVu Sans Mono" fo:font-size="10pt"/>
    </style:style>
    <style:style style:family="text" style:name="T50">
      <style:text-properties fo:font-family="DejaVu Sans Mono" fo:font-size="10pt"/>
    </style:style>
    <style:style style:parent-style-name="651" style:family="paragraph" style:name="P52">
      <style:text-properties fo:color="#000000" fo:font-family="DejaVu Sans Mono" style:font-family-asian="WenQuanYi Zen Hei Mono" style:font-family-complex="Lohit Hindi" fo:font-size="10pt"/>
      <style:paragraph-properties fo:line-height="150%"/>
    </style:style>
    <style:style style:family="text" style:name="T51">
      <style:text-properties fo:font-family="DejaVu Sans Mono" fo:font-size="10pt"/>
    </style:style>
    <style:style style:family="text" style:name="T52">
      <style:text-properties fo:font-family="DejaVu Sans Mono" fo:font-size="10pt" fo:font-weight="bold"/>
    </style:style>
    <style:style style:family="text" style:name="T53">
      <style:text-properties fo:font-family="DejaVu Sans Mono" fo:font-size="10pt" fo:font-weight="bold"/>
    </style:style>
    <style:style style:parent-style-name="651" style:family="paragraph" style:name="P53">
      <style:text-properties fo:color="#000000" fo:font-family="DejaVu Sans Mono" style:font-family-asian="WenQuanYi Zen Hei Mono" style:font-family-complex="Lohit Hindi" fo:font-size="10pt"/>
      <style:paragraph-properties fo:line-height="150%"/>
    </style:style>
    <style:style style:family="text" style:name="T54">
      <style:text-properties fo:font-family="DejaVu Sans Mono" fo:font-size="10pt"/>
    </style:style>
    <style:style style:family="text" style:name="T55">
      <style:text-properties fo:font-family="DejaVu Sans Mono" fo:font-size="10pt"/>
    </style:style>
    <style:style style:family="text" style:name="T56">
      <style:text-properties fo:font-family="DejaVu Sans Mono" fo:font-size="10pt"/>
    </style:style>
    <style:style style:parent-style-name="651" style:family="paragraph" style:name="P54">
      <style:text-properties fo:color="#000000" fo:font-family="DejaVu Sans Mono" style:font-family-asian="WenQuanYi Zen Hei Mono" style:font-family-complex="Lohit Hindi" fo:font-size="10pt"/>
      <style:paragraph-properties fo:line-height="150%"/>
    </style:style>
    <style:style style:family="text" style:name="T57">
      <style:text-properties fo:font-family="DejaVu Sans Mono" fo:font-size="10pt"/>
    </style:style>
    <style:style style:family="text" style:name="T58">
      <style:text-properties fo:font-family="DejaVu Sans Mono" fo:font-size="10pt"/>
    </style:style>
    <style:style style:parent-style-name="651" style:family="paragraph" style:name="P55">
      <style:text-properties fo:color="#000000" fo:font-family="DejaVu Sans Mono" style:font-family-asian="WenQuanYi Zen Hei Mono" style:font-family-complex="Lohit Hindi" fo:font-size="10pt"/>
      <style:paragraph-properties fo:line-height="150%"/>
    </style:style>
    <style:style style:family="text" style:name="T59">
      <style:text-properties fo:font-family="DejaVu Sans Mono" fo:font-size="10pt"/>
    </style:style>
    <style:style style:family="text" style:name="T60">
      <style:text-properties fo:font-family="DejaVu Sans Mono" fo:font-size="10pt"/>
    </style:style>
    <style:style style:family="text" style:name="T61">
      <style:text-properties fo:font-family="DejaVu Sans Mono" fo:font-size="10pt"/>
    </style:style>
    <style:style style:parent-style-name="651" style:family="paragraph" style:name="P56">
      <style:text-properties fo:color="#000000" fo:font-family="DejaVu Sans Mono" style:font-family-asian="WenQuanYi Zen Hei Mono" style:font-family-complex="Lohit Hindi" fo:font-size="10pt"/>
      <style:paragraph-properties fo:line-height="150%"/>
    </style:style>
    <style:style style:family="text" style:name="T62">
      <style:text-properties fo:font-family="DejaVu Sans Mono" fo:font-size="10pt"/>
    </style:style>
    <style:style style:family="text" style:name="T63">
      <style:text-properties fo:font-family="DejaVu Sans Mono" fo:font-size="10pt"/>
    </style:style>
    <style:style style:parent-style-name="651" style:family="paragraph" style:name="P57">
      <style:text-properties fo:color="#000000" fo:font-family="DejaVu Sans Mono" style:font-family-asian="WenQuanYi Zen Hei Mono" style:font-family-complex="Lohit Hindi" fo:font-size="10pt"/>
      <style:paragraph-properties fo:line-height="150%"/>
    </style:style>
    <style:style style:family="text" style:name="T64">
      <style:text-properties fo:font-family="DejaVu Sans Mono" fo:font-size="10pt"/>
    </style:style>
    <style:style style:family="text" style:name="T65">
      <style:text-properties fo:font-family="DejaVu Sans Mono" fo:font-size="10pt"/>
    </style:style>
    <style:style style:family="text" style:name="T66">
      <style:text-properties fo:font-family="DejaVu Sans Mono" fo:font-size="10pt"/>
    </style:style>
    <style:style style:parent-style-name="651" style:family="paragraph" style:name="P58">
      <style:text-properties fo:color="#000000" fo:font-family="DejaVu Sans Mono" style:font-family-asian="WenQuanYi Zen Hei Mono" style:font-family-complex="Lohit Hindi" fo:font-size="10pt"/>
      <style:paragraph-properties fo:line-height="150%"/>
    </style:style>
    <style:style style:family="text" style:name="T67">
      <style:text-properties fo:font-family="DejaVu Sans Mono" fo:font-size="10pt"/>
    </style:style>
    <style:style style:family="text" style:name="T68">
      <style:text-properties fo:font-family="DejaVu Sans Mono" fo:font-size="10pt"/>
    </style:style>
    <style:style style:parent-style-name="651" style:family="paragraph" style:name="P59">
      <style:text-properties fo:color="#000000" fo:font-family="DejaVu Sans Mono" style:font-family-asian="WenQuanYi Zen Hei Mono" style:font-family-complex="Lohit Hindi" fo:font-size="10pt"/>
      <style:paragraph-properties fo:line-height="150%"/>
    </style:style>
    <style:style style:family="text" style:name="T69">
      <style:text-properties fo:font-family="DejaVu Sans Mono" fo:font-size="10pt"/>
    </style:style>
    <style:style style:family="text" style:name="T70">
      <style:text-properties fo:font-family="DejaVu Sans Mono" fo:font-size="10pt"/>
    </style:style>
    <style:style style:family="text" style:name="T71">
      <style:text-properties fo:font-family="DejaVu Sans Mono" fo:font-size="10pt"/>
    </style:style>
    <style:style style:family="text" style:name="T72">
      <style:text-properties fo:font-family="DejaVu Sans Mono" fo:font-size="10pt"/>
    </style:style>
    <style:style style:family="text" style:name="T73">
      <style:text-properties fo:font-family="DejaVu Sans Mono" fo:font-size="10pt"/>
    </style:style>
    <style:style style:family="text" style:name="T74">
      <style:text-properties fo:font-family="DejaVu Sans Mono" fo:font-size="10pt"/>
    </style:style>
    <style:style style:parent-style-name="651" style:family="paragraph" style:name="P60">
      <style:text-properties fo:color="#000000" fo:font-family="DejaVu Sans Mono" style:font-family-asian="WenQuanYi Zen Hei Mono" style:font-family-complex="Lohit Hindi" fo:font-size="10pt"/>
      <style:paragraph-properties fo:line-height="150%"/>
    </style:style>
    <style:style style:family="text" style:name="T75">
      <style:text-properties fo:font-family="DejaVu Sans Mono" fo:font-size="10pt"/>
    </style:style>
    <style:style style:family="text" style:name="T76">
      <style:text-properties fo:font-family="DejaVu Sans Mono" fo:font-size="10pt"/>
    </style:style>
    <style:style style:parent-style-name="651" style:family="paragraph" style:name="P61">
      <style:text-properties fo:color="#000000" fo:font-family="DejaVu Sans Mono" style:font-family-asian="WenQuanYi Zen Hei Mono" style:font-family-complex="Lohit Hindi" fo:font-size="10pt"/>
      <style:paragraph-properties fo:line-height="150%"/>
    </style:style>
    <style:style style:family="text" style:name="T77">
      <style:text-properties fo:font-family="DejaVu Sans Mono" fo:font-size="10pt"/>
    </style:style>
    <style:style style:family="text" style:name="T78">
      <style:text-properties fo:font-family="DejaVu Sans Mono" fo:font-size="10pt"/>
    </style:style>
    <style:style style:family="text" style:name="T79">
      <style:text-properties fo:font-family="DejaVu Sans Mono" fo:font-size="10pt"/>
    </style:style>
    <style:style style:parent-style-name="651" style:family="paragraph" style:name="P62">
      <style:text-properties fo:color="#000000" fo:font-family="DejaVu Sans Mono" style:font-family-asian="WenQuanYi Zen Hei Mono" style:font-family-complex="Lohit Hindi" fo:font-size="10pt"/>
      <style:paragraph-properties fo:line-height="150%"/>
    </style:style>
    <style:style style:family="text" style:name="T80">
      <style:text-properties fo:font-family="DejaVu Sans Mono" fo:font-size="10pt"/>
    </style:style>
    <style:style style:family="text" style:name="T81">
      <style:text-properties fo:font-family="DejaVu Sans Mono" fo:font-size="10pt"/>
    </style:style>
    <style:style style:parent-style-name="651" style:family="paragraph" style:name="P63">
      <style:text-properties fo:color="#000000" fo:font-family="DejaVu Sans Mono" style:font-family-asian="WenQuanYi Zen Hei Mono" style:font-family-complex="Lohit Hindi" fo:font-size="10pt"/>
      <style:paragraph-properties fo:line-height="150%"/>
    </style:style>
    <style:style style:family="text" style:name="T82">
      <style:text-properties fo:font-family="DejaVu Sans Mono" fo:font-size="10pt"/>
    </style:style>
    <style:style style:family="text" style:name="T83">
      <style:text-properties fo:font-family="DejaVu Sans Mono" fo:font-size="10pt"/>
    </style:style>
    <style:style style:family="text" style:name="T84">
      <style:text-properties fo:font-family="DejaVu Sans Mono" fo:font-size="10pt"/>
    </style:style>
    <style:style style:parent-style-name="651" style:family="paragraph" style:name="P64">
      <style:text-properties fo:color="#000000" fo:font-family="DejaVu Sans Mono" style:font-family-asian="WenQuanYi Zen Hei Mono" style:font-family-complex="Lohit Hindi" fo:font-size="10pt"/>
      <style:paragraph-properties fo:line-height="150%"/>
    </style:style>
    <style:style style:family="text" style:name="T85">
      <style:text-properties fo:font-family="DejaVu Sans Mono" fo:font-size="10pt"/>
    </style:style>
    <style:style style:family="text" style:name="T86">
      <style:text-properties fo:font-family="DejaVu Sans Mono" fo:font-size="10pt"/>
    </style:style>
    <style:style style:parent-style-name="651" style:family="paragraph" style:name="P65">
      <style:text-properties fo:color="#000000" fo:font-family="DejaVu Sans Mono" style:font-family-asian="WenQuanYi Zen Hei Mono" style:font-family-complex="Lohit Hindi" fo:font-size="10pt"/>
      <style:paragraph-properties fo:line-height="150%"/>
    </style:style>
    <style:style style:family="text" style:name="T87">
      <style:text-properties fo:font-family="DejaVu Sans Mono" fo:font-size="10pt"/>
    </style:style>
    <style:style style:family="text" style:name="T88">
      <style:text-properties fo:font-family="DejaVu Sans Mono" fo:font-size="10pt"/>
    </style:style>
    <style:style style:family="text" style:name="T89">
      <style:text-properties fo:font-family="DejaVu Sans Mono" fo:font-size="10pt"/>
    </style:style>
    <style:style style:parent-style-name="651" style:family="paragraph" style:name="P66">
      <style:text-properties fo:color="#000000" fo:font-family="DejaVu Sans Mono" style:font-family-asian="WenQuanYi Zen Hei Mono" style:font-family-complex="Lohit Hindi" fo:font-size="10pt"/>
      <style:paragraph-properties fo:line-height="150%"/>
    </style:style>
    <style:style style:family="text" style:name="T90">
      <style:text-properties fo:font-family="DejaVu Sans Mono" fo:font-size="10pt"/>
    </style:style>
    <style:style style:family="text" style:name="T91">
      <style:text-properties fo:font-family="DejaVu Sans Mono" fo:font-size="10pt"/>
    </style:style>
    <style:style style:parent-style-name="651" style:family="paragraph" style:name="P67">
      <style:text-properties fo:color="#000000" fo:font-family="DejaVu Sans Mono" style:font-family-asian="WenQuanYi Zen Hei Mono" style:font-family-complex="Lohit Hindi" fo:font-size="10pt"/>
      <style:paragraph-properties fo:line-height="150%"/>
    </style:style>
    <style:style style:family="text" style:name="T92">
      <style:text-properties fo:font-family="DejaVu Sans Mono" fo:font-size="10pt"/>
    </style:style>
    <style:style style:family="text" style:name="T93">
      <style:text-properties fo:font-family="DejaVu Sans Mono" fo:font-size="10pt"/>
    </style:style>
    <style:style style:family="text" style:name="T94">
      <style:text-properties fo:font-family="DejaVu Sans Mono" fo:font-size="10pt"/>
    </style:style>
    <style:style style:parent-style-name="651" style:family="paragraph" style:name="P68">
      <style:text-properties fo:color="#000000" fo:font-family="DejaVu Sans Mono" style:font-family-asian="WenQuanYi Zen Hei Mono" style:font-family-complex="Lohit Hindi" fo:font-size="10pt"/>
      <style:paragraph-properties fo:line-height="150%"/>
    </style:style>
    <style:style style:family="text" style:name="T95">
      <style:text-properties fo:font-family="DejaVu Sans Mono" fo:font-size="10pt"/>
    </style:style>
    <style:style style:family="text" style:name="T96">
      <style:text-properties fo:font-family="DejaVu Sans Mono" fo:font-size="10pt" fo:font-weight="bold"/>
    </style:style>
    <style:style style:family="text" style:name="T97">
      <style:text-properties fo:font-family="DejaVu Sans Mono" fo:font-size="10pt" fo:font-weight="bold"/>
    </style:style>
    <style:style style:parent-style-name="651" style:family="paragraph" style:name="P69">
      <style:text-properties fo:color="#000000" fo:font-family="DejaVu Sans Mono" style:font-family-asian="WenQuanYi Zen Hei Mono" style:font-family-complex="Lohit Hindi" fo:font-size="10pt"/>
      <style:paragraph-properties fo:line-height="150%"/>
    </style:style>
    <style:style style:family="text" style:name="T98">
      <style:text-properties fo:font-family="DejaVu Sans Mono" fo:font-size="10pt"/>
    </style:style>
    <style:style style:family="text" style:name="T99">
      <style:text-properties fo:font-family="DejaVu Sans Mono" fo:font-size="10pt"/>
    </style:style>
    <style:style style:family="text" style:name="T100">
      <style:text-properties fo:font-family="DejaVu Sans Mono" fo:font-size="10pt"/>
    </style:style>
    <style:style style:parent-style-name="651" style:family="paragraph" style:name="P70">
      <style:text-properties fo:color="#000000" fo:font-family="DejaVu Sans Mono" style:font-family-asian="WenQuanYi Zen Hei Mono" style:font-family-complex="Lohit Hindi" fo:font-size="10pt"/>
      <style:paragraph-properties fo:line-height="150%"/>
    </style:style>
    <style:style style:family="text" style:name="T101">
      <style:text-properties fo:font-family="DejaVu Sans Mono" fo:font-size="10pt"/>
    </style:style>
    <style:style style:family="text" style:name="T102">
      <style:text-properties fo:font-family="DejaVu Sans Mono" fo:font-size="10pt" fo:font-weight="bold"/>
    </style:style>
    <style:style style:family="text" style:name="T103">
      <style:text-properties fo:font-family="DejaVu Sans Mono" fo:font-size="10pt" fo:font-weight="bold"/>
    </style:style>
    <style:style style:parent-style-name="651" style:family="paragraph" style:name="P71">
      <style:text-properties fo:color="#000000" fo:font-family="DejaVu Sans Mono" style:font-family-asian="WenQuanYi Zen Hei Mono" style:font-family-complex="Lohit Hindi" fo:font-size="10pt"/>
      <style:paragraph-properties fo:line-height="150%"/>
    </style:style>
    <style:style style:family="text" style:name="T104">
      <style:text-properties fo:font-family="DejaVu Sans Mono" fo:font-size="10pt"/>
    </style:style>
    <style:style style:family="text" style:name="T105">
      <style:text-properties fo:font-family="DejaVu Sans Mono" fo:font-size="10pt"/>
    </style:style>
    <style:style style:family="text" style:name="T106">
      <style:text-properties fo:font-family="DejaVu Sans Mono" fo:font-size="10pt"/>
    </style:style>
    <style:style style:parent-style-name="651" style:family="paragraph" style:name="P72">
      <style:text-properties fo:color="#000000" fo:font-family="DejaVu Sans Mono" style:font-family-asian="WenQuanYi Zen Hei Mono" style:font-family-complex="Lohit Hindi" fo:font-size="10pt"/>
      <style:paragraph-properties fo:line-height="150%"/>
    </style:style>
    <style:style style:family="text" style:name="T107">
      <style:text-properties fo:font-family="DejaVu Sans Mono" fo:font-size="10pt"/>
    </style:style>
    <style:style style:family="text" style:name="T108">
      <style:text-properties fo:font-family="DejaVu Sans Mono" fo:font-size="10pt"/>
    </style:style>
    <style:style style:parent-style-name="652" style:family="paragraph" style:name="P73">
      <style:text-properties fo:color="#000000" fo:font-family="Arial" style:font-family-asian="WenQuanYi Zen Hei" style:font-family-complex="Lohit Hindi" fo:font-size="16pt" fo:font-weight="bold"/>
      <style:paragraph-properties fo:line-height="115%" fo:break-before="page"/>
    </style:style>
    <style:style style:family="text" style:name="T109">
      <style:text-properties fo:font-family="DejaVu Sans Mono" fo:font-size="10pt" style:text-underline-type="single" style:text-underline-style="solid" style:text-underline-width="auto" style:text-underline-color="font-color"/>
    </style:style>
    <style:style style:family="text" style:name="T110">
      <style:text-properties fo:font-family="DejaVu Sans Mono" fo:font-size="10pt" style:text-underline-type="single" style:text-underline-style="solid" style:text-underline-width="auto" style:text-underline-color="font-color"/>
    </style:style>
    <style:style style:family="text" style:name="T111">
      <style:text-properties fo:font-family="DejaVu Sans Mono" fo:font-size="10pt" style:text-underline-type="single" style:text-underline-style="solid" style:text-underline-width="auto" style:text-underline-color="font-color"/>
    </style:style>
    <style:style style:family="text" style:name="T112">
      <style:text-properties fo:font-family="DejaVu Sans Mono" fo:font-size="10pt" style:text-underline-type="single" style:text-underline-style="solid" style:text-underline-width="auto" style:text-underline-color="font-color"/>
    </style:style>
    <style:style style:family="text" style:name="T113">
      <style:text-properties fo:font-family="DejaVu Sans Mono" fo:font-size="10pt" style:text-underline-type="single" style:text-underline-style="solid" style:text-underline-width="auto" style:text-underline-color="font-color"/>
    </style:style>
    <style:style style:family="text" style:name="T114">
      <style:text-properties fo:font-family="DejaVu Sans Mono" fo:font-size="10pt"/>
    </style:style>
    <style:style style:parent-style-name="651" style:family="paragraph" style:name="P74">
      <style:text-properties fo:color="#000000" fo:font-family="DejaVu Sans Mono" style:font-family-asian="WenQuanYi Zen Hei Mono" style:font-family-complex="Lohit Hindi" fo:font-size="10pt"/>
      <style:paragraph-properties fo:line-height="115%"/>
    </style:style>
    <style:style style:family="text" style:name="T115">
      <style:text-properties fo:font-family="DejaVu Sans Mono" fo:font-size="10pt" fo:font-weight="bold"/>
    </style:style>
    <style:style style:family="text" style:name="T116">
      <style:text-properties fo:font-family="DejaVu Sans Mono" fo:font-size="10pt" fo:font-weight="bold"/>
    </style:style>
    <style:style style:family="text" style:name="T117">
      <style:text-properties fo:font-family="DejaVu Sans Mono" fo:font-size="10pt" fo:font-weight="bold"/>
    </style:style>
    <style:style style:family="text" style:name="T118">
      <style:text-properties fo:font-family="DejaVu Sans Mono" fo:font-size="10pt" fo:font-weight="bold"/>
    </style:style>
    <style:style style:parent-style-name="651" style:family="paragraph" style:name="P75">
      <style:text-properties fo:color="#000000" fo:font-family="DejaVu Sans Mono" style:font-family-asian="WenQuanYi Zen Hei Mono" style:font-family-complex="Lohit Hindi" fo:font-size="10pt"/>
      <style:paragraph-properties fo:line-height="115%"/>
    </style:style>
    <style:style style:family="text" style:name="T119">
      <style:text-properties fo:font-family="DejaVu Sans Mono" fo:font-size="10pt"/>
    </style:style>
    <style:style style:family="text" style:name="T120">
      <style:text-properties fo:font-family="DejaVu Sans Mono" fo:font-size="10pt"/>
    </style:style>
    <style:style style:parent-style-name="651" style:family="paragraph" style:name="P76">
      <style:text-properties fo:color="#000000" fo:font-family="DejaVu Sans Mono" style:font-family-asian="WenQuanYi Zen Hei Mono" style:font-family-complex="Lohit Hindi" fo:font-size="10pt"/>
      <style:paragraph-properties fo:line-height="115%"/>
    </style:style>
    <style:style style:family="text" style:name="T121">
      <style:text-properties fo:font-family="DejaVu Sans Mono" fo:font-size="10pt"/>
    </style:style>
    <style:style style:family="text" style:name="T122">
      <style:text-properties fo:font-family="DejaVu Sans Mono" fo:font-size="10pt"/>
    </style:style>
    <style:style style:family="text" style:name="T123">
      <style:text-properties fo:font-family="DejaVu Sans Mono" fo:font-size="10pt"/>
    </style:style>
    <style:style style:family="text" style:name="T124">
      <style:text-properties fo:font-family="DejaVu Sans Mono" fo:font-size="10pt"/>
    </style:style>
    <style:style style:family="text" style:name="T125">
      <style:text-properties fo:font-family="DejaVu Sans Mono" fo:font-size="10pt"/>
    </style:style>
    <style:style style:parent-style-name="651" style:family="paragraph" style:name="P77">
      <style:text-properties fo:color="#000000" fo:font-family="DejaVu Sans Mono" style:font-family-asian="WenQuanYi Zen Hei Mono" style:font-family-complex="Lohit Hindi" fo:font-size="10pt"/>
      <style:paragraph-properties fo:line-height="115%"/>
    </style:style>
    <style:style style:family="text" style:name="T126">
      <style:text-properties fo:font-family="DejaVu Sans Mono" fo:font-size="10pt"/>
    </style:style>
    <style:style style:family="text" style:name="T127">
      <style:text-properties fo:font-family="DejaVu Sans Mono" fo:font-size="10pt"/>
    </style:style>
    <style:style style:parent-style-name="651" style:family="paragraph" style:name="P78">
      <style:text-properties fo:color="#000000" fo:font-family="DejaVu Sans Mono" style:font-family-asian="WenQuanYi Zen Hei Mono" style:font-family-complex="Lohit Hindi" fo:font-size="10pt"/>
      <style:paragraph-properties fo:line-height="115%"/>
    </style:style>
    <style:style style:family="text" style:name="T128">
      <style:text-properties fo:font-family="DejaVu Sans Mono" fo:font-size="10pt"/>
    </style:style>
    <style:style style:family="text" style:name="T129">
      <style:text-properties fo:font-family="DejaVu Sans Mono" fo:font-size="10pt"/>
    </style:style>
    <style:style style:parent-style-name="651" style:family="paragraph" style:name="P79">
      <style:text-properties fo:color="#000000" fo:font-family="DejaVu Sans Mono" style:font-family-asian="WenQuanYi Zen Hei Mono" style:font-family-complex="Lohit Hindi" fo:font-size="10pt"/>
      <style:paragraph-properties fo:line-height="115%"/>
    </style:style>
    <style:style style:family="text" style:name="T130">
      <style:text-properties fo:font-family="DejaVu Sans Mono" fo:font-size="10pt"/>
    </style:style>
    <style:style style:family="text" style:name="T131">
      <style:text-properties fo:font-family="DejaVu Sans Mono" fo:font-size="10pt"/>
    </style:style>
    <style:style style:parent-style-name="651" style:family="paragraph" style:name="P80">
      <style:text-properties fo:color="#000000" fo:font-family="DejaVu Sans Mono" style:font-family-asian="WenQuanYi Zen Hei Mono" style:font-family-complex="Lohit Hindi" fo:font-size="10pt"/>
      <style:paragraph-properties fo:line-height="115%"/>
    </style:style>
    <style:style style:family="text" style:name="T132">
      <style:text-properties fo:font-family="DejaVu Sans Mono" fo:font-size="10pt"/>
    </style:style>
    <style:style style:family="text" style:name="T133">
      <style:text-properties fo:font-family="DejaVu Sans Mono" fo:font-size="10pt"/>
    </style:style>
    <style:style style:family="text" style:name="T134">
      <style:text-properties fo:font-family="DejaVu Sans Mono" fo:font-size="10pt"/>
    </style:style>
    <style:style style:family="text" style:name="T135">
      <style:text-properties fo:font-family="DejaVu Sans Mono" fo:font-size="10pt"/>
    </style:style>
    <style:style style:parent-style-name="651" style:family="paragraph" style:name="P81">
      <style:text-properties fo:color="#000000" fo:font-family="DejaVu Sans Mono" style:font-family-asian="WenQuanYi Zen Hei Mono" style:font-family-complex="Lohit Hindi" fo:font-size="10pt"/>
      <style:paragraph-properties fo:line-height="115%"/>
    </style:style>
    <style:style style:family="text" style:name="T136">
      <style:text-properties fo:font-family="DejaVu Sans Mono" fo:font-size="10pt"/>
    </style:style>
    <style:style style:family="text" style:name="T137">
      <style:text-properties fo:font-family="DejaVu Sans Mono" fo:font-size="10pt"/>
    </style:style>
    <style:style style:parent-style-name="651" style:family="paragraph" style:name="P82">
      <style:text-properties fo:color="#000000" fo:font-family="DejaVu Sans Mono" style:font-family-asian="WenQuanYi Zen Hei Mono" style:font-family-complex="Lohit Hindi" fo:font-size="10pt"/>
      <style:paragraph-properties fo:line-height="115%"/>
    </style:style>
    <style:style style:family="text" style:name="T138">
      <style:text-properties fo:font-family="DejaVu Sans Mono" fo:font-size="10pt"/>
    </style:style>
    <style:style style:family="text" style:name="T139">
      <style:text-properties fo:font-family="DejaVu Sans Mono" fo:font-size="10pt"/>
    </style:style>
    <style:style style:parent-style-name="651" style:family="paragraph" style:name="P83">
      <style:text-properties fo:color="#000000" fo:font-family="DejaVu Sans Mono" style:font-family-asian="WenQuanYi Zen Hei Mono" style:font-family-complex="Lohit Hindi" fo:font-size="10pt"/>
      <style:paragraph-properties fo:line-height="115%"/>
    </style:style>
    <style:style style:family="text" style:name="T140">
      <style:text-properties fo:font-family="DejaVu Sans Mono" fo:font-size="10pt"/>
    </style:style>
    <style:style style:family="text" style:name="T141">
      <style:text-properties fo:font-family="DejaVu Sans Mono" fo:font-size="10pt"/>
    </style:style>
    <style:style style:parent-style-name="651" style:family="paragraph" style:name="P84">
      <style:text-properties fo:color="#000000" fo:font-family="DejaVu Sans Mono" style:font-family-asian="WenQuanYi Zen Hei Mono" style:font-family-complex="Lohit Hindi" fo:font-size="10pt"/>
      <style:paragraph-properties fo:line-height="115%"/>
    </style:style>
    <style:style style:family="text" style:name="T142">
      <style:text-properties fo:font-family="DejaVu Sans Mono" fo:font-size="10pt"/>
    </style:style>
    <style:style style:family="text" style:name="T143">
      <style:text-properties fo:font-family="DejaVu Sans Mono" fo:font-size="10pt"/>
    </style:style>
    <style:style style:family="text" style:name="T144">
      <style:text-properties fo:font-family="DejaVu Sans Mono" fo:font-size="10pt"/>
    </style:style>
    <style:style style:parent-style-name="651" style:family="paragraph" style:name="P85">
      <style:text-properties fo:color="#000000" fo:font-family="DejaVu Sans Mono" style:font-family-asian="WenQuanYi Zen Hei Mono" style:font-family-complex="Lohit Hindi" fo:font-size="10pt"/>
      <style:paragraph-properties fo:line-height="115%"/>
    </style:style>
    <style:style style:family="text" style:name="T145">
      <style:text-properties fo:font-family="DejaVu Sans Mono" fo:font-size="10pt"/>
    </style:style>
    <style:style style:family="text" style:name="T146">
      <style:text-properties fo:font-family="DejaVu Sans Mono" fo:font-size="10pt"/>
    </style:style>
    <style:style style:parent-style-name="651" style:family="paragraph" style:name="P86">
      <style:text-properties fo:color="#000000" fo:font-family="DejaVu Sans Mono" style:font-family-asian="WenQuanYi Zen Hei Mono" style:font-family-complex="Lohit Hindi" fo:font-size="10pt"/>
      <style:paragraph-properties fo:line-height="115%"/>
    </style:style>
    <style:style style:family="text" style:name="T147">
      <style:text-properties fo:font-family="DejaVu Sans Mono" fo:font-size="10pt"/>
    </style:style>
    <style:style style:family="text" style:name="T148">
      <style:text-properties fo:font-family="DejaVu Sans Mono" fo:font-size="10pt"/>
    </style:style>
    <style:style style:parent-style-name="651" style:family="paragraph" style:name="P87">
      <style:text-properties fo:color="#000000" fo:font-family="DejaVu Sans Mono" style:font-family-asian="WenQuanYi Zen Hei Mono" style:font-family-complex="Lohit Hindi" fo:font-size="10pt"/>
      <style:paragraph-properties fo:line-height="115%"/>
    </style:style>
    <style:style style:family="text" style:name="T149">
      <style:text-properties fo:font-family="DejaVu Sans Mono" fo:font-size="10pt"/>
    </style:style>
    <style:style style:family="text" style:name="T150">
      <style:text-properties fo:font-family="DejaVu Sans Mono" fo:font-size="10pt"/>
    </style:style>
    <style:style style:parent-style-name="651" style:family="paragraph" style:name="P88">
      <style:text-properties fo:color="#000000" fo:font-family="DejaVu Sans Mono" style:font-family-asian="WenQuanYi Zen Hei Mono" style:font-family-complex="Lohit Hindi" fo:font-size="10pt"/>
      <style:paragraph-properties fo:line-height="115%"/>
    </style:style>
    <style:style style:family="text" style:name="T151">
      <style:text-properties fo:font-family="DejaVu Sans Mono" fo:font-size="10pt"/>
    </style:style>
    <style:style style:family="text" style:name="T152">
      <style:text-properties fo:font-family="DejaVu Sans Mono" fo:font-size="10pt"/>
    </style:style>
    <style:style style:parent-style-name="651" style:family="paragraph" style:name="P89">
      <style:text-properties fo:color="#000000" fo:font-family="DejaVu Sans Mono" style:font-family-asian="WenQuanYi Zen Hei Mono" style:font-family-complex="Lohit Hindi" fo:font-size="10pt"/>
      <style:paragraph-properties fo:line-height="115%"/>
    </style:style>
    <style:style style:family="text" style:name="T153">
      <style:text-properties fo:font-family="DejaVu Sans Mono" fo:font-size="10pt"/>
    </style:style>
    <style:style style:family="text" style:name="T154">
      <style:text-properties fo:font-family="DejaVu Sans Mono" fo:font-size="10pt"/>
    </style:style>
    <style:style style:family="text" style:name="T155">
      <style:text-properties fo:font-family="DejaVu Sans Mono" fo:font-size="10pt"/>
    </style:style>
    <style:style style:parent-style-name="651" style:family="paragraph" style:name="P90">
      <style:text-properties fo:color="#000000" fo:font-family="DejaVu Sans Mono" style:font-family-asian="WenQuanYi Zen Hei Mono" style:font-family-complex="Lohit Hindi" fo:font-size="10pt"/>
      <style:paragraph-properties fo:line-height="115%"/>
    </style:style>
    <style:style style:family="text" style:name="T156">
      <style:text-properties fo:font-family="DejaVu Sans Mono" fo:font-size="10pt"/>
    </style:style>
    <style:style style:family="text" style:name="T157">
      <style:text-properties fo:font-family="DejaVu Sans Mono" fo:font-size="10pt"/>
    </style:style>
    <style:style style:parent-style-name="651" style:family="paragraph" style:name="P91">
      <style:text-properties fo:color="#000000" fo:font-family="DejaVu Sans Mono" style:font-family-asian="WenQuanYi Zen Hei Mono" style:font-family-complex="Lohit Hindi" fo:font-size="10pt"/>
      <style:paragraph-properties fo:line-height="115%"/>
    </style:style>
    <style:style style:family="text" style:name="T158">
      <style:text-properties fo:font-family="DejaVu Sans Mono" fo:font-size="10pt"/>
    </style:style>
    <style:style style:family="text" style:name="T159">
      <style:text-properties fo:font-family="DejaVu Sans Mono" fo:font-size="10pt"/>
    </style:style>
    <style:style style:parent-style-name="651" style:family="paragraph" style:name="P92">
      <style:text-properties fo:color="#000000" fo:font-family="DejaVu Sans Mono" style:font-family-asian="WenQuanYi Zen Hei Mono" style:font-family-complex="Lohit Hindi" fo:font-size="10pt"/>
      <style:paragraph-properties fo:line-height="115%"/>
    </style:style>
    <style:style style:family="text" style:name="T160">
      <style:text-properties fo:font-family="DejaVu Sans Mono" fo:font-size="10pt"/>
    </style:style>
    <style:style style:family="text" style:name="T161">
      <style:text-properties fo:font-family="DejaVu Sans Mono" fo:font-size="10pt"/>
    </style:style>
    <style:style style:parent-style-name="651" style:family="paragraph" style:name="P93">
      <style:text-properties fo:color="#000000" fo:font-family="DejaVu Sans Mono" style:font-family-asian="WenQuanYi Zen Hei Mono" style:font-family-complex="Lohit Hindi" fo:font-size="10pt"/>
      <style:paragraph-properties fo:line-height="115%"/>
    </style:style>
    <style:style style:family="text" style:name="T162">
      <style:text-properties fo:font-family="DejaVu Sans Mono" fo:font-size="10pt"/>
    </style:style>
    <style:style style:family="text" style:name="T163">
      <style:text-properties fo:font-family="DejaVu Sans Mono" fo:font-size="10pt"/>
    </style:style>
    <style:style style:family="text" style:name="T164">
      <style:text-properties fo:font-family="DejaVu Sans Mono" fo:font-size="10pt"/>
    </style:style>
    <style:style style:family="text" style:name="T165">
      <style:text-properties fo:font-family="DejaVu Sans Mono" fo:font-size="10pt"/>
    </style:style>
    <style:style style:parent-style-name="651" style:family="paragraph" style:name="P94">
      <style:text-properties fo:color="#000000" fo:font-family="DejaVu Sans Mono" style:font-family-asian="WenQuanYi Zen Hei Mono" style:font-family-complex="Lohit Hindi" fo:font-size="10pt"/>
      <style:paragraph-properties fo:line-height="115%"/>
    </style:style>
    <style:style style:family="text" style:name="T166">
      <style:text-properties fo:font-family="DejaVu Sans Mono" fo:font-size="10pt"/>
    </style:style>
    <style:style style:family="text" style:name="T167">
      <style:text-properties fo:font-family="DejaVu Sans Mono" fo:font-size="10pt"/>
    </style:style>
    <style:style style:parent-style-name="651" style:family="paragraph" style:name="P95">
      <style:text-properties fo:color="#000000" fo:font-family="DejaVu Sans Mono" style:font-family-asian="WenQuanYi Zen Hei Mono" style:font-family-complex="Lohit Hindi" fo:font-size="10pt"/>
      <style:paragraph-properties fo:line-height="115%"/>
    </style:style>
    <style:style style:family="text" style:name="T168">
      <style:text-properties fo:font-family="DejaVu Sans Mono" fo:font-size="10pt"/>
    </style:style>
    <style:style style:family="text" style:name="T169">
      <style:text-properties fo:font-family="DejaVu Sans Mono" fo:font-size="10pt"/>
    </style:style>
    <style:style style:parent-style-name="651" style:family="paragraph" style:name="P96">
      <style:text-properties fo:color="#000000" fo:font-family="DejaVu Sans Mono" style:font-family-asian="WenQuanYi Zen Hei Mono" style:font-family-complex="Lohit Hindi" fo:font-size="10pt"/>
      <style:paragraph-properties fo:line-height="115%"/>
    </style:style>
    <style:style style:family="text" style:name="T170">
      <style:text-properties fo:font-family="DejaVu Sans Mono" fo:font-size="10pt"/>
    </style:style>
    <style:style style:family="text" style:name="T171">
      <style:text-properties fo:font-family="DejaVu Sans Mono" fo:font-size="10pt"/>
    </style:style>
    <style:style style:parent-style-name="651" style:family="paragraph" style:name="P97">
      <style:text-properties fo:color="#000000" fo:font-family="DejaVu Sans Mono" style:font-family-asian="WenQuanYi Zen Hei Mono" style:font-family-complex="Lohit Hindi" fo:font-size="10pt"/>
      <style:paragraph-properties fo:line-height="115%"/>
    </style:style>
    <style:style style:family="text" style:name="T172">
      <style:text-properties fo:font-family="DejaVu Sans Mono" fo:font-size="10pt"/>
    </style:style>
    <style:style style:family="text" style:name="T173">
      <style:text-properties fo:font-family="DejaVu Sans Mono" fo:font-size="10pt"/>
    </style:style>
    <style:style style:parent-style-name="651" style:family="paragraph" style:name="P98">
      <style:text-properties fo:color="#000000" fo:font-family="DejaVu Sans Mono" style:font-family-asian="WenQuanYi Zen Hei Mono" style:font-family-complex="Lohit Hindi" fo:font-size="10pt"/>
      <style:paragraph-properties fo:line-height="115%"/>
    </style:style>
    <style:style style:family="text" style:name="T174">
      <style:text-properties fo:font-family="DejaVu Sans Mono" fo:font-size="10pt"/>
    </style:style>
    <style:style style:family="text" style:name="T175">
      <style:text-properties fo:font-family="DejaVu Sans Mono" fo:font-size="10pt"/>
    </style:style>
    <style:style style:family="text" style:name="T176">
      <style:text-properties fo:font-family="DejaVu Sans Mono" fo:font-size="10pt"/>
    </style:style>
    <style:style style:family="text" style:name="T177">
      <style:text-properties fo:font-family="DejaVu Sans Mono" fo:font-size="10pt"/>
    </style:style>
    <style:style style:parent-style-name="651" style:family="paragraph" style:name="P99">
      <style:text-properties fo:color="#000000" fo:font-family="DejaVu Sans Mono" style:font-family-asian="WenQuanYi Zen Hei Mono" style:font-family-complex="Lohit Hindi" fo:font-size="10pt"/>
      <style:paragraph-properties fo:line-height="115%"/>
    </style:style>
    <style:style style:family="text" style:name="T178">
      <style:text-properties fo:font-family="DejaVu Sans Mono" fo:font-size="10pt"/>
    </style:style>
    <style:style style:family="text" style:name="T179">
      <style:text-properties fo:font-family="DejaVu Sans Mono" fo:font-size="10pt"/>
    </style:style>
    <style:style style:parent-style-name="651" style:family="paragraph" style:name="P100">
      <style:text-properties fo:color="#000000" fo:font-family="DejaVu Sans Mono" style:font-family-asian="WenQuanYi Zen Hei Mono" style:font-family-complex="Lohit Hindi" fo:font-size="10pt"/>
      <style:paragraph-properties fo:break-before="page"/>
    </style:style>
    <style:style style:family="text" style:name="T180">
      <style:text-properties fo:font-size="10pt" style:text-underline-type="single" style:text-underline-style="solid" style:text-underline-width="auto" style:text-underline-color="font-color" fo:font-weight="bold"/>
    </style:style>
    <style:style style:family="text" style:name="T181">
      <style:text-properties fo:font-size="10pt" style:text-underline-type="single" style:text-underline-style="solid" style:text-underline-width="auto" style:text-underline-color="font-color" fo:font-weight="bold"/>
    </style:style>
    <style:style style:family="text" style:name="T182">
      <style:text-properties fo:font-size="10pt" style:text-underline-type="single" style:text-underline-style="solid" style:text-underline-width="auto" style:text-underline-color="font-color" fo:font-weight="bold"/>
    </style:style>
    <style:style style:family="text" style:name="T183">
      <style:text-properties fo:font-size="10pt" style:text-underline-type="single" style:text-underline-style="solid" style:text-underline-width="auto" style:text-underline-color="font-color" fo:font-weight="bold"/>
    </style:style>
    <style:style style:family="text" style:name="T184">
      <style:text-properties fo:font-size="10pt" style:text-underline-type="single" style:text-underline-style="solid" style:text-underline-width="auto" style:text-underline-color="font-color" fo:font-weight="bold"/>
    </style:style>
    <style:style style:parent-style-name="651" style:family="paragraph" style:name="P101">
      <style:text-properties fo:color="#000000" fo:font-family="DejaVu Sans Mono" style:font-family-asian="WenQuanYi Zen Hei Mono" style:font-family-complex="Lohit Hindi" fo:font-size="10pt"/>
      <style:paragraph-properties/>
    </style:style>
    <style:style style:family="text" style:name="T185">
      <style:text-properties fo:font-size="10pt" style:text-underline-type="single" style:text-underline-style="solid" style:text-underline-width="auto" style:text-underline-color="font-color" fo:font-weight="bold"/>
    </style:style>
    <style:style style:family="text" style:name="T186">
      <style:text-properties fo:font-size="10pt" style:text-underline-type="single" style:text-underline-style="solid" style:text-underline-width="auto" style:text-underline-color="font-color" fo:font-weight="bold"/>
    </style:style>
    <style:style style:parent-style-name="651" style:family="paragraph" style:name="P102">
      <style:text-properties fo:color="#000000" fo:font-family="DejaVu Sans Mono" style:font-family-asian="WenQuanYi Zen Hei Mono" style:font-family-complex="Lohit Hindi" fo:font-size="10pt"/>
      <style:paragraph-properties/>
    </style:style>
    <style:style style:family="text" style:name="T187">
      <style:text-properties fo:font-size="10pt"/>
    </style:style>
    <style:style style:family="text" style:name="T188">
      <style:text-properties fo:font-size="10pt"/>
    </style:style>
    <style:style style:family="text" style:name="T189">
      <style:text-properties fo:font-size="10pt"/>
    </style:style>
    <style:style style:family="text" style:name="T190">
      <style:text-properties fo:font-size="10pt"/>
    </style:style>
    <style:style style:parent-style-name="651" style:family="paragraph" style:name="P103">
      <style:text-properties fo:color="#000000" fo:font-family="DejaVu Sans Mono" style:font-family-asian="WenQuanYi Zen Hei Mono" style:font-family-complex="Lohit Hindi" fo:font-size="10pt"/>
      <style:paragraph-properties/>
    </style:style>
    <style:style style:family="text" style:name="T191">
      <style:text-properties fo:font-size="10pt"/>
    </style:style>
    <style:style style:family="text" style:name="T192">
      <style:text-properties fo:font-size="10pt"/>
    </style:style>
    <style:style style:parent-style-name="651" style:family="paragraph" style:name="P104">
      <style:text-properties fo:color="#000000" fo:font-family="DejaVu Sans Mono" style:font-family-asian="WenQuanYi Zen Hei Mono" style:font-family-complex="Lohit Hindi" fo:font-size="10pt"/>
      <style:paragraph-properties/>
    </style:style>
    <style:style style:family="text" style:name="T193">
      <style:text-properties fo:font-size="10pt"/>
    </style:style>
    <style:style style:family="text" style:name="T194">
      <style:text-properties fo:font-size="10pt"/>
    </style:style>
    <style:style style:family="text" style:name="T195">
      <style:text-properties fo:font-size="10pt"/>
    </style:style>
    <style:style style:family="text" style:name="T196">
      <style:text-properties fo:font-size="10pt"/>
    </style:style>
    <style:style style:family="text" style:name="T197">
      <style:text-properties fo:font-size="10pt"/>
    </style:style>
    <style:style style:family="text" style:name="T198">
      <style:text-properties fo:font-size="10pt"/>
    </style:style>
    <style:style style:family="text" style:name="T199">
      <style:text-properties fo:font-size="10pt"/>
    </style:style>
    <style:style style:parent-style-name="651" style:family="paragraph" style:name="P105">
      <style:text-properties fo:color="#000000" fo:font-family="DejaVu Sans Mono" style:font-family-asian="WenQuanYi Zen Hei Mono" style:font-family-complex="Lohit Hindi" fo:font-size="10pt"/>
      <style:paragraph-properties/>
    </style:style>
    <style:style style:family="text" style:name="T200">
      <style:text-properties fo:font-size="10pt"/>
    </style:style>
    <style:style style:family="text" style:name="T201">
      <style:text-properties fo:font-size="10pt"/>
    </style:style>
    <style:style style:parent-style-name="651" style:family="paragraph" style:name="P106">
      <style:text-properties fo:color="#000000" fo:font-family="DejaVu Sans Mono" style:font-family-asian="WenQuanYi Zen Hei Mono" style:font-family-complex="Lohit Hindi" fo:font-size="10pt"/>
      <style:paragraph-properties/>
    </style:style>
    <style:style style:family="text" style:name="T202">
      <style:text-properties fo:font-size="10pt"/>
    </style:style>
    <style:style style:family="text" style:name="T203">
      <style:text-properties fo:font-size="10pt"/>
    </style:style>
    <style:style style:parent-style-name="651" style:family="paragraph" style:name="P107">
      <style:text-properties fo:color="#000000" fo:font-family="DejaVu Sans Mono" style:font-family-asian="WenQuanYi Zen Hei Mono" style:font-family-complex="Lohit Hindi" fo:font-size="10pt"/>
      <style:paragraph-properties/>
    </style:style>
    <style:style style:family="text" style:name="T204">
      <style:text-properties fo:font-size="10pt"/>
    </style:style>
    <style:style style:family="text" style:name="T205">
      <style:text-properties fo:font-size="10pt"/>
    </style:style>
    <style:style style:parent-style-name="651" style:family="paragraph" style:name="P108">
      <style:text-properties fo:color="#000000" fo:font-family="DejaVu Sans Mono" style:font-family-asian="WenQuanYi Zen Hei Mono" style:font-family-complex="Lohit Hindi" fo:font-size="10pt"/>
      <style:paragraph-properties/>
    </style:style>
    <style:style style:family="text" style:name="T206">
      <style:text-properties fo:font-size="10pt"/>
    </style:style>
    <style:style style:family="text" style:name="T207">
      <style:text-properties fo:font-size="10pt"/>
    </style:style>
    <style:style style:family="text" style:name="T208">
      <style:text-properties fo:font-size="10pt"/>
    </style:style>
    <style:style style:family="text" style:name="T209">
      <style:text-properties fo:font-size="10pt"/>
    </style:style>
    <style:style style:parent-style-name="651" style:family="paragraph" style:name="P109">
      <style:text-properties fo:color="#000000" fo:font-family="DejaVu Sans Mono" style:font-family-asian="WenQuanYi Zen Hei Mono" style:font-family-complex="Lohit Hindi" fo:font-size="10pt"/>
      <style:paragraph-properties/>
    </style:style>
    <style:style style:family="text" style:name="T210">
      <style:text-properties fo:font-size="10pt"/>
    </style:style>
    <style:style style:family="text" style:name="T211">
      <style:text-properties fo:font-size="10pt"/>
    </style:style>
    <style:style style:parent-style-name="651" style:family="paragraph" style:name="P110">
      <style:text-properties fo:color="#000000" fo:font-family="DejaVu Sans Mono" style:font-family-asian="WenQuanYi Zen Hei Mono" style:font-family-complex="Lohit Hindi" fo:font-size="10pt"/>
      <style:paragraph-properties/>
    </style:style>
    <style:style style:family="text" style:name="T212">
      <style:text-properties fo:font-size="10pt"/>
    </style:style>
    <style:style style:family="text" style:name="T213">
      <style:text-properties fo:font-size="10pt"/>
    </style:style>
    <style:style style:parent-style-name="651" style:family="paragraph" style:name="P111">
      <style:text-properties fo:color="#000000" fo:font-family="DejaVu Sans Mono" style:font-family-asian="WenQuanYi Zen Hei Mono" style:font-family-complex="Lohit Hindi" fo:font-size="10pt"/>
      <style:paragraph-properties/>
    </style:style>
    <style:style style:family="text" style:name="T214">
      <style:text-properties fo:font-size="10pt"/>
    </style:style>
    <style:style style:family="text" style:name="T215">
      <style:text-properties fo:font-size="10pt"/>
    </style:style>
    <style:style style:parent-style-name="651" style:family="paragraph" style:name="P112">
      <style:text-properties fo:color="#000000" fo:font-family="DejaVu Sans Mono" style:font-family-asian="WenQuanYi Zen Hei Mono" style:font-family-complex="Lohit Hindi" fo:font-size="10pt"/>
      <style:paragraph-properties/>
    </style:style>
    <style:style style:family="text" style:name="T216">
      <style:text-properties fo:font-size="10pt"/>
    </style:style>
    <style:style style:family="text" style:name="T217">
      <style:text-properties fo:font-size="10pt"/>
    </style:style>
    <style:style style:family="text" style:name="T218">
      <style:text-properties fo:font-size="10pt"/>
    </style:style>
    <style:style style:family="text" style:name="T219">
      <style:text-properties fo:font-size="10pt"/>
    </style:style>
    <style:style style:parent-style-name="651" style:family="paragraph" style:name="P113">
      <style:text-properties fo:color="#000000" fo:font-family="DejaVu Sans Mono" style:font-family-asian="WenQuanYi Zen Hei Mono" style:font-family-complex="Lohit Hindi" fo:font-size="10pt"/>
      <style:paragraph-properties/>
    </style:style>
    <style:style style:family="text" style:name="T220">
      <style:text-properties fo:font-size="10pt"/>
    </style:style>
    <style:style style:family="text" style:name="T221">
      <style:text-properties fo:font-size="10pt"/>
    </style:style>
    <style:style style:parent-style-name="651" style:family="paragraph" style:name="P114">
      <style:text-properties fo:color="#000000" fo:font-family="DejaVu Sans Mono" style:font-family-asian="WenQuanYi Zen Hei Mono" style:font-family-complex="Lohit Hindi" fo:font-size="10pt"/>
      <style:paragraph-properties/>
    </style:style>
    <style:style style:family="text" style:name="T222">
      <style:text-properties fo:font-size="10pt"/>
    </style:style>
    <style:style style:family="text" style:name="T223">
      <style:text-properties fo:font-size="10pt"/>
    </style:style>
    <style:style style:parent-style-name="651" style:family="paragraph" style:name="P115">
      <style:text-properties fo:color="#000000" fo:font-family="DejaVu Sans Mono" style:font-family-asian="WenQuanYi Zen Hei Mono" style:font-family-complex="Lohit Hindi" fo:font-size="10pt"/>
      <style:paragraph-properties/>
    </style:style>
    <style:style style:family="text" style:name="T224">
      <style:text-properties fo:font-size="10pt"/>
    </style:style>
    <style:style style:family="text" style:name="T225">
      <style:text-properties fo:font-size="10pt"/>
    </style:style>
    <style:style style:parent-style-name="651" style:family="paragraph" style:name="P116">
      <style:text-properties fo:color="#000000" fo:font-family="DejaVu Sans Mono" style:font-family-asian="WenQuanYi Zen Hei Mono" style:font-family-complex="Lohit Hindi" fo:font-size="10pt"/>
      <style:paragraph-properties/>
    </style:style>
    <style:style style:family="text" style:name="T226">
      <style:text-properties fo:font-size="10pt"/>
    </style:style>
    <style:style style:family="text" style:name="T227">
      <style:text-properties fo:font-size="10pt"/>
    </style:style>
    <style:style style:family="text" style:name="T228">
      <style:text-properties fo:font-size="10pt"/>
    </style:style>
    <style:style style:family="text" style:name="T229">
      <style:text-properties fo:font-size="10pt"/>
    </style:style>
    <style:style style:parent-style-name="651" style:family="paragraph" style:name="P117">
      <style:text-properties fo:color="#000000" fo:font-family="DejaVu Sans Mono" style:font-family-asian="WenQuanYi Zen Hei Mono" style:font-family-complex="Lohit Hindi" fo:font-size="10pt"/>
      <style:paragraph-properties/>
    </style:style>
    <style:style style:family="text" style:name="T230">
      <style:text-properties fo:font-size="10pt"/>
    </style:style>
    <style:style style:family="text" style:name="T231">
      <style:text-properties fo:font-size="10pt"/>
    </style:style>
    <style:style style:parent-style-name="651" style:family="paragraph" style:name="P118">
      <style:text-properties fo:color="#000000" fo:font-family="DejaVu Sans Mono" style:font-family-asian="WenQuanYi Zen Hei Mono" style:font-family-complex="Lohit Hindi" fo:font-size="10pt"/>
      <style:paragraph-properties/>
    </style:style>
    <style:style style:family="text" style:name="T232">
      <style:text-properties fo:font-size="10pt"/>
    </style:style>
    <style:style style:family="text" style:name="T233">
      <style:text-properties fo:font-size="10pt"/>
    </style:style>
    <style:style style:parent-style-name="651" style:family="paragraph" style:name="P119">
      <style:text-properties fo:color="#000000" fo:font-family="DejaVu Sans Mono" style:font-family-asian="WenQuanYi Zen Hei Mono" style:font-family-complex="Lohit Hindi" fo:font-size="10pt"/>
      <style:paragraph-properties/>
    </style:style>
    <style:style style:family="text" style:name="T234">
      <style:text-properties fo:font-size="10pt"/>
    </style:style>
    <style:style style:family="text" style:name="T235">
      <style:text-properties fo:font-size="10pt"/>
    </style:style>
    <style:style style:parent-style-name="651" style:family="paragraph" style:name="P120">
      <style:text-properties fo:color="#000000" fo:font-family="DejaVu Sans Mono" style:font-family-asian="WenQuanYi Zen Hei Mono" style:font-family-complex="Lohit Hindi" fo:font-size="10pt"/>
      <style:paragraph-properties/>
    </style:style>
    <style:style style:family="text" style:name="T236">
      <style:text-properties fo:font-size="10pt"/>
    </style:style>
    <style:style style:family="text" style:name="T237">
      <style:text-properties fo:font-size="10pt"/>
    </style:style>
    <style:style style:family="text" style:name="T238">
      <style:text-properties fo:font-size="10pt"/>
    </style:style>
    <style:style style:family="text" style:name="T239">
      <style:text-properties fo:font-size="10pt"/>
    </style:style>
    <style:style style:parent-style-name="651" style:family="paragraph" style:name="P121">
      <style:text-properties fo:color="#000000" fo:font-family="DejaVu Sans Mono" style:font-family-asian="WenQuanYi Zen Hei Mono" style:font-family-complex="Lohit Hindi" fo:font-size="10pt"/>
      <style:paragraph-properties/>
    </style:style>
    <style:style style:family="text" style:name="T240">
      <style:text-properties fo:font-size="10pt"/>
    </style:style>
    <style:style style:family="text" style:name="T241">
      <style:text-properties fo:font-size="10pt"/>
    </style:style>
    <style:style style:parent-style-name="651" style:family="paragraph" style:name="P122">
      <style:text-properties fo:color="#000000" fo:font-family="DejaVu Sans Mono" style:font-family-asian="WenQuanYi Zen Hei Mono" style:font-family-complex="Lohit Hindi" fo:font-size="10pt"/>
      <style:paragraph-properties/>
    </style:style>
    <style:style style:family="text" style:name="T242">
      <style:text-properties fo:font-size="10pt"/>
    </style:style>
    <style:style style:family="text" style:name="T243">
      <style:text-properties fo:font-size="10pt"/>
    </style:style>
    <style:style style:parent-style-name="651" style:family="paragraph" style:name="P123">
      <style:text-properties fo:color="#000000" fo:font-family="DejaVu Sans Mono" style:font-family-asian="WenQuanYi Zen Hei Mono" style:font-family-complex="Lohit Hindi" fo:font-size="10pt"/>
      <style:paragraph-properties/>
    </style:style>
    <style:style style:family="text" style:name="T244">
      <style:text-properties fo:font-size="10pt"/>
    </style:style>
    <style:style style:family="text" style:name="T245">
      <style:text-properties fo:font-size="10pt"/>
    </style:style>
    <style:style style:parent-style-name="651" style:family="paragraph" style:name="P124">
      <style:text-properties fo:color="#000000" fo:font-family="DejaVu Sans Mono" style:font-family-asian="WenQuanYi Zen Hei Mono" style:font-family-complex="Lohit Hindi" fo:font-size="10pt"/>
      <style:paragraph-properties/>
    </style:style>
    <style:style style:family="text" style:name="T246">
      <style:text-properties fo:font-size="10pt"/>
    </style:style>
    <style:style style:family="text" style:name="T247">
      <style:text-properties fo:font-size="10pt"/>
    </style:style>
    <style:style style:family="text" style:name="T248">
      <style:text-properties fo:font-size="10pt"/>
    </style:style>
    <style:style style:parent-style-name="651" style:family="paragraph" style:name="P125">
      <style:text-properties fo:color="#000000" fo:font-family="DejaVu Sans Mono" style:font-family-asian="WenQuanYi Zen Hei Mono" style:font-family-complex="Lohit Hindi" fo:font-size="10pt"/>
      <style:paragraph-properties/>
    </style:style>
    <style:style style:family="text" style:name="T249">
      <style:text-properties fo:font-size="10pt"/>
    </style:style>
    <style:style style:family="text" style:name="T250">
      <style:text-properties fo:font-size="10pt"/>
    </style:style>
    <style:style style:parent-style-name="651" style:family="paragraph" style:name="P126">
      <style:text-properties fo:color="#000000" fo:font-family="DejaVu Sans Mono" style:font-family-asian="WenQuanYi Zen Hei Mono" style:font-family-complex="Lohit Hindi" fo:font-size="10pt"/>
      <style:paragraph-properties/>
    </style:style>
    <style:style style:family="text" style:name="T251">
      <style:text-properties fo:font-size="10pt"/>
    </style:style>
    <style:style style:family="text" style:name="T252">
      <style:text-properties fo:font-size="10pt"/>
    </style:style>
    <style:style style:parent-style-name="651" style:family="paragraph" style:name="P127">
      <style:text-properties fo:color="#000000" fo:font-family="DejaVu Sans Mono" style:font-family-asian="WenQuanYi Zen Hei Mono" style:font-family-complex="Lohit Hindi" fo:font-size="10pt"/>
      <style:paragraph-properties/>
    </style:style>
    <style:style style:family="text" style:name="T253">
      <style:text-properties fo:font-size="10pt"/>
    </style:style>
    <style:style style:family="text" style:name="T254">
      <style:text-properties fo:font-size="10pt"/>
    </style:style>
    <style:style style:parent-style-name="651" style:family="paragraph" style:name="P128">
      <style:text-properties fo:color="#000000" fo:font-family="DejaVu Sans Mono" style:font-family-asian="WenQuanYi Zen Hei Mono" style:font-family-complex="Lohit Hindi" fo:font-size="10pt"/>
      <style:paragraph-properties fo:break-before="page"/>
    </style:style>
    <style:style style:family="text" style:name="T255">
      <style:text-properties fo:font-size="10pt" style:text-underline-type="single" style:text-underline-style="solid" style:text-underline-width="auto" style:text-underline-color="font-color" fo:font-weight="bold"/>
    </style:style>
    <style:style style:family="text" style:name="T256">
      <style:text-properties fo:font-size="10pt" style:text-underline-type="single" style:text-underline-style="solid" style:text-underline-width="auto" style:text-underline-color="font-color" fo:font-weight="bold"/>
    </style:style>
    <style:style style:parent-style-name="651" style:family="paragraph" style:name="P129">
      <style:text-properties fo:color="#000000" fo:font-family="DejaVu Sans Mono" style:font-family-asian="WenQuanYi Zen Hei Mono" style:font-family-complex="Lohit Hindi" fo:font-size="10pt"/>
      <style:paragraph-properties/>
    </style:style>
    <style:style style:family="text" style:name="T257">
      <style:text-properties fo:font-size="10pt" style:text-underline-type="single" style:text-underline-style="solid" style:text-underline-width="auto" style:text-underline-color="font-color" fo:font-weight="bold"/>
    </style:style>
    <style:style style:family="text" style:name="T258">
      <style:text-properties fo:font-size="10pt" style:text-underline-type="single" style:text-underline-style="solid" style:text-underline-width="auto" style:text-underline-color="font-color" fo:font-weight="bold"/>
    </style:style>
    <style:style style:parent-style-name="651" style:family="paragraph" style:name="P130">
      <style:text-properties fo:color="#000000" fo:font-family="DejaVu Sans Mono" style:font-family-asian="WenQuanYi Zen Hei Mono" style:font-family-complex="Lohit Hindi" fo:font-size="10pt"/>
      <style:paragraph-properties/>
    </style:style>
    <style:style style:family="text" style:name="T259">
      <style:text-properties fo:font-size="10pt" style:text-underline-type="none" style:text-underline-width="auto" fo:font-weight="normal"/>
    </style:style>
    <style:style style:family="text" style:name="T260">
      <style:text-properties fo:font-size="10pt" style:text-underline-type="none" style:text-underline-width="auto" fo:font-weight="normal"/>
    </style:style>
    <style:style style:parent-style-name="651" style:family="paragraph" style:name="P131">
      <style:text-properties fo:color="#000000" fo:font-family="DejaVu Sans Mono" style:font-family-asian="WenQuanYi Zen Hei Mono" style:font-family-complex="Lohit Hindi" fo:font-size="10pt"/>
      <style:paragraph-properties/>
    </style:style>
    <style:style style:family="text" style:name="T261">
      <style:text-properties fo:font-size="10pt" style:text-underline-type="none" style:text-underline-width="auto" fo:font-weight="normal"/>
    </style:style>
    <style:style style:family="text" style:name="T262">
      <style:text-properties fo:font-size="10pt" style:text-underline-type="none" style:text-underline-width="auto" fo:font-weight="normal"/>
    </style:style>
    <style:style style:parent-style-name="651" style:family="paragraph" style:name="P132">
      <style:text-properties fo:color="#000000" fo:font-family="DejaVu Sans Mono" style:font-family-asian="WenQuanYi Zen Hei Mono" style:font-family-complex="Lohit Hindi" fo:font-size="10pt"/>
      <style:paragraph-properties/>
    </style:style>
    <style:style style:family="text" style:name="T263">
      <style:text-properties fo:font-size="10pt" style:text-underline-type="none" style:text-underline-width="auto" fo:font-weight="normal"/>
    </style:style>
    <style:style style:family="text" style:name="T264">
      <style:text-properties fo:font-size="10pt" style:text-underline-type="none" style:text-underline-width="auto" fo:font-weight="normal"/>
    </style:style>
    <style:style style:family="table" style:name="ta1">
      <style:table-properties style:width="17.6cm" fo:margin-left="0cm" table:align="left"/>
    </style:style>
    <style:style style:family="table-column" style:name="co1">
      <style:table-column-properties style:column-width="5.864cm"/>
    </style:style>
    <style:style style:family="table-column" style:name="co2">
      <style:table-column-properties style:column-width="1.713cm"/>
    </style:style>
    <style:style style:family="table-column" style:name="co3">
      <style:table-column-properties style:column-width="10.03cm"/>
    </style:style>
    <style:style style:family="table-row" style:name="ro1">
      <style:table-row-properties/>
    </style:style>
    <style:style style:family="table-cell" style:name="ce2">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3">
      <style:text-properties fo:color="#000000" fo:font-family="Times New Roman" style:font-family-asian="WenQuanYi Zen Hei" style:font-family-complex="Lohit Hindi" fo:font-size="12pt"/>
      <style:paragraph-properties/>
    </style:style>
    <style:style style:family="text" style:name="T265">
      <style:text-properties fo:font-family="Droid Sans Mono" style:font-family-asian="WenQuanYi Zen Hei Mono" style:font-family-complex="Lohit Hindi" fo:font-size="10pt"/>
    </style:style>
    <style:style style:family="text" style:name="T266">
      <style:text-properties fo:font-family="Droid Sans Mono" style:font-family-asian="WenQuanYi Zen Hei Mono" style:font-family-complex="Lohit Hindi" fo:font-size="10pt"/>
    </style:style>
    <style:style style:family="table-cell" style:name="ce3">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4">
      <style:text-properties fo:color="#000000" fo:font-family="Times New Roman" style:font-family-asian="WenQuanYi Zen Hei" style:font-family-complex="Lohit Hindi" fo:font-size="12pt"/>
      <style:paragraph-properties/>
    </style:style>
    <style:style style:family="text" style:name="T267">
      <style:text-properties fo:font-family="Droid Sans Mono" style:font-family-asian="WenQuanYi Zen Hei Mono" style:font-family-complex="Lohit Hindi" fo:font-size="10pt"/>
    </style:style>
    <style:style style:family="text" style:name="T268">
      <style:text-properties fo:font-family="Droid Sans Mono" style:font-family-asian="WenQuanYi Zen Hei Mono" style:font-family-complex="Lohit Hindi" fo:font-size="10pt"/>
    </style:style>
    <style:style style:family="table-cell" style:name="ce4">
      <style:table-cell-properties style:direction="ltr" fo:border="0.00882cm solid #000000" loext:writing-mode="lr-tb" fo:padding-top="0.09702cm" fo:padding-bottom="0.09702cm" fo:padding-left="0.09702cm" fo:padding-right="0.09702cm" fo:wrap-option="wrap"/>
    </style:style>
    <style:style style:parent-style-name="651" style:family="paragraph" style:name="P135">
      <style:text-properties fo:color="#000000" fo:font-family="DejaVu Sans Mono" style:font-family-asian="WenQuanYi Zen Hei Mono" style:font-family-complex="Lohit Hindi" fo:font-size="10pt"/>
      <style:paragraph-properties/>
    </style:style>
    <style:style style:family="text" style:name="T269">
      <style:text-properties fo:font-family="Droid Sans Mono" style:font-family-asian="WenQuanYi Zen Hei Mono" style:font-family-complex="Lohit Hindi" fo:font-size="10pt"/>
    </style:style>
    <style:style style:family="text" style:name="T270">
      <style:text-properties fo:font-family="Droid Sans Mono" style:font-family-asian="WenQuanYi Zen Hei Mono" style:font-family-complex="Lohit Hindi" fo:font-size="10pt"/>
    </style:style>
    <style:style style:family="text" style:name="T271">
      <style:text-properties fo:font-family="Droid Sans Mono" style:font-family-asian="WenQuanYi Zen Hei Mono" style:font-family-complex="Lohit Hindi" fo:font-size="10pt"/>
    </style:style>
    <style:style style:family="table-row" style:name="ro2">
      <style:table-row-properties/>
    </style:style>
    <style:style style:family="table-cell" style:name="ce5">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6">
      <style:text-properties fo:color="#000000" fo:font-family="Times New Roman" style:font-family-asian="WenQuanYi Zen Hei" style:font-family-complex="Lohit Hindi" fo:font-size="12pt"/>
      <style:paragraph-properties/>
    </style:style>
    <style:style style:family="text" style:name="T272">
      <style:text-properties fo:font-family="Droid Sans Mono" style:font-family-asian="WenQuanYi Zen Hei Mono" style:font-family-complex="Lohit Hindi" fo:font-size="10pt"/>
    </style:style>
    <style:style style:family="text" style:name="T273">
      <style:text-properties fo:font-family="Droid Sans Mono" style:font-family-asian="WenQuanYi Zen Hei Mono" style:font-family-complex="Lohit Hindi" fo:font-size="10pt"/>
    </style:style>
    <style:style style:family="table-cell" style:name="ce6">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7">
      <style:text-properties fo:color="#000000" fo:font-family="Times New Roman" style:font-family-asian="WenQuanYi Zen Hei" style:font-family-complex="Lohit Hindi" fo:font-size="12pt"/>
      <style:paragraph-properties/>
    </style:style>
    <style:style style:family="text" style:name="T274">
      <style:text-properties fo:font-family="Droid Sans Mono" style:font-family-asian="WenQuanYi Zen Hei Mono" style:font-family-complex="Lohit Hindi" fo:font-size="10pt"/>
    </style:style>
    <style:style style:family="text" style:name="T275">
      <style:text-properties fo:font-family="Droid Sans Mono" style:font-family-asian="WenQuanYi Zen Hei Mono" style:font-family-complex="Lohit Hindi" fo:font-size="10pt"/>
    </style:style>
    <style:style style:family="table-cell" style:name="ce7">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38">
      <style:text-properties fo:color="#000000" fo:font-family="DejaVu Sans Mono" style:font-family-asian="WenQuanYi Zen Hei Mono" style:font-family-complex="Lohit Hindi" fo:font-size="10pt"/>
      <style:paragraph-properties/>
    </style:style>
    <style:style style:family="text" style:name="T276">
      <style:text-properties fo:font-family="Droid Sans Mono" style:font-family-asian="WenQuanYi Zen Hei Mono" style:font-family-complex="Lohit Hindi" fo:font-size="10pt"/>
    </style:style>
    <style:style style:family="text" style:name="T277">
      <style:text-properties fo:font-family="Droid Sans Mono" style:font-family-asian="WenQuanYi Zen Hei Mono" style:font-family-complex="Lohit Hindi" fo:font-size="10pt"/>
    </style:style>
    <style:style style:family="text" style:name="T278">
      <style:text-properties fo:font-family="Droid Sans Mono" style:font-family-asian="WenQuanYi Zen Hei Mono" style:font-family-complex="Lohit Hindi" fo:font-size="10pt"/>
    </style:style>
    <style:style style:family="table-row" style:name="ro3">
      <style:table-row-properties/>
    </style:style>
    <style:style style:family="table-cell" style:name="ce8">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9">
      <style:text-properties fo:color="#000000" fo:font-family="Times New Roman" style:font-family-asian="WenQuanYi Zen Hei" style:font-family-complex="Lohit Hindi" fo:font-size="12pt"/>
      <style:paragraph-properties/>
    </style:style>
    <style:style style:family="text" style:name="T279">
      <style:text-properties fo:font-family="Droid Sans Mono" style:font-family-asian="WenQuanYi Zen Hei Mono" style:font-family-complex="Lohit Hindi" fo:font-size="10pt"/>
    </style:style>
    <style:style style:family="text" style:name="T280">
      <style:text-properties fo:font-family="Droid Sans Mono" style:font-family-asian="WenQuanYi Zen Hei Mono" style:font-family-complex="Lohit Hindi" fo:font-size="10pt"/>
    </style:style>
    <style:style style:family="table-cell" style:name="ce9">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40">
      <style:text-properties fo:color="#000000" fo:font-family="Times New Roman" style:font-family-asian="WenQuanYi Zen Hei" style:font-family-complex="Lohit Hindi" fo:font-size="12pt"/>
      <style:paragraph-properties/>
    </style:style>
    <style:style style:family="text" style:name="T281">
      <style:text-properties fo:font-family="Droid Sans Mono" style:font-family-asian="WenQuanYi Zen Hei Mono" style:font-family-complex="Lohit Hindi" fo:font-size="10pt"/>
    </style:style>
    <style:style style:family="text" style:name="T282">
      <style:text-properties fo:font-family="Droid Sans Mono" style:font-family-asian="WenQuanYi Zen Hei Mono" style:font-family-complex="Lohit Hindi" fo:font-size="10pt"/>
    </style:style>
    <style:style style:family="table-cell" style:name="ce10">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41">
      <style:text-properties fo:color="#000000" fo:font-family="DejaVu Sans Mono" style:font-family-asian="WenQuanYi Zen Hei Mono" style:font-family-complex="Lohit Hindi" fo:font-size="10pt"/>
      <style:paragraph-properties/>
    </style:style>
    <style:style style:family="text" style:name="T283">
      <style:text-properties fo:font-family="Droid Sans Mono" style:font-family-asian="WenQuanYi Zen Hei Mono" style:font-family-complex="Lohit Hindi" fo:font-size="10pt"/>
    </style:style>
    <style:style style:family="text" style:name="T284">
      <style:text-properties fo:font-family="Droid Sans Mono" style:font-family-asian="WenQuanYi Zen Hei Mono" style:font-family-complex="Lohit Hindi" fo:font-size="10pt"/>
    </style:style>
    <style:style style:family="text" style:name="T285">
      <style:text-properties fo:font-family="Droid Sans Mono" style:font-family-asian="WenQuanYi Zen Hei Mono" style:font-family-complex="Lohit Hindi" fo:font-size="10pt"/>
    </style:style>
    <style:style style:family="table-row" style:name="ro4">
      <style:table-row-properties/>
    </style:style>
    <style:style style:family="table-cell" style:name="ce11">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42">
      <style:text-properties fo:color="#000000" fo:font-family="DejaVu Sans Mono" style:font-family-asian="WenQuanYi Zen Hei Mono" style:font-family-complex="Lohit Hindi" fo:font-size="10pt"/>
      <style:paragraph-properties/>
    </style:style>
    <style:style style:family="text" style:name="T286">
      <style:text-properties fo:font-family="Droid Sans Mono" style:font-family-asian="WenQuanYi Zen Hei Mono" style:font-family-complex="Lohit Hindi" fo:font-size="10pt"/>
    </style:style>
    <style:style style:family="text" style:name="T287">
      <style:text-properties fo:font-family="Droid Sans Mono" style:font-family-asian="WenQuanYi Zen Hei Mono" style:font-family-complex="Lohit Hindi" fo:font-size="10pt"/>
    </style:style>
    <style:style style:family="table-cell" style:name="ce12">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43">
      <style:text-properties fo:color="#000000" fo:font-family="Times New Roman" style:font-family-asian="WenQuanYi Zen Hei" style:font-family-complex="Lohit Hindi" fo:font-size="12pt"/>
      <style:paragraph-properties/>
    </style:style>
    <style:style style:family="text" style:name="T288">
      <style:text-properties fo:font-family="Droid Sans Mono" style:font-family-asian="WenQuanYi Zen Hei Mono" style:font-family-complex="Lohit Hindi" fo:font-size="10pt"/>
    </style:style>
    <style:style style:family="text" style:name="T289">
      <style:text-properties fo:font-family="Droid Sans Mono" style:font-family-asian="WenQuanYi Zen Hei Mono" style:font-family-complex="Lohit Hindi" fo:font-size="10pt"/>
    </style:style>
    <style:style style:family="table-cell" style:name="ce13">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44">
      <style:text-properties fo:color="#000000" fo:font-family="DejaVu Sans Mono" style:font-family-asian="WenQuanYi Zen Hei Mono" style:font-family-complex="Lohit Hindi" fo:font-size="10pt"/>
      <style:paragraph-properties/>
    </style:style>
    <style:style style:family="text" style:name="T290">
      <style:text-properties fo:font-family="Droid Sans Mono" style:font-family-asian="WenQuanYi Zen Hei Mono" style:font-family-complex="Lohit Hindi" fo:font-size="10pt"/>
    </style:style>
    <style:style style:family="text" style:name="T291">
      <style:text-properties fo:font-family="Droid Sans Mono" style:font-family-asian="WenQuanYi Zen Hei Mono" style:font-family-complex="Lohit Hindi" fo:font-size="10pt"/>
    </style:style>
    <style:style style:family="text" style:name="T292">
      <style:text-properties fo:font-family="Droid Sans Mono" style:font-family-asian="WenQuanYi Zen Hei Mono" style:font-family-complex="Lohit Hindi" fo:font-size="10pt"/>
    </style:style>
    <style:style style:family="table-row" style:name="ro5">
      <style:table-row-properties/>
    </style:style>
    <style:style style:family="table-cell" style:name="ce14">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45">
      <style:text-properties fo:color="#000000" fo:font-family="DejaVu Sans Mono" style:font-family-asian="WenQuanYi Zen Hei Mono" style:font-family-complex="Lohit Hindi" fo:font-size="10pt"/>
      <style:paragraph-properties/>
    </style:style>
    <style:style style:family="text" style:name="T293">
      <style:text-properties fo:font-family="Droid Sans Mono" style:font-family-asian="WenQuanYi Zen Hei Mono" style:font-family-complex="Lohit Hindi" fo:font-size="10pt"/>
    </style:style>
    <style:style style:family="text" style:name="T294">
      <style:text-properties fo:font-family="Droid Sans Mono" style:font-family-asian="WenQuanYi Zen Hei Mono" style:font-family-complex="Lohit Hindi" fo:font-size="10pt"/>
    </style:style>
    <style:style style:family="table-cell" style:name="ce15">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46">
      <style:text-properties fo:color="#000000" fo:font-family="Times New Roman" style:font-family-asian="WenQuanYi Zen Hei" style:font-family-complex="Lohit Hindi" fo:font-size="12pt"/>
      <style:paragraph-properties/>
    </style:style>
    <style:style style:family="text" style:name="T295">
      <style:text-properties fo:font-family="Droid Sans Mono" style:font-family-asian="WenQuanYi Zen Hei Mono" style:font-family-complex="Lohit Hindi" fo:font-size="10pt"/>
    </style:style>
    <style:style style:family="text" style:name="T296">
      <style:text-properties fo:font-family="Droid Sans Mono" style:font-family-asian="WenQuanYi Zen Hei Mono" style:font-family-complex="Lohit Hindi" fo:font-size="10pt"/>
    </style:style>
    <style:style style:family="table-cell" style:name="ce16">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47">
      <style:text-properties fo:color="#000000" fo:font-family="DejaVu Sans Mono" style:font-family-asian="WenQuanYi Zen Hei Mono" style:font-family-complex="Lohit Hindi" fo:font-size="10pt"/>
      <style:paragraph-properties/>
    </style:style>
    <style:style style:family="text" style:name="T297">
      <style:text-properties fo:font-family="Droid Sans Mono" style:font-family-asian="WenQuanYi Zen Hei Mono" style:font-family-complex="Lohit Hindi" fo:font-size="10pt"/>
    </style:style>
    <style:style style:family="text" style:name="T298">
      <style:text-properties fo:font-family="Droid Sans Mono" style:font-family-asian="WenQuanYi Zen Hei Mono" style:font-family-complex="Lohit Hindi" fo:font-size="10pt"/>
    </style:style>
    <style:style style:family="text" style:name="T299">
      <style:text-properties fo:font-family="Droid Sans Mono" style:font-family-asian="WenQuanYi Zen Hei Mono" style:font-family-complex="Lohit Hindi" fo:font-size="10pt"/>
    </style:style>
    <style:style style:family="table-row" style:name="ro6">
      <style:table-row-properties/>
    </style:style>
    <style:style style:family="table-cell" style:name="ce17">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48">
      <style:text-properties fo:color="#000000" fo:font-family="DejaVu Sans Mono" style:font-family-asian="WenQuanYi Zen Hei Mono" style:font-family-complex="Lohit Hindi" fo:font-size="10pt"/>
      <style:paragraph-properties/>
    </style:style>
    <style:style style:family="text" style:name="T300">
      <style:text-properties fo:font-family="Droid Sans Mono" style:font-family-asian="WenQuanYi Zen Hei Mono" style:font-family-complex="Lohit Hindi" fo:font-size="10pt"/>
    </style:style>
    <style:style style:family="text" style:name="T301">
      <style:text-properties fo:font-family="Droid Sans Mono" style:font-family-asian="WenQuanYi Zen Hei Mono" style:font-family-complex="Lohit Hindi" fo:font-size="10pt"/>
    </style:style>
    <style:style style:family="table-cell" style:name="ce18">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49">
      <style:text-properties fo:color="#000000" fo:font-family="Times New Roman" style:font-family-asian="WenQuanYi Zen Hei" style:font-family-complex="Lohit Hindi" fo:font-size="12pt"/>
      <style:paragraph-properties/>
    </style:style>
    <style:style style:family="text" style:name="T302">
      <style:text-properties fo:font-family="Droid Sans Mono" style:font-family-asian="WenQuanYi Zen Hei Mono" style:font-family-complex="Lohit Hindi" fo:font-size="10pt"/>
    </style:style>
    <style:style style:family="text" style:name="T303">
      <style:text-properties fo:font-family="Droid Sans Mono" style:font-family-asian="WenQuanYi Zen Hei Mono" style:font-family-complex="Lohit Hindi" fo:font-size="10pt"/>
    </style:style>
    <style:style style:family="table-cell" style:name="ce19">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50">
      <style:text-properties fo:color="#000000" fo:font-family="DejaVu Sans Mono" style:font-family-asian="WenQuanYi Zen Hei Mono" style:font-family-complex="Lohit Hindi" fo:font-size="10pt"/>
      <style:paragraph-properties/>
    </style:style>
    <style:style style:family="text" style:name="T304">
      <style:text-properties fo:font-family="Droid Sans Mono" style:font-family-asian="WenQuanYi Zen Hei Mono" style:font-family-complex="Lohit Hindi" fo:font-size="10pt"/>
    </style:style>
    <style:style style:family="text" style:name="T305">
      <style:text-properties fo:font-family="Droid Sans Mono" style:font-family-asian="WenQuanYi Zen Hei Mono" style:font-family-complex="Lohit Hindi" fo:font-size="10pt"/>
    </style:style>
    <style:style style:family="text" style:name="T306">
      <style:text-properties fo:font-family="Droid Sans Mono" style:font-family-asian="WenQuanYi Zen Hei Mono" style:font-family-complex="Lohit Hindi" fo:font-size="10pt"/>
    </style:style>
    <style:style style:family="table-row" style:name="ro7">
      <style:table-row-properties/>
    </style:style>
    <style:style style:family="table-cell" style:name="ce20">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51">
      <style:text-properties fo:color="#000000" fo:font-family="DejaVu Sans Mono" style:font-family-asian="WenQuanYi Zen Hei Mono" style:font-family-complex="Lohit Hindi" fo:font-size="10pt"/>
      <style:paragraph-properties/>
    </style:style>
    <style:style style:family="text" style:name="T307">
      <style:text-properties fo:font-family="Droid Sans Mono" style:font-family-asian="WenQuanYi Zen Hei Mono" style:font-family-complex="Lohit Hindi" fo:font-size="10pt"/>
    </style:style>
    <style:style style:family="text" style:name="T308">
      <style:text-properties fo:font-family="Droid Sans Mono" style:font-family-asian="WenQuanYi Zen Hei Mono" style:font-family-complex="Lohit Hindi" fo:font-size="10pt"/>
    </style:style>
    <style:style style:family="text" style:name="T309">
      <style:text-properties fo:font-family="Droid Sans Mono" style:font-family-asian="WenQuanYi Zen Hei Mono" style:font-family-complex="Lohit Hindi" fo:font-size="10pt"/>
    </style:style>
    <style:style style:family="text" style:name="T310">
      <style:text-properties fo:font-family="Droid Sans Mono" style:font-family-asian="WenQuanYi Zen Hei Mono" style:font-family-complex="Lohit Hindi" fo:font-size="10pt"/>
    </style:style>
    <style:style style:family="table-cell" style:name="ce21">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52">
      <style:text-properties fo:color="#000000" fo:font-family="Times New Roman" style:font-family-asian="WenQuanYi Zen Hei" style:font-family-complex="Lohit Hindi" fo:font-size="12pt"/>
      <style:paragraph-properties/>
    </style:style>
    <style:style style:family="text" style:name="T311">
      <style:text-properties fo:font-family="Droid Sans Mono" style:font-family-asian="WenQuanYi Zen Hei Mono" style:font-family-complex="Lohit Hindi" fo:font-size="10pt"/>
    </style:style>
    <style:style style:family="text" style:name="T312">
      <style:text-properties fo:font-family="Droid Sans Mono" style:font-family-asian="WenQuanYi Zen Hei Mono" style:font-family-complex="Lohit Hindi" fo:font-size="10pt"/>
    </style:style>
    <style:style style:family="table-cell" style:name="ce22">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53">
      <style:text-properties fo:color="#000000" fo:font-family="DejaVu Sans Mono" style:font-family-asian="WenQuanYi Zen Hei Mono" style:font-family-complex="Lohit Hindi" fo:font-size="10pt"/>
      <style:paragraph-properties/>
    </style:style>
    <style:style style:family="text" style:name="T313">
      <style:text-properties fo:font-family="Droid Sans Mono" style:font-family-asian="WenQuanYi Zen Hei Mono" style:font-family-complex="Lohit Hindi" fo:font-size="10pt"/>
    </style:style>
    <style:style style:family="text" style:name="T314">
      <style:text-properties fo:font-family="Droid Sans Mono" style:font-family-asian="WenQuanYi Zen Hei Mono" style:font-family-complex="Lohit Hindi" fo:font-size="10pt"/>
    </style:style>
    <style:style style:family="text" style:name="T315">
      <style:text-properties fo:font-family="Droid Sans Mono" style:font-family-asian="WenQuanYi Zen Hei Mono" style:font-family-complex="Lohit Hindi" fo:font-size="10pt"/>
    </style:style>
    <style:style style:family="table-row" style:name="ro8">
      <style:table-row-properties/>
    </style:style>
    <style:style style:family="table-cell" style:name="ce23">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54">
      <style:text-properties fo:color="#000000" fo:font-family="DejaVu Sans Mono" style:font-family-asian="WenQuanYi Zen Hei Mono" style:font-family-complex="Lohit Hindi" fo:font-size="10pt"/>
      <style:paragraph-properties/>
    </style:style>
    <style:style style:family="text" style:name="T316">
      <style:text-properties fo:font-family="Droid Sans Mono" style:font-family-asian="WenQuanYi Zen Hei Mono" style:font-family-complex="Lohit Hindi" fo:font-size="10pt"/>
    </style:style>
    <style:style style:family="text" style:name="T317">
      <style:text-properties fo:font-family="Droid Sans Mono" style:font-family-asian="WenQuanYi Zen Hei Mono" style:font-family-complex="Lohit Hindi" fo:font-size="10pt"/>
    </style:style>
    <style:style style:family="table-cell" style:name="ce24">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55">
      <style:text-properties fo:color="#000000" fo:font-family="Times New Roman" style:font-family-asian="WenQuanYi Zen Hei" style:font-family-complex="Lohit Hindi" fo:font-size="12pt"/>
      <style:paragraph-properties/>
    </style:style>
    <style:style style:family="text" style:name="T318">
      <style:text-properties fo:font-family="Droid Sans Mono" style:font-family-asian="WenQuanYi Zen Hei Mono" style:font-family-complex="Lohit Hindi" fo:font-size="10pt"/>
    </style:style>
    <style:style style:family="text" style:name="T319">
      <style:text-properties fo:font-family="Droid Sans Mono" style:font-family-asian="WenQuanYi Zen Hei Mono" style:font-family-complex="Lohit Hindi" fo:font-size="10pt"/>
    </style:style>
    <style:style style:family="table-cell" style:name="ce25">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56">
      <style:text-properties fo:color="#000000" fo:font-family="DejaVu Sans Mono" style:font-family-asian="WenQuanYi Zen Hei Mono" style:font-family-complex="Lohit Hindi" fo:font-size="10pt"/>
      <style:paragraph-properties/>
    </style:style>
    <style:style style:family="text" style:name="T320">
      <style:text-properties fo:font-family="Droid Sans Mono" style:font-family-asian="WenQuanYi Zen Hei Mono" style:font-family-complex="Lohit Hindi" fo:font-size="10pt"/>
    </style:style>
    <style:style style:family="text" style:name="T321">
      <style:text-properties fo:font-family="Droid Sans Mono" style:font-family-asian="WenQuanYi Zen Hei Mono" style:font-family-complex="Lohit Hindi" fo:font-size="10pt"/>
    </style:style>
    <style:style style:family="text" style:name="T322">
      <style:text-properties fo:font-family="Droid Sans Mono" style:font-family-asian="WenQuanYi Zen Hei Mono" style:font-family-complex="Lohit Hindi" fo:font-size="10pt"/>
    </style:style>
    <style:style style:family="table-row" style:name="ro9">
      <style:table-row-properties/>
    </style:style>
    <style:style style:family="table-cell" style:name="ce26">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57">
      <style:text-properties fo:color="#000000" fo:font-family="DejaVu Sans Mono" style:font-family-asian="WenQuanYi Zen Hei Mono" style:font-family-complex="Lohit Hindi" fo:font-size="10pt"/>
      <style:paragraph-properties/>
    </style:style>
    <style:style style:family="text" style:name="T323">
      <style:text-properties fo:font-family="Droid Sans Mono" style:font-family-asian="WenQuanYi Zen Hei Mono" style:font-family-complex="Lohit Hindi" fo:font-size="10pt"/>
    </style:style>
    <style:style style:family="text" style:name="T324">
      <style:text-properties fo:font-family="Droid Sans Mono" style:font-family-asian="WenQuanYi Zen Hei Mono" style:font-family-complex="Lohit Hindi" fo:font-size="10pt"/>
    </style:style>
    <style:style style:family="table-cell" style:name="ce27">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58">
      <style:text-properties fo:color="#000000" fo:font-family="Times New Roman" style:font-family-asian="WenQuanYi Zen Hei" style:font-family-complex="Lohit Hindi" fo:font-size="12pt"/>
      <style:paragraph-properties/>
    </style:style>
    <style:style style:family="text" style:name="T325">
      <style:text-properties fo:font-family="Droid Sans Mono" style:font-family-asian="WenQuanYi Zen Hei Mono" style:font-family-complex="Lohit Hindi" fo:font-size="10pt"/>
    </style:style>
    <style:style style:family="text" style:name="T326">
      <style:text-properties fo:font-family="Droid Sans Mono" style:font-family-asian="WenQuanYi Zen Hei Mono" style:font-family-complex="Lohit Hindi" fo:font-size="10pt"/>
    </style:style>
    <style:style style:family="table-cell" style:name="ce28">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59">
      <style:text-properties fo:color="#000000" fo:font-family="DejaVu Sans Mono" style:font-family-asian="WenQuanYi Zen Hei Mono" style:font-family-complex="Lohit Hindi" fo:font-size="10pt"/>
      <style:paragraph-properties/>
    </style:style>
    <style:style style:family="text" style:name="T327">
      <style:text-properties fo:font-family="Droid Sans Mono" style:font-family-asian="WenQuanYi Zen Hei Mono" style:font-family-complex="Lohit Hindi" fo:font-size="10pt"/>
    </style:style>
    <style:style style:family="text" style:name="T328">
      <style:text-properties fo:font-family="Droid Sans Mono" style:font-family-asian="WenQuanYi Zen Hei Mono" style:font-family-complex="Lohit Hindi" fo:font-size="10pt"/>
    </style:style>
    <style:style style:family="text" style:name="T329">
      <style:text-properties fo:font-family="Droid Sans Mono" style:font-family-asian="WenQuanYi Zen Hei Mono" style:font-family-complex="Lohit Hindi" fo:font-size="10pt"/>
    </style:style>
    <style:style style:family="text" style:name="T330">
      <style:text-properties fo:font-family="Droid Sans Mono" style:font-family-asian="WenQuanYi Zen Hei Mono" style:font-family-complex="Lohit Hindi" fo:font-size="10pt"/>
    </style:style>
    <style:style style:family="text" style:name="T331">
      <style:text-properties fo:font-family="Droid Sans Mono" style:font-family-asian="WenQuanYi Zen Hei Mono" style:font-family-complex="Lohit Hindi" fo:font-size="10pt"/>
    </style:style>
    <style:style style:family="text" style:name="T332">
      <style:text-properties fo:font-family="Droid Sans Mono" style:font-family-asian="WenQuanYi Zen Hei Mono" style:font-family-complex="Lohit Hindi" fo:font-size="10pt"/>
    </style:style>
    <style:style style:family="text" style:name="T333">
      <style:text-properties fo:font-family="Droid Sans Mono" style:font-family-asian="WenQuanYi Zen Hei Mono" style:font-family-complex="Lohit Hindi" fo:font-size="10pt"/>
    </style:style>
    <style:style style:parent-style-name="651" style:family="paragraph" style:name="P160">
      <style:text-properties fo:color="#000000" fo:font-family="DejaVu Sans Mono" style:font-family-asian="WenQuanYi Zen Hei Mono" style:font-family-complex="Lohit Hindi" fo:font-size="10pt"/>
      <style:paragraph-properties fo:break-before="page"/>
    </style:style>
    <style:style style:family="text" style:name="T334">
      <style:text-properties fo:font-size="10pt" style:text-underline-type="single" style:text-underline-style="solid" style:text-underline-width="auto" style:text-underline-color="font-color" fo:font-weight="bold"/>
    </style:style>
    <style:style style:family="text" style:name="T335">
      <style:text-properties fo:font-size="10pt" style:text-underline-type="single" style:text-underline-style="solid" style:text-underline-width="auto" style:text-underline-color="font-color" fo:font-weight="bold"/>
    </style:style>
    <style:style style:family="text" style:name="T336">
      <style:text-properties fo:font-size="10pt" style:text-underline-type="single" style:text-underline-style="solid" style:text-underline-width="auto" style:text-underline-color="font-color" fo:font-weight="bold"/>
    </style:style>
    <style:style style:parent-style-name="651" style:family="paragraph" style:name="P161">
      <style:text-properties fo:color="#000000" fo:font-family="DejaVu Sans Mono" style:font-family-asian="WenQuanYi Zen Hei Mono" style:font-family-complex="Lohit Hindi" fo:font-size="10pt"/>
      <style:paragraph-properties/>
    </style:style>
    <style:style style:family="text" style:name="T337">
      <style:text-properties fo:font-size="10pt"/>
    </style:style>
    <style:style style:family="text" style:name="T338">
      <style:text-properties fo:font-size="10pt"/>
    </style:style>
    <style:style style:parent-style-name="651" style:family="paragraph" style:name="P162">
      <style:text-properties fo:color="#000000" fo:font-family="DejaVu Sans Mono" style:font-family-asian="WenQuanYi Zen Hei Mono" style:font-family-complex="Lohit Hindi" fo:font-size="10pt"/>
      <style:paragraph-properties/>
    </style:style>
    <style:style style:family="text" style:name="T339">
      <style:text-properties fo:font-size="10pt" fo:font-style="italic" fo:font-weight="bold"/>
    </style:style>
    <style:style style:family="text" style:name="T340">
      <style:text-properties fo:font-size="10pt" fo:font-style="italic" fo:font-weight="bold"/>
    </style:style>
    <style:style style:family="text" style:name="T341">
      <style:text-properties fo:font-size="10pt" fo:font-style="italic" fo:font-weight="bold"/>
    </style:style>
    <style:style style:family="text" style:name="T342">
      <style:text-properties fo:font-size="10pt" fo:font-style="italic" fo:font-weight="bold"/>
    </style:style>
    <style:style style:parent-style-name="651" style:family="paragraph" style:name="P163">
      <style:text-properties fo:color="#000000" fo:font-family="DejaVu Sans Mono" style:font-family-asian="WenQuanYi Zen Hei Mono" style:font-family-complex="Lohit Hindi" fo:font-size="10pt"/>
      <style:paragraph-properties/>
    </style:style>
    <style:style style:family="text" style:name="T343">
      <style:text-properties fo:font-size="10pt"/>
    </style:style>
    <style:style style:family="text" style:name="T344">
      <style:text-properties fo:font-size="10pt"/>
    </style:style>
    <style:style style:family="text" style:name="T345">
      <style:text-properties fo:font-size="10pt"/>
    </style:style>
    <style:style style:parent-style-name="651" style:family="paragraph" style:name="P164">
      <style:text-properties fo:color="#000000" fo:font-family="DejaVu Sans Mono" style:font-family-asian="WenQuanYi Zen Hei Mono" style:font-family-complex="Lohit Hindi" fo:font-size="10pt"/>
      <style:paragraph-properties/>
    </style:style>
    <style:style style:family="text" style:name="T346">
      <style:text-properties fo:font-size="10pt"/>
    </style:style>
    <style:style style:family="text" style:name="T347">
      <style:text-properties fo:font-size="10pt"/>
    </style:style>
    <style:style style:family="text" style:name="T348">
      <style:text-properties fo:font-size="10pt"/>
    </style:style>
    <style:style style:parent-style-name="651" style:family="paragraph" style:name="P165">
      <style:text-properties fo:color="#000000" fo:font-family="DejaVu Sans Mono" style:font-family-asian="WenQuanYi Zen Hei Mono" style:font-family-complex="Lohit Hindi" fo:font-size="10pt"/>
      <style:paragraph-properties/>
    </style:style>
    <style:style style:family="text" style:name="T349">
      <style:text-properties fo:font-size="10pt"/>
    </style:style>
    <style:style style:family="text" style:name="T350">
      <style:text-properties fo:font-size="10pt"/>
    </style:style>
    <style:style style:family="text" style:name="T351">
      <style:text-properties fo:font-size="10pt"/>
    </style:style>
    <style:style style:parent-style-name="651" style:family="paragraph" style:name="P166">
      <style:text-properties fo:color="#000000" fo:font-family="DejaVu Sans Mono" style:font-family-asian="WenQuanYi Zen Hei Mono" style:font-family-complex="Lohit Hindi" fo:font-size="10pt"/>
      <style:paragraph-properties/>
    </style:style>
    <style:style style:family="text" style:name="T352">
      <style:text-properties fo:font-size="10pt"/>
    </style:style>
    <style:style style:family="text" style:name="T353">
      <style:text-properties fo:font-size="10pt"/>
    </style:style>
    <style:style style:family="text" style:name="T354">
      <style:text-properties fo:font-size="10pt"/>
    </style:style>
    <style:style style:parent-style-name="651" style:family="paragraph" style:name="P167">
      <style:text-properties fo:color="#000000" fo:font-family="DejaVu Sans Mono" style:font-family-asian="WenQuanYi Zen Hei Mono" style:font-family-complex="Lohit Hindi" fo:font-size="10pt"/>
      <style:paragraph-properties/>
    </style:style>
    <style:style style:family="text" style:name="T355">
      <style:text-properties fo:font-size="10pt"/>
    </style:style>
    <style:style style:family="text" style:name="T356">
      <style:text-properties fo:font-size="10pt"/>
    </style:style>
    <style:style style:parent-style-name="651" style:family="paragraph" style:name="P168">
      <style:text-properties fo:color="#000000" fo:font-family="DejaVu Sans Mono" style:font-family-asian="WenQuanYi Zen Hei Mono" style:font-family-complex="Lohit Hindi" fo:font-size="10pt"/>
      <style:paragraph-properties/>
    </style:style>
    <style:style style:family="text" style:name="T357">
      <style:text-properties fo:font-size="10pt" fo:font-style="italic" fo:font-weight="bold"/>
    </style:style>
    <style:style style:family="text" style:name="T358">
      <style:text-properties fo:font-size="10pt" fo:font-style="italic" fo:font-weight="bold"/>
    </style:style>
    <style:style style:family="text" style:name="T359">
      <style:text-properties fo:font-size="10pt" fo:font-style="italic" fo:font-weight="bold"/>
    </style:style>
    <style:style style:parent-style-name="651" style:family="paragraph" style:name="P169">
      <style:text-properties fo:color="#000000" fo:font-family="DejaVu Sans Mono" style:font-family-asian="WenQuanYi Zen Hei Mono" style:font-family-complex="Lohit Hindi" fo:font-size="10pt"/>
      <style:paragraph-properties/>
    </style:style>
    <style:style style:family="text" style:name="T360">
      <style:text-properties fo:font-size="10pt"/>
    </style:style>
    <style:style style:family="text" style:name="T361">
      <style:text-properties fo:font-size="10pt"/>
    </style:style>
    <style:style style:family="text" style:name="T362">
      <style:text-properties fo:font-size="10pt"/>
    </style:style>
    <style:style style:parent-style-name="651" style:family="paragraph" style:name="P170">
      <style:text-properties fo:color="#000000" fo:font-family="DejaVu Sans Mono" style:font-family-asian="WenQuanYi Zen Hei Mono" style:font-family-complex="Lohit Hindi" fo:font-size="10pt"/>
      <style:paragraph-properties/>
    </style:style>
    <style:style style:family="text" style:name="T363">
      <style:text-properties fo:font-size="10pt"/>
    </style:style>
    <style:style style:family="text" style:name="T364">
      <style:text-properties fo:font-size="10pt"/>
    </style:style>
    <style:style style:family="text" style:name="T365">
      <style:text-properties fo:font-size="10pt"/>
    </style:style>
    <style:style style:parent-style-name="651" style:family="paragraph" style:name="P171">
      <style:text-properties fo:color="#000000" fo:font-family="DejaVu Sans Mono" style:font-family-asian="WenQuanYi Zen Hei Mono" style:font-family-complex="Lohit Hindi" fo:font-size="10pt"/>
      <style:paragraph-properties/>
    </style:style>
    <style:style style:family="text" style:name="T366">
      <style:text-properties fo:font-size="10pt"/>
    </style:style>
    <style:style style:family="text" style:name="T367">
      <style:text-properties fo:font-size="10pt"/>
    </style:style>
    <style:style style:family="text" style:name="T368">
      <style:text-properties fo:font-size="10pt"/>
    </style:style>
    <style:style style:parent-style-name="651" style:family="paragraph" style:name="P172">
      <style:text-properties fo:color="#000000" fo:font-family="DejaVu Sans Mono" style:font-family-asian="WenQuanYi Zen Hei Mono" style:font-family-complex="Lohit Hindi" fo:font-size="10pt"/>
      <style:paragraph-properties/>
    </style:style>
    <style:style style:family="text" style:name="T369">
      <style:text-properties fo:font-size="10pt"/>
    </style:style>
    <style:style style:family="text" style:name="T370">
      <style:text-properties fo:font-size="10pt"/>
    </style:style>
    <style:style style:family="text" style:name="T371">
      <style:text-properties fo:font-size="10pt"/>
    </style:style>
    <style:style style:parent-style-name="651" style:family="paragraph" style:name="P173">
      <style:text-properties fo:color="#000000" fo:font-family="DejaVu Sans Mono" style:font-family-asian="WenQuanYi Zen Hei Mono" style:font-family-complex="Lohit Hindi" fo:font-size="10pt"/>
      <style:paragraph-properties/>
    </style:style>
    <style:style style:family="text" style:name="T372">
      <style:text-properties fo:font-size="10pt"/>
    </style:style>
    <style:style style:family="text" style:name="T373">
      <style:text-properties fo:font-size="10pt"/>
    </style:style>
    <style:style style:parent-style-name="651" style:family="paragraph" style:name="P174">
      <style:text-properties fo:color="#000000" fo:font-family="DejaVu Sans Mono" style:font-family-asian="WenQuanYi Zen Hei Mono" style:font-family-complex="Lohit Hindi" fo:font-size="10pt"/>
      <style:paragraph-properties/>
    </style:style>
    <style:style style:family="text" style:name="T374">
      <style:text-properties fo:font-size="10pt" fo:font-style="italic" fo:font-weight="bold"/>
    </style:style>
    <style:style style:family="text" style:name="T375">
      <style:text-properties fo:font-size="10pt" fo:font-style="italic" fo:font-weight="bold"/>
    </style:style>
    <style:style style:family="text" style:name="T376">
      <style:text-properties fo:font-size="10pt" fo:font-style="italic" fo:font-weight="bold"/>
    </style:style>
    <style:style style:family="text" style:name="T377">
      <style:text-properties fo:font-size="10pt" fo:font-style="italic" fo:font-weight="bold"/>
    </style:style>
    <style:style style:family="text" style:name="T378">
      <style:text-properties fo:font-size="10pt" fo:font-style="italic"/>
    </style:style>
    <style:style style:parent-style-name="651" style:family="paragraph" style:name="P175">
      <style:text-properties fo:color="#000000" fo:font-family="DejaVu Sans Mono" style:font-family-asian="WenQuanYi Zen Hei Mono" style:font-family-complex="Lohit Hindi" fo:font-size="10pt"/>
      <style:paragraph-properties/>
    </style:style>
    <style:style style:family="text" style:name="T379">
      <style:text-properties fo:font-size="10pt"/>
    </style:style>
    <style:style style:family="text" style:name="T380">
      <style:text-properties fo:font-size="10pt"/>
    </style:style>
    <style:style style:family="text" style:name="T381">
      <style:text-properties fo:font-size="10pt"/>
    </style:style>
    <style:style style:parent-style-name="651" style:family="paragraph" style:name="P176">
      <style:text-properties fo:color="#000000" fo:font-family="DejaVu Sans Mono" style:font-family-asian="WenQuanYi Zen Hei Mono" style:font-family-complex="Lohit Hindi" fo:font-size="10pt"/>
      <style:paragraph-properties/>
    </style:style>
    <style:style style:family="text" style:name="T382">
      <style:text-properties fo:font-size="10pt"/>
    </style:style>
    <style:style style:family="text" style:name="T383">
      <style:text-properties fo:font-size="10pt"/>
    </style:style>
    <style:style style:family="text" style:name="T384">
      <style:text-properties fo:font-size="10pt"/>
    </style:style>
    <style:style style:parent-style-name="651" style:family="paragraph" style:name="P177">
      <style:text-properties fo:color="#000000" fo:font-family="DejaVu Sans Mono" style:font-family-asian="WenQuanYi Zen Hei Mono" style:font-family-complex="Lohit Hindi" fo:font-size="10pt"/>
      <style:paragraph-properties/>
    </style:style>
    <style:style style:family="text" style:name="T385">
      <style:text-properties fo:font-size="10pt"/>
    </style:style>
    <style:style style:family="text" style:name="T386">
      <style:text-properties fo:font-size="10pt"/>
    </style:style>
    <style:style style:family="text" style:name="T387">
      <style:text-properties fo:font-size="10pt"/>
    </style:style>
    <style:style style:parent-style-name="651" style:family="paragraph" style:name="P178">
      <style:text-properties fo:color="#000000" fo:font-family="DejaVu Sans Mono" style:font-family-asian="WenQuanYi Zen Hei Mono" style:font-family-complex="Lohit Hindi" fo:font-size="10pt"/>
      <style:paragraph-properties/>
    </style:style>
    <style:style style:family="text" style:name="T388">
      <style:text-properties fo:font-size="10pt"/>
    </style:style>
    <style:style style:family="text" style:name="T389">
      <style:text-properties fo:font-size="10pt"/>
    </style:style>
    <style:style style:family="text" style:name="T390">
      <style:text-properties fo:font-size="10pt"/>
    </style:style>
    <style:style style:parent-style-name="651" style:family="paragraph" style:name="P179">
      <style:text-properties fo:color="#000000" fo:font-family="DejaVu Sans Mono" style:font-family-asian="WenQuanYi Zen Hei Mono" style:font-family-complex="Lohit Hindi" fo:font-size="10pt"/>
      <style:paragraph-properties/>
    </style:style>
    <style:style style:family="text" style:name="T391">
      <style:text-properties fo:font-family="DejaVu Sans Mono" style:font-family-asian="WenQuanYi Zen Hei Mono" style:font-family-complex="Lohit Hindi" fo:font-size="10pt"/>
    </style:style>
    <style:style style:family="text" style:name="T392">
      <style:text-properties fo:font-family="DejaVu Sans Mono" style:font-family-asian="WenQuanYi Zen Hei Mono" style:font-family-complex="Lohit Hindi" fo:font-size="10pt"/>
    </style:style>
    <style:style style:parent-style-name="651" style:family="paragraph" style:name="P180">
      <style:text-properties fo:color="#000000" fo:font-family="DejaVu Sans Mono" style:font-family-asian="WenQuanYi Zen Hei Mono" style:font-family-complex="Lohit Hindi" fo:font-size="10pt"/>
      <style:paragraph-properties/>
    </style:style>
    <style:style style:family="text" style:name="T393">
      <style:text-properties fo:font-family="DejaVu Sans Mono" style:font-family-asian="WenQuanYi Zen Hei Mono" style:font-family-complex="Lohit Hindi" fo:font-size="10pt" fo:font-style="italic" fo:font-weight="bold"/>
    </style:style>
    <style:style style:family="text" style:name="T394">
      <style:text-properties fo:font-family="DejaVu Sans Mono" style:font-family-asian="WenQuanYi Zen Hei Mono" style:font-family-complex="Lohit Hindi" fo:font-size="10pt" fo:font-style="italic" fo:font-weight="bold"/>
    </style:style>
    <style:style style:family="text" style:name="T395">
      <style:text-properties fo:font-family="DejaVu Sans Mono" style:font-family-asian="WenQuanYi Zen Hei Mono" style:font-family-complex="Lohit Hindi" fo:font-size="10pt" fo:font-style="italic" fo:font-weight="bold"/>
    </style:style>
    <style:style style:family="text" style:name="T396">
      <style:text-properties fo:font-style="italic" fo:font-weight="bold"/>
    </style:style>
    <style:style style:parent-style-name="651" style:family="paragraph" style:name="P181">
      <style:text-properties fo:color="#000000" fo:font-family="DejaVu Sans Mono" style:font-family-asian="WenQuanYi Zen Hei Mono" style:font-family-complex="Lohit Hindi" fo:font-size="10pt"/>
      <style:paragraph-properties/>
    </style:style>
    <style:style style:parent-style-name="651" style:family="paragraph" style:name="P182">
      <style:text-properties fo:color="#000000" fo:font-family="DejaVu Sans Mono" style:font-family-asian="WenQuanYi Zen Hei Mono" style:font-family-complex="Lohit Hindi" fo:font-size="10pt"/>
      <style:paragraph-properties/>
    </style:style>
    <style:style style:parent-style-name="651" style:family="paragraph" style:name="P183">
      <style:text-properties fo:color="#000000" fo:font-family="DejaVu Sans Mono" style:font-family-asian="WenQuanYi Zen Hei Mono" style:font-family-complex="Lohit Hindi" fo:font-size="10pt"/>
      <style:paragraph-properties/>
    </style:style>
    <style:style style:parent-style-name="651" style:family="paragraph" style:name="P184">
      <style:text-properties fo:color="#000000" fo:font-family="DejaVu Sans Mono" style:font-family-asian="WenQuanYi Zen Hei Mono" style:font-family-complex="Lohit Hindi" fo:font-size="10pt"/>
      <style:paragraph-properties/>
    </style:style>
    <style:style style:family="text" style:name="T397">
      <style:text-properties fo:font-size="10pt"/>
    </style:style>
    <style:style style:family="text" style:name="T398">
      <style:text-properties fo:font-size="10pt"/>
    </style:style>
    <style:style style:family="text" style:name="T399">
      <style:text-properties fo:font-size="10pt"/>
    </style:style>
    <style:style style:parent-style-name="651" style:family="paragraph" style:name="P185">
      <style:text-properties fo:color="#000000" fo:font-family="DejaVu Sans Mono" style:font-family-asian="WenQuanYi Zen Hei Mono" style:font-family-complex="Lohit Hindi" fo:font-size="10pt"/>
      <style:paragraph-properties/>
    </style:style>
    <style:style style:family="text" style:name="T400">
      <style:text-properties fo:font-size="10pt"/>
    </style:style>
    <style:style style:family="text" style:name="T401">
      <style:text-properties fo:font-size="10pt"/>
    </style:style>
    <style:style style:parent-style-name="651" style:family="paragraph" style:name="P186">
      <style:text-properties fo:color="#000000" fo:font-family="DejaVu Sans Mono" style:font-family-asian="WenQuanYi Zen Hei Mono" style:font-family-complex="Lohit Hindi" fo:font-size="10pt"/>
      <style:paragraph-properties/>
    </style:style>
    <style:style style:family="text" style:name="T402">
      <style:text-properties fo:font-size="10pt" fo:font-style="italic" fo:font-weight="bold"/>
    </style:style>
    <style:style style:family="text" style:name="T403">
      <style:text-properties fo:font-size="10pt" fo:font-style="italic" fo:font-weight="bold"/>
    </style:style>
    <style:style style:family="text" style:name="T404">
      <style:text-properties fo:font-size="10pt" fo:font-style="italic" fo:font-weight="bold"/>
    </style:style>
    <style:style style:family="text" style:name="T405">
      <style:text-properties fo:font-size="10pt" fo:font-style="italic" fo:font-weight="bold"/>
    </style:style>
    <style:style style:family="text" style:name="T406">
      <style:text-properties fo:font-size="10pt" fo:font-style="italic" fo:font-weight="bold"/>
    </style:style>
    <style:style style:family="text" style:name="T407">
      <style:text-properties fo:font-size="10pt"/>
    </style:style>
    <style:style style:parent-style-name="651" style:family="paragraph" style:name="P187">
      <style:text-properties fo:color="#000000" fo:font-family="DejaVu Sans Mono" style:font-family-asian="WenQuanYi Zen Hei Mono" style:font-family-complex="Lohit Hindi" fo:font-size="10pt"/>
      <style:paragraph-properties/>
    </style:style>
    <style:style style:family="text" style:name="T408">
      <style:text-properties fo:font-size="10pt"/>
    </style:style>
    <style:style style:family="text" style:name="T409">
      <style:text-properties fo:font-size="10pt"/>
    </style:style>
    <style:style style:family="text" style:name="T410">
      <style:text-properties fo:font-size="10pt"/>
    </style:style>
    <style:style style:parent-style-name="651" style:family="paragraph" style:name="P188">
      <style:text-properties fo:color="#000000" fo:font-family="DejaVu Sans Mono" style:font-family-asian="WenQuanYi Zen Hei Mono" style:font-family-complex="Lohit Hindi" fo:font-size="10pt"/>
      <style:paragraph-properties/>
    </style:style>
    <style:style style:family="text" style:name="T411">
      <style:text-properties fo:font-size="10pt"/>
    </style:style>
    <style:style style:family="text" style:name="T412">
      <style:text-properties fo:font-size="10pt"/>
    </style:style>
    <style:style style:family="text" style:name="T413">
      <style:text-properties fo:font-size="10pt"/>
    </style:style>
    <style:style style:parent-style-name="651" style:family="paragraph" style:name="P189">
      <style:text-properties fo:color="#000000" fo:font-family="DejaVu Sans Mono" style:font-family-asian="WenQuanYi Zen Hei Mono" style:font-family-complex="Lohit Hindi" fo:font-size="10pt"/>
      <style:paragraph-properties/>
    </style:style>
    <style:style style:family="text" style:name="T414">
      <style:text-properties fo:font-size="10pt"/>
    </style:style>
    <style:style style:family="text" style:name="T415">
      <style:text-properties fo:font-size="10pt"/>
    </style:style>
    <style:style style:family="text" style:name="T416">
      <style:text-properties fo:font-size="10pt"/>
    </style:style>
    <style:style style:parent-style-name="651" style:family="paragraph" style:name="P190">
      <style:text-properties fo:color="#000000" fo:font-family="DejaVu Sans Mono" style:font-family-asian="WenQuanYi Zen Hei Mono" style:font-family-complex="Lohit Hindi" fo:font-size="10pt"/>
      <style:paragraph-properties/>
    </style:style>
    <style:style style:family="text" style:name="T417">
      <style:text-properties fo:font-size="10pt"/>
    </style:style>
    <style:style style:family="text" style:name="T418">
      <style:text-properties fo:font-size="10pt"/>
    </style:style>
    <style:style style:family="text" style:name="T419">
      <style:text-properties fo:font-size="10pt"/>
    </style:style>
    <style:style style:parent-style-name="651" style:family="paragraph" style:name="P191">
      <style:text-properties fo:color="#000000" fo:font-family="DejaVu Sans Mono" style:font-family-asian="WenQuanYi Zen Hei Mono" style:font-family-complex="Lohit Hindi" fo:font-size="10pt"/>
      <style:paragraph-properties/>
    </style:style>
    <style:style style:family="text" style:name="T420">
      <style:text-properties fo:font-size="10pt"/>
    </style:style>
    <style:style style:family="text" style:name="T421">
      <style:text-properties fo:font-size="10pt"/>
    </style:style>
    <style:style style:parent-style-name="651" style:family="paragraph" style:name="P192">
      <style:text-properties fo:color="#000000" fo:font-family="DejaVu Sans Mono" style:font-family-asian="WenQuanYi Zen Hei Mono" style:font-family-complex="Lohit Hindi" fo:font-size="10pt"/>
      <style:paragraph-properties/>
    </style:style>
    <style:style style:family="text" style:name="T422">
      <style:text-properties fo:font-size="10pt" fo:font-style="italic" fo:font-weight="bold"/>
    </style:style>
    <style:style style:family="text" style:name="T423">
      <style:text-properties fo:font-size="10pt" fo:font-style="italic" fo:font-weight="bold"/>
    </style:style>
    <style:style style:family="text" style:name="T424">
      <style:text-properties fo:font-size="10pt" fo:font-style="italic" fo:font-weight="bold"/>
    </style:style>
    <style:style style:family="text" style:name="T425">
      <style:text-properties fo:font-size="10pt" fo:font-style="italic" fo:font-weight="bold"/>
    </style:style>
    <style:style style:family="text" style:name="T426">
      <style:text-properties fo:font-size="10pt" fo:font-style="italic" fo:font-weight="bold"/>
    </style:style>
    <style:style style:family="text" style:name="T427">
      <style:text-properties fo:font-size="10pt"/>
    </style:style>
    <style:style style:parent-style-name="651" style:family="paragraph" style:name="P193">
      <style:text-properties fo:color="#000000" fo:font-family="DejaVu Sans Mono" style:font-family-asian="WenQuanYi Zen Hei Mono" style:font-family-complex="Lohit Hindi" fo:font-size="10pt"/>
      <style:paragraph-properties/>
    </style:style>
    <style:style style:family="text" style:name="T428">
      <style:text-properties fo:font-size="10pt"/>
    </style:style>
    <style:style style:family="text" style:name="T429">
      <style:text-properties fo:font-size="10pt"/>
    </style:style>
    <style:style style:family="text" style:name="T430">
      <style:text-properties fo:font-size="10pt"/>
    </style:style>
    <style:style style:parent-style-name="651" style:family="paragraph" style:name="P194">
      <style:text-properties fo:color="#000000" fo:font-family="DejaVu Sans Mono" style:font-family-asian="WenQuanYi Zen Hei Mono" style:font-family-complex="Lohit Hindi" fo:font-size="10pt"/>
      <style:paragraph-properties/>
    </style:style>
    <style:style style:family="text" style:name="T431">
      <style:text-properties fo:font-size="10pt"/>
    </style:style>
    <style:style style:family="text" style:name="T432">
      <style:text-properties fo:font-size="10pt"/>
    </style:style>
    <style:style style:family="text" style:name="T433">
      <style:text-properties fo:font-size="10pt"/>
    </style:style>
    <style:style style:parent-style-name="651" style:family="paragraph" style:name="P195">
      <style:text-properties fo:color="#000000" fo:font-family="DejaVu Sans Mono" style:font-family-asian="WenQuanYi Zen Hei Mono" style:font-family-complex="Lohit Hindi" fo:font-size="10pt"/>
      <style:paragraph-properties/>
    </style:style>
    <style:style style:family="text" style:name="T434">
      <style:text-properties fo:font-size="10pt"/>
    </style:style>
    <style:style style:family="text" style:name="T435">
      <style:text-properties fo:font-size="10pt"/>
    </style:style>
    <style:style style:family="text" style:name="T436">
      <style:text-properties fo:font-size="10pt"/>
    </style:style>
    <style:style style:parent-style-name="651" style:family="paragraph" style:name="P196">
      <style:text-properties fo:color="#000000" fo:font-family="DejaVu Sans Mono" style:font-family-asian="WenQuanYi Zen Hei Mono" style:font-family-complex="Lohit Hindi" fo:font-size="10pt"/>
      <style:paragraph-properties/>
    </style:style>
    <style:style style:family="text" style:name="T437">
      <style:text-properties fo:font-size="10pt"/>
    </style:style>
    <style:style style:family="text" style:name="T438">
      <style:text-properties fo:font-size="10pt"/>
    </style:style>
    <style:style style:family="text" style:name="T439">
      <style:text-properties fo:font-size="10pt"/>
    </style:style>
    <style:style style:parent-style-name="651" style:family="paragraph" style:name="P197">
      <style:text-properties fo:color="#000000" fo:font-family="DejaVu Sans Mono" style:font-family-asian="WenQuanYi Zen Hei Mono" style:font-family-complex="Lohit Hindi" fo:font-size="10pt"/>
      <style:paragraph-properties/>
    </style:style>
    <style:style style:family="text" style:name="T440">
      <style:text-properties fo:font-size="10pt"/>
    </style:style>
    <style:style style:family="text" style:name="T441">
      <style:text-properties fo:font-size="10pt"/>
    </style:style>
    <style:style style:parent-style-name="651" style:family="paragraph" style:name="P198">
      <style:text-properties fo:color="#000000" fo:font-family="DejaVu Sans Mono" style:font-family-asian="WenQuanYi Zen Hei Mono" style:font-family-complex="Lohit Hindi" fo:font-size="10pt"/>
      <style:paragraph-properties/>
    </style:style>
    <style:style style:family="text" style:name="T442">
      <style:text-properties fo:font-family="DejaVu Sans Mono" style:font-family-asian="WenQuanYi Zen Hei Mono" style:font-family-complex="Lohit Hindi" fo:font-size="10pt" fo:font-style="italic" fo:font-weight="bold"/>
    </style:style>
    <style:style style:family="text" style:name="T443">
      <style:text-properties fo:font-family="DejaVu Sans Mono" style:font-family-asian="WenQuanYi Zen Hei Mono" style:font-family-complex="Lohit Hindi" fo:font-size="10pt" fo:font-style="italic" fo:font-weight="bold"/>
    </style:style>
    <style:style style:family="text" style:name="T444">
      <style:text-properties fo:font-family="DejaVu Sans Mono" style:font-family-asian="WenQuanYi Zen Hei Mono" style:font-family-complex="Lohit Hindi" fo:font-size="10pt" fo:font-style="italic" fo:font-weight="bold"/>
    </style:style>
    <style:style style:family="text" style:name="T445">
      <style:text-properties fo:font-family="DejaVu Sans Mono" style:font-family-asian="WenQuanYi Zen Hei Mono" style:font-family-complex="Lohit Hindi" fo:font-size="10pt" fo:font-style="italic" fo:font-weight="bold"/>
    </style:style>
    <style:style style:family="text" style:name="T446">
      <style:text-properties fo:font-family="DejaVu Sans Mono" style:font-family-asian="WenQuanYi Zen Hei Mono" style:font-family-complex="Lohit Hindi" fo:font-size="10pt" fo:font-style="italic" fo:font-weight="bold"/>
    </style:style>
    <style:style style:family="text" style:name="T447">
      <style:text-properties fo:font-family="DejaVu Sans Mono" style:font-family-asian="WenQuanYi Zen Hei Mono" style:font-family-complex="Lohit Hindi" fo:font-size="10pt" fo:font-style="italic" fo:font-weight="bold"/>
    </style:style>
    <style:style style:family="text" style:name="T448">
      <style:text-properties fo:font-family="DejaVu Sans Mono" style:font-family-asian="WenQuanYi Zen Hei Mono" style:font-family-complex="Lohit Hindi" fo:font-size="10pt" fo:font-style="italic" fo:font-weight="bold"/>
    </style:style>
    <style:style style:family="text" style:name="T449">
      <style:text-properties fo:font-family="DejaVu Sans Mono" style:font-family-asian="WenQuanYi Zen Hei Mono" style:font-family-complex="Lohit Hindi" fo:font-size="10pt" fo:font-style="italic" fo:font-weight="bold"/>
    </style:style>
    <style:style style:family="text" style:name="T450">
      <style:text-properties fo:font-family="DejaVu Sans Mono" style:font-family-asian="WenQuanYi Zen Hei Mono" style:font-family-complex="Lohit Hindi" fo:font-size="10pt"/>
    </style:style>
    <style:style style:family="text" style:name="T451">
      <style:text-properties fo:font-family="DejaVu Sans Mono" style:font-family-asian="WenQuanYi Zen Hei Mono" style:font-family-complex="Lohit Hindi" fo:font-size="10pt"/>
    </style:style>
    <style:style style:parent-style-name="651" style:family="paragraph" style:name="P199">
      <style:text-properties fo:color="#000000" fo:font-family="DejaVu Sans Mono" style:font-family-asian="WenQuanYi Zen Hei Mono" style:font-family-complex="Lohit Hindi" fo:font-size="10pt"/>
      <style:paragraph-properties/>
    </style:style>
    <style:style style:family="text" style:name="T452">
      <style:text-properties fo:font-family="DejaVu Sans Mono" style:font-family-asian="WenQuanYi Zen Hei Mono" style:font-family-complex="Lohit Hindi" fo:font-size="10pt"/>
    </style:style>
    <style:style style:family="text" style:name="T453">
      <style:text-properties fo:font-family="DejaVu Sans Mono" style:font-family-asian="WenQuanYi Zen Hei Mono" style:font-family-complex="Lohit Hindi" fo:font-size="10pt"/>
    </style:style>
    <style:style style:family="text" style:name="T454">
      <style:text-properties fo:font-family="DejaVu Sans Mono" style:font-family-asian="WenQuanYi Zen Hei Mono" style:font-family-complex="Lohit Hindi" fo:font-size="10pt"/>
    </style:style>
    <style:style style:family="text" style:name="T455">
      <style:text-properties fo:font-family="DejaVu Sans Mono" style:font-family-asian="WenQuanYi Zen Hei Mono" style:font-family-complex="Lohit Hindi" fo:font-size="10pt"/>
    </style:style>
    <style:style style:parent-style-name="651" style:family="paragraph" style:name="P200">
      <style:text-properties fo:color="#000000" fo:font-family="DejaVu Sans Mono" style:font-family-asian="WenQuanYi Zen Hei Mono" style:font-family-complex="Lohit Hindi" fo:font-size="10pt"/>
      <style:paragraph-properties/>
    </style:style>
    <style:style style:family="text" style:name="T456">
      <style:text-properties fo:font-family="DejaVu Sans Mono" style:font-family-asian="WenQuanYi Zen Hei Mono" style:font-family-complex="Lohit Hindi" fo:font-size="10pt"/>
    </style:style>
    <style:style style:family="text" style:name="T457">
      <style:text-properties fo:font-family="DejaVu Sans Mono" style:font-family-asian="WenQuanYi Zen Hei Mono" style:font-family-complex="Lohit Hindi" fo:font-size="10pt"/>
    </style:style>
    <style:style style:family="text" style:name="T458">
      <style:text-properties fo:font-family="DejaVu Sans Mono" style:font-family-asian="WenQuanYi Zen Hei Mono" style:font-family-complex="Lohit Hindi" fo:font-size="10pt"/>
    </style:style>
    <style:style style:family="text" style:name="T459">
      <style:text-properties fo:font-family="DejaVu Sans Mono" style:font-family-asian="WenQuanYi Zen Hei Mono" style:font-family-complex="Lohit Hindi" fo:font-size="10pt"/>
    </style:style>
    <style:style style:parent-style-name="651" style:family="paragraph" style:name="P201">
      <style:text-properties fo:color="#000000" fo:font-family="DejaVu Sans Mono" style:font-family-asian="WenQuanYi Zen Hei Mono" style:font-family-complex="Lohit Hindi" fo:font-size="10pt"/>
      <style:paragraph-properties/>
    </style:style>
    <style:style style:family="text" style:name="T460">
      <style:text-properties fo:font-family="DejaVu Sans Mono" style:font-family-asian="WenQuanYi Zen Hei Mono" style:font-family-complex="Lohit Hindi" fo:font-size="10pt"/>
    </style:style>
    <style:style style:family="text" style:name="T461">
      <style:text-properties fo:font-family="DejaVu Sans Mono" style:font-family-asian="WenQuanYi Zen Hei Mono" style:font-family-complex="Lohit Hindi" fo:font-size="10pt"/>
    </style:style>
    <style:style style:family="text" style:name="T462">
      <style:text-properties fo:font-family="DejaVu Sans Mono" style:font-family-asian="WenQuanYi Zen Hei Mono" style:font-family-complex="Lohit Hindi" fo:font-size="10pt"/>
    </style:style>
    <style:style style:parent-style-name="651" style:family="paragraph" style:name="P202">
      <style:text-properties fo:color="#000000" fo:font-family="DejaVu Sans Mono" style:font-family-asian="WenQuanYi Zen Hei Mono" style:font-family-complex="Lohit Hindi" fo:font-size="10pt"/>
      <style:paragraph-properties/>
    </style:style>
    <style:style style:family="text" style:name="T463">
      <style:text-properties fo:font-family="DejaVu Sans Mono" style:font-family-asian="WenQuanYi Zen Hei Mono" style:font-family-complex="Lohit Hindi" fo:font-size="10pt"/>
    </style:style>
    <style:style style:family="text" style:name="T464">
      <style:text-properties fo:font-family="DejaVu Sans Mono" style:font-family-asian="WenQuanYi Zen Hei Mono" style:font-family-complex="Lohit Hindi" fo:font-size="10pt"/>
    </style:style>
    <style:style style:family="text" style:name="T465">
      <style:text-properties fo:font-family="DejaVu Sans Mono" style:font-family-asian="WenQuanYi Zen Hei Mono" style:font-family-complex="Lohit Hindi" fo:font-size="10pt"/>
    </style:style>
    <style:style style:parent-style-name="651" style:family="paragraph" style:name="P203">
      <style:text-properties fo:color="#000000" fo:font-family="DejaVu Sans Mono" style:font-family-asian="WenQuanYi Zen Hei Mono" style:font-family-complex="Lohit Hindi" fo:font-size="10pt"/>
      <style:paragraph-properties/>
    </style:style>
    <style:style style:family="text" style:name="T466">
      <style:text-properties fo:font-family="DejaVu Sans Mono" style:font-family-asian="WenQuanYi Zen Hei Mono" style:font-family-complex="Lohit Hindi" fo:font-size="10pt"/>
    </style:style>
    <style:style style:family="text" style:name="T467">
      <style:text-properties fo:font-family="DejaVu Sans Mono" style:font-family-asian="WenQuanYi Zen Hei Mono" style:font-family-complex="Lohit Hindi" fo:font-size="10pt"/>
    </style:style>
    <style:style style:parent-style-name="651" style:family="paragraph" style:name="P204">
      <style:text-properties fo:color="#000000" fo:font-family="DejaVu Sans Mono" style:font-family-asian="WenQuanYi Zen Hei Mono" style:font-family-complex="Lohit Hindi" fo:font-size="10pt"/>
      <style:paragraph-properties/>
    </style:style>
    <style:style style:family="text" style:name="T468">
      <style:text-properties fo:font-size="10pt"/>
    </style:style>
    <style:style style:family="text" style:name="T469">
      <style:text-properties fo:font-size="10pt"/>
    </style:style>
    <style:style style:parent-style-name="651" style:family="paragraph" style:name="P205">
      <style:text-properties fo:color="#000000" fo:font-family="DejaVu Sans Mono" style:font-family-asian="WenQuanYi Zen Hei Mono" style:font-family-complex="Lohit Hindi" fo:font-size="10pt"/>
      <style:paragraph-properties/>
    </style:style>
    <style:style style:family="text" style:name="T470">
      <style:text-properties fo:font-size="10pt" fo:font-style="italic" fo:font-weight="bold"/>
    </style:style>
    <style:style style:family="text" style:name="T471">
      <style:text-properties fo:font-size="10pt" fo:font-style="italic" fo:font-weight="bold"/>
    </style:style>
    <style:style style:family="text" style:name="T472">
      <style:text-properties fo:font-size="10pt" fo:font-style="italic" fo:font-weight="bold"/>
    </style:style>
    <style:style style:family="text" style:name="T473">
      <style:text-properties fo:font-size="10pt" fo:font-style="italic" fo:font-weight="bold"/>
    </style:style>
    <style:style style:family="text" style:name="T474">
      <style:text-properties fo:font-size="10pt" fo:font-style="italic" fo:font-weight="bold"/>
    </style:style>
    <style:style style:family="text" style:name="T475">
      <style:text-properties fo:font-size="10pt" fo:font-style="italic" fo:font-weight="bold"/>
    </style:style>
    <style:style style:family="text" style:name="T476">
      <style:text-properties fo:font-size="10pt" fo:font-style="italic" fo:font-weight="bold"/>
    </style:style>
    <style:style style:family="text" style:name="T477">
      <style:text-properties fo:font-size="10pt"/>
    </style:style>
    <style:style style:parent-style-name="651" style:family="paragraph" style:name="P206">
      <style:text-properties fo:color="#000000" fo:font-family="DejaVu Sans Mono" style:font-family-asian="WenQuanYi Zen Hei Mono" style:font-family-complex="Lohit Hindi" fo:font-size="10pt"/>
      <style:paragraph-properties/>
    </style:style>
    <style:style style:family="text" style:name="T478">
      <style:text-properties fo:font-size="10pt"/>
    </style:style>
    <style:style style:family="text" style:name="T479">
      <style:text-properties fo:font-size="10pt"/>
    </style:style>
    <style:style style:family="text" style:name="T480">
      <style:text-properties fo:font-size="10pt"/>
    </style:style>
    <style:style style:family="text" style:name="T481">
      <style:text-properties fo:font-size="10pt"/>
    </style:style>
    <style:style style:parent-style-name="651" style:family="paragraph" style:name="P207">
      <style:text-properties fo:color="#000000" fo:font-family="DejaVu Sans Mono" style:font-family-asian="WenQuanYi Zen Hei Mono" style:font-family-complex="Lohit Hindi" fo:font-size="10pt"/>
      <style:paragraph-properties/>
    </style:style>
    <style:style style:family="text" style:name="T482">
      <style:text-properties fo:font-size="10pt"/>
    </style:style>
    <style:style style:family="text" style:name="T483">
      <style:text-properties fo:font-size="10pt"/>
    </style:style>
    <style:style style:family="text" style:name="T484">
      <style:text-properties fo:font-size="10pt"/>
    </style:style>
    <style:style style:family="text" style:name="T485">
      <style:text-properties fo:font-size="10pt"/>
    </style:style>
    <style:style style:parent-style-name="651" style:family="paragraph" style:name="P208">
      <style:text-properties fo:color="#000000" fo:font-family="DejaVu Sans Mono" style:font-family-asian="WenQuanYi Zen Hei Mono" style:font-family-complex="Lohit Hindi" fo:font-size="10pt"/>
      <style:paragraph-properties/>
    </style:style>
    <style:style style:family="text" style:name="T486">
      <style:text-properties fo:font-size="10pt"/>
    </style:style>
    <style:style style:family="text" style:name="T487">
      <style:text-properties fo:font-size="10pt"/>
    </style:style>
    <style:style style:family="text" style:name="T488">
      <style:text-properties fo:font-size="10pt"/>
    </style:style>
    <style:style style:family="text" style:name="T489">
      <style:text-properties fo:font-size="10pt"/>
    </style:style>
    <style:style style:parent-style-name="651" style:family="paragraph" style:name="P209">
      <style:text-properties fo:color="#000000" fo:font-family="DejaVu Sans Mono" style:font-family-asian="WenQuanYi Zen Hei Mono" style:font-family-complex="Lohit Hindi" fo:font-size="10pt"/>
      <style:paragraph-properties/>
    </style:style>
    <style:style style:family="text" style:name="T490">
      <style:text-properties fo:font-size="10pt"/>
    </style:style>
    <style:style style:family="text" style:name="T491">
      <style:text-properties fo:font-size="10pt"/>
    </style:style>
    <style:style style:family="text" style:name="T492">
      <style:text-properties fo:font-size="10pt"/>
    </style:style>
    <style:style style:family="text" style:name="T493">
      <style:text-properties fo:font-size="10pt"/>
    </style:style>
    <style:style style:parent-style-name="651" style:family="paragraph" style:name="P210">
      <style:text-properties fo:color="#000000" fo:font-family="DejaVu Sans Mono" style:font-family-asian="WenQuanYi Zen Hei Mono" style:font-family-complex="Lohit Hindi" fo:font-size="10pt"/>
      <style:paragraph-properties/>
    </style:style>
    <style:style style:family="text" style:name="T494">
      <style:text-properties fo:font-size="10pt"/>
    </style:style>
    <style:style style:family="text" style:name="T495">
      <style:text-properties fo:font-size="10pt"/>
    </style:style>
    <style:style style:parent-style-name="651" style:family="paragraph" style:name="P211">
      <style:text-properties fo:color="#000000" fo:font-family="DejaVu Sans Mono" style:font-family-asian="WenQuanYi Zen Hei Mono" style:font-family-complex="Lohit Hindi" fo:font-size="10pt"/>
      <style:paragraph-properties/>
    </style:style>
    <style:style style:family="text" style:name="T496">
      <style:text-properties fo:font-size="10pt" fo:font-style="italic" fo:font-weight="bold"/>
    </style:style>
    <style:style style:family="text" style:name="T497">
      <style:text-properties fo:font-size="10pt" fo:font-style="italic" fo:font-weight="bold"/>
    </style:style>
    <style:style style:family="text" style:name="T498">
      <style:text-properties fo:font-size="10pt" fo:font-style="italic" fo:font-weight="bold"/>
    </style:style>
    <style:style style:family="text" style:name="T499">
      <style:text-properties fo:font-size="10pt" fo:font-style="italic" fo:font-weight="bold"/>
    </style:style>
    <style:style style:family="text" style:name="T500">
      <style:text-properties fo:font-size="10pt" fo:font-style="italic" fo:font-weight="bold"/>
    </style:style>
    <style:style style:family="text" style:name="T501">
      <style:text-properties fo:font-size="10pt" fo:font-style="italic" fo:font-weight="bold"/>
    </style:style>
    <style:style style:family="text" style:name="T502">
      <style:text-properties fo:font-size="10pt" fo:font-style="italic" fo:font-weight="bold"/>
    </style:style>
    <style:style style:parent-style-name="651" style:family="paragraph" style:name="P212">
      <style:text-properties fo:color="#000000" fo:font-family="DejaVu Sans Mono" style:font-family-asian="WenQuanYi Zen Hei Mono" style:font-family-complex="Lohit Hindi" fo:font-size="10pt"/>
      <style:paragraph-properties/>
    </style:style>
    <style:style style:family="text" style:name="T503">
      <style:text-properties fo:font-size="10pt"/>
    </style:style>
    <style:style style:family="text" style:name="T504">
      <style:text-properties fo:font-size="10pt"/>
    </style:style>
    <style:style style:family="text" style:name="T505">
      <style:text-properties fo:font-size="10pt"/>
    </style:style>
    <style:style style:parent-style-name="651" style:family="paragraph" style:name="P213">
      <style:text-properties fo:color="#000000" fo:font-family="DejaVu Sans Mono" style:font-family-asian="WenQuanYi Zen Hei Mono" style:font-family-complex="Lohit Hindi" fo:font-size="10pt"/>
      <style:paragraph-properties/>
    </style:style>
    <style:style style:family="text" style:name="T506">
      <style:text-properties fo:font-size="10pt"/>
    </style:style>
    <style:style style:family="text" style:name="T507">
      <style:text-properties fo:font-size="10pt"/>
    </style:style>
    <style:style style:family="text" style:name="T508">
      <style:text-properties fo:font-size="10pt"/>
    </style:style>
    <style:style style:family="text" style:name="T509">
      <style:text-properties fo:font-size="10pt"/>
    </style:style>
    <style:style style:parent-style-name="651" style:family="paragraph" style:name="P214">
      <style:text-properties fo:color="#000000" fo:font-family="DejaVu Sans Mono" style:font-family-asian="WenQuanYi Zen Hei Mono" style:font-family-complex="Lohit Hindi" fo:font-size="10pt"/>
      <style:paragraph-properties/>
    </style:style>
    <style:style style:family="text" style:name="T510">
      <style:text-properties fo:font-size="10pt"/>
    </style:style>
    <style:style style:family="text" style:name="T511">
      <style:text-properties fo:font-size="10pt"/>
    </style:style>
    <style:style style:family="text" style:name="T512">
      <style:text-properties fo:font-size="10pt"/>
    </style:style>
    <style:style style:family="text" style:name="T513">
      <style:text-properties fo:font-size="10pt"/>
    </style:style>
    <style:style style:parent-style-name="651" style:family="paragraph" style:name="P215">
      <style:text-properties fo:color="#000000" fo:font-family="DejaVu Sans Mono" style:font-family-asian="WenQuanYi Zen Hei Mono" style:font-family-complex="Lohit Hindi" fo:font-size="10pt"/>
      <style:paragraph-properties/>
    </style:style>
    <style:style style:family="text" style:name="T514">
      <style:text-properties fo:font-size="10pt"/>
    </style:style>
    <style:style style:family="text" style:name="T515">
      <style:text-properties fo:font-size="10pt"/>
    </style:style>
    <style:style style:family="text" style:name="T516">
      <style:text-properties fo:font-size="10pt"/>
    </style:style>
    <style:style style:parent-style-name="651" style:family="paragraph" style:name="P216">
      <style:text-properties fo:color="#000000" fo:font-family="DejaVu Sans Mono" style:font-family-asian="WenQuanYi Zen Hei Mono" style:font-family-complex="Lohit Hindi" fo:font-size="10pt"/>
      <style:paragraph-properties/>
    </style:style>
    <style:style style:family="text" style:name="T517">
      <style:text-properties fo:font-size="10pt"/>
    </style:style>
    <style:style style:family="text" style:name="T518">
      <style:text-properties fo:font-size="10pt"/>
    </style:style>
    <style:style style:parent-style-name="651" style:family="paragraph" style:name="P217">
      <style:text-properties fo:color="#000000" fo:font-family="DejaVu Sans Mono" style:font-family-asian="WenQuanYi Zen Hei Mono" style:font-family-complex="Lohit Hindi" fo:font-size="10pt"/>
      <style:paragraph-properties/>
    </style:style>
    <style:style style:family="text" style:name="T519">
      <style:text-properties fo:font-size="10pt" fo:font-style="italic" fo:font-weight="bold"/>
    </style:style>
    <style:style style:family="text" style:name="T520">
      <style:text-properties fo:font-size="10pt" fo:font-style="italic" fo:font-weight="bold"/>
    </style:style>
    <style:style style:family="text" style:name="T521">
      <style:text-properties fo:font-size="10pt" fo:font-style="italic" fo:font-weight="bold"/>
    </style:style>
    <style:style style:family="text" style:name="T522">
      <style:text-properties fo:font-size="10pt" fo:font-style="italic" fo:font-weight="bold"/>
    </style:style>
    <style:style style:family="text" style:name="T523">
      <style:text-properties fo:font-size="10pt" fo:font-style="italic" fo:font-weight="bold"/>
    </style:style>
    <style:style style:family="text" style:name="T524">
      <style:text-properties fo:font-size="10pt"/>
    </style:style>
    <style:style style:parent-style-name="651" style:family="paragraph" style:name="P218">
      <style:text-properties fo:color="#000000" fo:font-family="DejaVu Sans Mono" style:font-family-asian="WenQuanYi Zen Hei Mono" style:font-family-complex="Lohit Hindi" fo:font-size="10pt"/>
      <style:paragraph-properties/>
    </style:style>
    <style:style style:family="text" style:name="T525">
      <style:text-properties fo:font-size="10pt"/>
    </style:style>
    <style:style style:family="text" style:name="T526">
      <style:text-properties fo:font-size="10pt"/>
    </style:style>
    <style:style style:family="text" style:name="T527">
      <style:text-properties fo:font-size="10pt"/>
    </style:style>
    <style:style style:parent-style-name="651" style:family="paragraph" style:name="P219">
      <style:text-properties fo:color="#000000" fo:font-family="DejaVu Sans Mono" style:font-family-asian="WenQuanYi Zen Hei Mono" style:font-family-complex="Lohit Hindi" fo:font-size="10pt"/>
      <style:paragraph-properties/>
    </style:style>
    <style:style style:family="text" style:name="T528">
      <style:text-properties fo:font-size="10pt"/>
    </style:style>
    <style:style style:family="text" style:name="T529">
      <style:text-properties fo:font-size="10pt"/>
    </style:style>
    <style:style style:family="text" style:name="T530">
      <style:text-properties fo:font-size="10pt"/>
    </style:style>
    <style:style style:family="text" style:name="T531">
      <style:text-properties fo:font-size="10pt"/>
    </style:style>
    <style:style style:parent-style-name="651" style:family="paragraph" style:name="P220">
      <style:text-properties fo:color="#000000" fo:font-family="DejaVu Sans Mono" style:font-family-asian="WenQuanYi Zen Hei Mono" style:font-family-complex="Lohit Hindi" fo:font-size="10pt"/>
      <style:paragraph-properties/>
    </style:style>
    <style:style style:family="text" style:name="T532">
      <style:text-properties fo:font-size="10pt"/>
    </style:style>
    <style:style style:family="text" style:name="T533">
      <style:text-properties fo:font-size="10pt"/>
    </style:style>
    <style:style style:family="text" style:name="T534">
      <style:text-properties fo:font-size="10pt"/>
    </style:style>
    <style:style style:parent-style-name="651" style:family="paragraph" style:name="P221">
      <style:text-properties fo:color="#000000" fo:font-family="DejaVu Sans Mono" style:font-family-asian="WenQuanYi Zen Hei Mono" style:font-family-complex="Lohit Hindi" fo:font-size="10pt"/>
      <style:paragraph-properties/>
    </style:style>
    <style:style style:family="text" style:name="T535">
      <style:text-properties fo:font-size="10pt"/>
    </style:style>
    <style:style style:family="text" style:name="T536">
      <style:text-properties fo:font-size="10pt"/>
    </style:style>
    <style:style style:family="text" style:name="T537">
      <style:text-properties fo:font-size="10pt"/>
    </style:style>
    <style:style style:parent-style-name="651" style:family="paragraph" style:name="P222">
      <style:text-properties fo:color="#000000" fo:font-family="DejaVu Sans Mono" style:font-family-asian="WenQuanYi Zen Hei Mono" style:font-family-complex="Lohit Hindi" fo:font-size="10pt"/>
      <style:paragraph-properties/>
    </style:style>
    <style:style style:family="text" style:name="T538">
      <style:text-properties fo:font-size="10pt"/>
    </style:style>
    <style:style style:family="text" style:name="T539">
      <style:text-properties fo:font-size="10pt"/>
    </style:style>
    <style:style style:parent-style-name="651" style:family="paragraph" style:name="P223">
      <style:text-properties fo:color="#000000" fo:font-family="DejaVu Sans Mono" style:font-family-asian="WenQuanYi Zen Hei Mono" style:font-family-complex="Lohit Hindi" fo:font-size="10pt"/>
      <style:paragraph-properties/>
    </style:style>
    <style:style style:family="text" style:name="T540">
      <style:text-properties fo:font-size="10pt" fo:font-style="italic" fo:font-weight="bold"/>
    </style:style>
    <style:style style:family="text" style:name="T541">
      <style:text-properties fo:font-size="10pt" fo:font-style="italic" fo:font-weight="bold"/>
    </style:style>
    <style:style style:family="text" style:name="T542">
      <style:text-properties fo:font-size="10pt" fo:font-style="italic" fo:font-weight="bold"/>
    </style:style>
    <style:style style:family="text" style:name="T543">
      <style:text-properties fo:font-size="10pt" fo:font-style="italic" fo:font-weight="bold"/>
    </style:style>
    <style:style style:family="text" style:name="T544">
      <style:text-properties fo:font-size="10pt" fo:font-style="italic" fo:font-weight="bold"/>
    </style:style>
    <style:style style:parent-style-name="651" style:family="paragraph" style:name="P224">
      <style:text-properties fo:color="#000000" fo:font-family="DejaVu Sans Mono" style:font-family-asian="WenQuanYi Zen Hei Mono" style:font-family-complex="Lohit Hindi" fo:font-size="10pt"/>
      <style:paragraph-properties/>
    </style:style>
    <style:style style:family="text" style:name="T545">
      <style:text-properties fo:font-size="10pt"/>
    </style:style>
    <style:style style:family="text" style:name="T546">
      <style:text-properties fo:font-size="10pt"/>
    </style:style>
    <style:style style:family="text" style:name="T547">
      <style:text-properties fo:font-size="10pt"/>
    </style:style>
    <style:style style:family="text" style:name="T548">
      <style:text-properties fo:font-size="10pt"/>
    </style:style>
    <style:style style:parent-style-name="651" style:family="paragraph" style:name="P225">
      <style:text-properties fo:color="#000000" fo:font-family="DejaVu Sans Mono" style:font-family-asian="WenQuanYi Zen Hei Mono" style:font-family-complex="Lohit Hindi" fo:font-size="10pt"/>
      <style:paragraph-properties/>
    </style:style>
    <style:style style:family="text" style:name="T549">
      <style:text-properties fo:font-size="10pt" fo:background-color="#ffff00"/>
    </style:style>
    <style:style style:family="text" style:name="T550">
      <style:text-properties fo:font-size="10pt" fo:background-color="#ffff00"/>
    </style:style>
    <style:style style:family="text" style:name="T551">
      <style:text-properties fo:font-size="10pt" fo:background-color="#ffff00"/>
    </style:style>
    <style:style style:family="text" style:name="T552">
      <style:text-properties fo:font-size="10pt" fo:background-color="#ffff00"/>
    </style:style>
    <style:style style:family="text" style:name="T553">
      <style:text-properties fo:font-size="10pt" fo:background-color="#ffff00"/>
    </style:style>
    <style:style style:family="text" style:name="T554">
      <style:text-properties fo:font-size="10pt" fo:background-color="#ffff00"/>
    </style:style>
    <style:style style:parent-style-name="651" style:family="paragraph" style:name="P226">
      <style:text-properties fo:color="#000000" fo:font-family="DejaVu Sans Mono" style:font-family-asian="WenQuanYi Zen Hei Mono" style:font-family-complex="Lohit Hindi" fo:font-size="10pt"/>
      <style:paragraph-properties/>
    </style:style>
    <style:style style:family="text" style:name="T555">
      <style:text-properties fo:font-size="10pt"/>
    </style:style>
    <style:style style:family="text" style:name="T556">
      <style:text-properties fo:font-size="10pt"/>
    </style:style>
    <style:style style:family="text" style:name="T557">
      <style:text-properties fo:font-size="10pt"/>
    </style:style>
    <style:style style:parent-style-name="651" style:family="paragraph" style:name="P227">
      <style:text-properties fo:color="#000000" fo:font-family="DejaVu Sans Mono" style:font-family-asian="WenQuanYi Zen Hei Mono" style:font-family-complex="Lohit Hindi" fo:font-size="10pt"/>
      <style:paragraph-properties/>
    </style:style>
    <style:style style:family="text" style:name="T558">
      <style:text-properties fo:font-size="10pt"/>
    </style:style>
    <style:style style:family="text" style:name="T559">
      <style:text-properties fo:font-size="10pt"/>
    </style:style>
    <style:style style:family="text" style:name="T560">
      <style:text-properties fo:font-size="10pt"/>
    </style:style>
    <style:style style:parent-style-name="651" style:family="paragraph" style:name="P228">
      <style:text-properties fo:color="#000000" fo:font-family="DejaVu Sans Mono" style:font-family-asian="WenQuanYi Zen Hei Mono" style:font-family-complex="Lohit Hindi" fo:font-size="10pt"/>
      <style:paragraph-properties/>
    </style:style>
    <style:style style:family="text" style:name="T561">
      <style:text-properties fo:font-size="10pt"/>
    </style:style>
    <style:style style:family="text" style:name="T562">
      <style:text-properties fo:font-size="10pt"/>
    </style:style>
    <style:style style:parent-style-name="651" style:family="paragraph" style:name="P229">
      <style:text-properties fo:color="#000000" fo:font-family="DejaVu Sans Mono" style:font-family-asian="WenQuanYi Zen Hei Mono" style:font-family-complex="Lohit Hindi" fo:font-size="10pt"/>
      <style:paragraph-properties/>
    </style:style>
    <style:style style:family="text" style:name="T563">
      <style:text-properties fo:font-size="10pt"/>
    </style:style>
    <style:style style:family="text" style:name="T564">
      <style:text-properties fo:font-size="10pt"/>
    </style:style>
    <style:style style:parent-style-name="651" style:family="paragraph" style:name="P230">
      <style:text-properties fo:color="#000000" fo:font-family="DejaVu Sans Mono" style:font-family-asian="WenQuanYi Zen Hei Mono" style:font-family-complex="Lohit Hindi" fo:font-size="10pt"/>
      <style:paragraph-properties/>
    </style:style>
    <style:style style:family="text" style:name="T565">
      <style:text-properties fo:font-size="10pt"/>
    </style:style>
    <style:style style:family="text" style:name="T566">
      <style:text-properties fo:font-size="10pt"/>
    </style:style>
    <style:style style:parent-style-name="651" style:family="paragraph" style:name="P231">
      <style:text-properties fo:color="#000000" fo:font-family="DejaVu Sans Mono" style:font-family-asian="WenQuanYi Zen Hei Mono" style:font-family-complex="Lohit Hindi" fo:font-size="10pt"/>
      <style:paragraph-properties fo:line-height="115%"/>
    </style:style>
    <style:style style:family="text" style:name="T567">
      <style:text-properties fo:font-family="DejaVu Sans Mono" fo:font-size="10pt"/>
    </style:style>
    <style:style style:family="text" style:name="T568">
      <style:text-properties fo:font-family="DejaVu Sans Mono" fo:font-size="10pt"/>
    </style:style>
    <style:style style:parent-style-name="652" style:family="paragraph" style:name="P232">
      <style:text-properties fo:color="#000000" fo:font-family="Arial" style:font-family-asian="WenQuanYi Zen Hei" style:font-family-complex="Lohit Hindi" fo:font-size="16pt" fo:font-weight="bold"/>
      <style:paragraph-properties fo:line-height="115%"/>
    </style:style>
    <style:style style:family="text" style:name="T569">
      <style:text-properties fo:font-family="DejaVu Sans Mono" fo:font-size="10pt"/>
    </style:style>
    <style:style style:family="text" style:name="T570">
      <style:text-properties fo:font-family="DejaVu Sans Mono" fo:font-size="10pt"/>
    </style:style>
  </office:automatic-styles>
  <office:body>
    <office:text text:use-soft-page-breaks="true">
      <text:list>
        <text:list-item>
          <text:h text:outline-level="2" text:restart-numbering="0" text:is-list-header="0" text:style-name="P44"><text:span text:style-name="T35">Ejercicio 1</text:span><text:span text:style-name="T36">(Proyecto vs. Proceso)</text:span><text:span text:style-name="T37"/></text:h>
        </text:list-item>
      </text:list>
      <text:p text:style-name="P47"><text:span text:style-name="T38">A continuación se nombran diferentes proyectos y procesos. ¿Qué es cada uno?</text:span><text:span text:style-name="T39"/></text:p>
      <text:p text:style-name="P48"><text:span text:style-name="T40"/><text:span text:style-name="T41"/></text:p>
      <text:p text:style-name="P49"><text:span text:style-name="T42">1. </text:span><text:span text:style-name="T43">Ampliar el balcón de casa</text:span><text:span text:style-name="T44"/></text:p>
      <text:p text:style-name="P50"><text:span text:style-name="T45"><text:tab/></text:span><text:span text:style-name="T46">Proyectos</text:span><text:span text:style-name="T47"/></text:p>
      <text:p text:style-name="P51"><text:span text:style-name="T48">2. </text:span><text:span text:style-name="T49">Como parte de tu trabajo, organizar los libros en una biblioteca</text:span><text:span text:style-name="T50"/></text:p>
      <text:p text:style-name="P52"><text:span text:style-name="T51"><text:tab/></text:span><text:span text:style-name="T52">Proceso</text:span><text:span text:style-name="T53"/></text:p>
      <text:p text:style-name="P53"><text:span text:style-name="T54">3. </text:span><text:span text:style-name="T55">Hacer el pastel de cumpleaños de tu hija</text:span><text:span text:style-name="T56"/></text:p>
      <text:p text:style-name="P54"><text:span text:style-name="T57"><text:tab/></text:span><text:span text:style-name="T58"/></text:p>
      <text:p text:style-name="P55"><text:span text:style-name="T59">4. </text:span><text:span text:style-name="T60">Grapar los programas para una función de teatro que habéis preparado</text:span><text:span text:style-name="T61"/></text:p>
      <text:p text:style-name="P56"><text:span text:style-name="T62"><text:tab/></text:span><text:span text:style-name="T63"/></text:p>
      <text:p text:style-name="P57"><text:span text:style-name="T64">5. </text:span><text:span text:style-name="T65">Regar las plantas dos veces por semana</text:span><text:span text:style-name="T66"/></text:p>
      <text:p text:style-name="P58"><text:span text:style-name="T67"><text:tab/></text:span><text:span text:style-name="T68"/></text:p>
      <text:p text:style-name="P59"><text:span text:style-name="T69">6. </text:span><text:span text:style-name="T70">Sacar a pasear al perro</text:span><text:span text:style-name="T71"> (</text:span><text:span text:style-name="T72">cada día</text:span><text:span text:style-name="T73">)</text:span><text:span text:style-name="T74"/></text:p>
      <text:p text:style-name="P60"><text:span text:style-name="T75"><text:tab/></text:span><text:span text:style-name="T76"/></text:p>
      <text:p text:style-name="P61"><text:span text:style-name="T77">7. </text:span><text:span text:style-name="T78">Tejer una bufanda</text:span><text:span text:style-name="T79"/></text:p>
      <text:p text:style-name="P62"><text:span text:style-name="T80"><text:tab/></text:span><text:span text:style-name="T81"/></text:p>
      <text:p text:style-name="P63"><text:span text:style-name="T82">8. </text:span><text:span text:style-name="T83">Hacerle una casita al pájaro</text:span><text:span text:style-name="T84"/></text:p>
      <text:p text:style-name="P64"><text:span text:style-name="T85"><text:tab/></text:span><text:span text:style-name="T86"/></text:p>
      <text:p text:style-name="P65"><text:span text:style-name="T87">9. </text:span><text:span text:style-name="T88">Cambiar los filtros de aire del coche cada seis meses</text:span><text:span text:style-name="T89"/></text:p>
      <text:p text:style-name="P66"><text:span text:style-name="T90"><text:tab/></text:span><text:span text:style-name="T91"/></text:p>
      <text:p text:style-name="P67"><text:span text:style-name="T92">10. </text:span><text:span text:style-name="T93">Trabajar en la cadena de montaje de una fábrica de juguetes</text:span><text:span text:style-name="T94"/></text:p>
      <text:p text:style-name="P68"><text:span text:style-name="T95"><text:tab/></text:span><text:span text:style-name="T96">Proceso</text:span><text:span text:style-name="T97"/></text:p>
      <text:p text:style-name="P69"><text:span text:style-name="T98">11. </text:span><text:span text:style-name="T99">Organizar una gran conferencia</text:span><text:span text:style-name="T100"/></text:p>
      <text:p text:style-name="P70"><text:span text:style-name="T101"><text:tab/></text:span><text:span text:style-name="T102">Proyecto</text:span><text:span text:style-name="T103"/></text:p>
      <text:p text:style-name="P71"><text:span text:style-name="T104">12. </text:span><text:span text:style-name="T105">Ir al gimnasio tres veces por semana </text:span><text:span text:style-name="T106"/></text:p>
      <text:p text:style-name="P72"><text:span text:style-name="T107"><text:tab/></text:span><text:span text:style-name="T108"/></text:p>
      <text:list>
        <text:list-item>
          <text:h text:outline-level="2" text:restart-numbering="0" text:is-list-header="0" text:style-name="P73"><text:span text:style-name="T109">Ejercicio 2</text:span><text:span text:style-name="T110"><text:s/></text:span><text:span text:style-name="T111">(</text:span><text:span text:style-name="T112">Cualidades para ser un buen gestor de proyecto</text:span><text:span text:style-name="T113">)</text:span><text:span text:style-name="T114"/></text:h>
        </text:list-item>
      </text:list>
      <text:p text:style-name="P74"><text:span text:style-name="T115">En tu opinión</text:span><text:span text:style-name="T116">, </text:span><text:span text:style-name="T117">¿debido a la ausencia de qué cualidad han ocurrido los siguientes casos?</text:span><text:span text:style-name="T118"/></text:p>
      <text:p text:style-name="P75"><text:span text:style-name="T119"/><text:span text:style-name="T120"/></text:p>
      <text:p text:style-name="P76"><text:span text:style-name="T121">1) </text:span><text:span text:style-name="T122">El proyecto se entregó a tiempo pero no tenía todas las funcionalidades pedidas por el cliente. El jefe había propuesto una nueva técnica para capturar los requisitos</text:span><text:span text:style-name="T123">, </text:span><text:span text:style-name="T124">pero el gestor del proyecto no la aceptó alegando que no conocía bien esa técnica.</text:span><text:span text:style-name="T125"/></text:p>
      <text:p text:style-name="P77"><text:span text:style-name="T126"/><text:span text:style-name="T127"/></text:p>
      <text:p text:style-name="P78"><text:span text:style-name="T128">___________________</text:span><text:span text:style-name="T129"/></text:p>
      <text:p text:style-name="P79"><text:span text:style-name="T130"/><text:span text:style-name="T131"/></text:p>
      <text:p text:style-name="P80"><text:span text:style-name="T132">2) </text:span><text:span text:style-name="T133">Los miembros del proyecto no son capaces de trabajar juntos debido a los desacuerdos que tienen en lo que respecta al proyecto, y en consecuencia no han podido entregar el producto a tiempo</text:span><text:span text:style-name="T134">.</text:span><text:span text:style-name="T135"/></text:p>
      <text:p text:style-name="P81"><text:span text:style-name="T136"/><text:span text:style-name="T137"/></text:p>
      <text:p text:style-name="P82"><text:span text:style-name="T138">_____________</text:span><text:span text:style-name="T139"/></text:p>
      <text:p text:style-name="P83"><text:span text:style-name="T140"/><text:span text:style-name="T141"/></text:p>
      <text:p text:style-name="P84"><text:span text:style-name="T142">3) </text:span><text:span text:style-name="T143">El proyecto se retrasó porque los trabajadores no fueron capaces de cumplir con la eficiencia exigida por la empresa. Siempre llegaban tarde y se iban antes de la hora. Parecía que el gestor de proyectos no pensaba que el proyecto fuera importante.</text:span><text:span text:style-name="T144"/></text:p>
      <text:p text:style-name="P85"><text:span text:style-name="T145"/><text:span text:style-name="T146"/></text:p>
      <text:p text:style-name="P86"><text:span text:style-name="T147">_____________</text:span><text:span text:style-name="T148"/></text:p>
      <text:p text:style-name="P87"><text:span text:style-name="T149"/><text:span text:style-name="T150"/></text:p>
      <text:p text:style-name="P88"><text:span text:style-name="T151"/><text:span text:style-name="T152"/></text:p>
      <text:p text:style-name="P89"><text:span text:style-name="T153">4) </text:span><text:span text:style-name="T154">El proyecto se retrasó porque los trabajadores hacían las cosas sin fundamento. Por este motivo, en más de una ocasión tuvieron que rehacer parte del trabajo para corregir errores.</text:span><text:span text:style-name="T155"/></text:p>
      <text:p text:style-name="P90"><text:span text:style-name="T156">________________</text:span><text:span text:style-name="T157"/></text:p>
      <text:p text:style-name="P91"><text:span text:style-name="T158"/><text:span text:style-name="T159"/></text:p>
      <text:p text:style-name="P92"><text:span text:style-name="T160"/><text:span text:style-name="T161"/></text:p>
      <text:p text:style-name="P93"><text:span text:style-name="T162">5) </text:span><text:span text:style-name="T163">El gestor del proyecto pensaba que la fecha de entrega del proyecto estaba por encima de todas las demás cosas. Por eso decidió cumplir con los plazos, sin mirar la calidad. Como el equipo </text:span><text:span text:style-name="T164">de trabajo quería desarrollar un trabajo de gran calidad, en repetidas ocasiones discutieron con el gestor para hacerle cambiar de opinión, pero fue en vano. Finalmente el equipo de trabajo entregó el producto, pero de ahí en adelante se desentendió de él.</text:span><text:span text:style-name="T165"/></text:p>
      <text:p text:style-name="P94"><text:span text:style-name="T166"/><text:span text:style-name="T167"/></text:p>
      <text:p text:style-name="P95"><text:span text:style-name="T168">_________________</text:span><text:span text:style-name="T169"/></text:p>
      <text:p text:style-name="P96"><text:span text:style-name="T170"/><text:span text:style-name="T171"/></text:p>
      <text:p text:style-name="P97"><text:span text:style-name="T172"/><text:span text:style-name="T173"/></text:p>
      <text:p text:style-name="P98"><text:span text:style-name="T174">6) </text:span><text:span text:style-name="T175">El gestor del proyecto no quería aprender el funcionamiento del nuevo software para realizar pla</text:span><text:span text:style-name="T176">nificaciones. En vez de eso, decía que tenía la planificación en la cabeza. Cuando estaban a punto de finalizar el proyecto se dio cuenta de que había olvidado algunas tareas importantes, y en consecuencia la finalización del proyecto se retrasó dos meses.</text:span><text:span text:style-name="T177"/></text:p>
      <text:p text:style-name="P99"><text:span text:style-name="T178">_________________</text:span><text:span text:style-name="T179"/></text:p>
      <text:p text:style-name="P100"><text:span text:style-name="T180">Ejercicio 3</text:span><text:span text:style-name="T181"> (</text:span><text:span text:style-name="T182">restricciones del proyecto</text:span><text:span text:style-name="T183">)</text:span><text:span text:style-name="T184"/></text:p>
      <text:p text:style-name="P101"><text:span text:style-name="T185"/><text:span text:style-name="T186"/></text:p>
      <text:p text:style-name="P102"><text:span text:style-name="T187">En tu opinión, ¿a qué tipo de restricción afectan los siguiente supuestos</text:span><text:span text:style-name="T188">? </text:span><text:span text:style-name="T189">(Puede haber más de una opción correcta)</text:span><text:span text:style-name="T190"/></text:p>
      <text:p text:style-name="P103"><text:span text:style-name="T191"/><text:span text:style-name="T192"/></text:p>
      <text:p text:style-name="P104"><text:span text:style-name="T193">1.</text:span><text:span text:style-name="T194"><text:s/></text:span><text:span text:style-name="T195">El proyecto iba con retraso</text:span><text:span text:style-name="T196">. </text:span><text:span text:style-name="T197">El gestor del proyecto decidió entregarlo en la fecha acordada, aunque algunas funcionalidades no se llevaron a cabo</text:span><text:span text:style-name="T198">.</text:span><text:span text:style-name="T199"/></text:p>
      <text:p text:style-name="P105"><text:span text:style-name="T200"/><text:span text:style-name="T201"/></text:p>
      <text:p text:style-name="P106"><text:span text:style-name="T202">_______________</text:span><text:span text:style-name="T203"/></text:p>
      <text:p text:style-name="P107"><text:span text:style-name="T204"/><text:span text:style-name="T205"/></text:p>
      <text:p text:style-name="P108"><text:span text:style-name="T206">2.</text:span><text:span text:style-name="T207"><text:s/></text:span><text:span text:style-name="T208">La empresa no tenía dinero suficiente para invertir en el proyecto, de modo que hubo que llamar a trabajadores de otros departamentos para que trabajaran algunas horas en el proyecto.</text:span><text:span text:style-name="T209"/></text:p>
      <text:p text:style-name="P109"><text:span text:style-name="T210"/><text:span text:style-name="T211"/></text:p>
      <text:p text:style-name="P110"><text:span text:style-name="T212">_______________</text:span><text:span text:style-name="T213"/></text:p>
      <text:p text:style-name="P111"><text:span text:style-name="T214"/><text:span text:style-name="T215"/></text:p>
      <text:p text:style-name="P112"><text:span text:style-name="T216">3.</text:span><text:span text:style-name="T217"><text:s/></text:span><text:span text:style-name="T218">Los miembros del equipo querían que se contrataran más trabajadores para la fase de pruebas, pero el gestor del proyecto no les hizo caso.</text:span><text:span text:style-name="T219"/></text:p>
      <text:p text:style-name="P113"><text:span text:style-name="T220"/><text:span text:style-name="T221"/></text:p>
      <text:p text:style-name="P114"><text:span text:style-name="T222">_______________</text:span><text:span text:style-name="T223"/></text:p>
      <text:p text:style-name="P115"><text:span text:style-name="T224"/><text:span text:style-name="T225"/></text:p>
      <text:p text:style-name="P116"><text:span text:style-name="T226">4.</text:span><text:span text:style-name="T227"><text:s/></text:span><text:span text:style-name="T228">En un proyecto de construcción el gestor del proyecto supuso que la metereología jugaría a su favor a la hora de llevar a cabo el proyecto, pero debido a las tormentas, el proyecto se retrasó mucho.</text:span><text:span text:style-name="T229"/></text:p>
      <text:p text:style-name="P117"><text:span text:style-name="T230"/><text:span text:style-name="T231"/></text:p>
      <text:p text:style-name="P118"><text:span text:style-name="T232">_______________</text:span><text:span text:style-name="T233"/></text:p>
      <text:p text:style-name="P119"><text:span text:style-name="T234"/><text:span text:style-name="T235"/></text:p>
      <text:p text:style-name="P120"><text:span text:style-name="T236">5.</text:span><text:span text:style-name="T237"><text:s/></text:span><text:span text:style-name="T238">El gestor del proyecto no tuvo en cuenta las licencias de software a la hora de hacer el presupuesto. En consecuencia, el presupuesto no concordaba con lo que se estaba gastando en realidad.</text:span><text:span text:style-name="T239"/></text:p>
      <text:p text:style-name="P121"><text:span text:style-name="T240"/><text:span text:style-name="T241"/></text:p>
      <text:p text:style-name="P122"><text:span text:style-name="T242">_______________</text:span><text:span text:style-name="T243"/></text:p>
      <text:p text:style-name="P123"><text:span text:style-name="T244"/><text:span text:style-name="T245"/></text:p>
      <text:p text:style-name="P124"><text:span text:style-name="T246">6. </text:span><text:span text:style-name="T247">Dos meses después de empezar el proyecto el gestor se dio cuenta de que el dinero se estaba gastanto más rapido que lo que estaba planificado. Por tanto decidió adelantar los plazos del proyecto.</text:span><text:span text:style-name="T248"/></text:p>
      <text:p text:style-name="P125"><text:span text:style-name="T249"/><text:span text:style-name="T250"/></text:p>
      <text:p text:style-name="P126"><text:span text:style-name="T251">_______________</text:span><text:span text:style-name="T252"/></text:p>
      <text:p text:style-name="P127"><text:span text:style-name="T253"/><text:span text:style-name="T254"/></text:p>
      <text:p text:style-name="P128"><text:span text:style-name="T255">Ejercicio 4 (áreas de conocimiento de los procesos)</text:span><text:span text:style-name="T256"/></text:p>
      <text:p text:style-name="P129"><text:span text:style-name="T257"/><text:span text:style-name="T258"/></text:p>
      <text:p text:style-name="P130"><text:span text:style-name="T259">¿Con qué tiene que ver cada área de conocimiento? Relaciónalas.</text:span><text:span text:style-name="T260"/></text:p>
      <text:p text:style-name="P131"><text:span text:style-name="T261"/><text:span text:style-name="T262"/></text:p>
      <text:p text:style-name="P132"><text:span text:style-name="T263"/><text:span text:style-name="T264"/></text:p>
      <table:table table:style-name="ta1">
        <table:table-columns>
          <table:table-column table:style-name="co1"/>
          <table:table-column table:style-name="co2"/>
          <table:table-column table:style-name="co3"/>
        </table:table-columns>
        <table:table-row table:style-name="ro1" table:default-cell-style-name="ce1">
          <table:table-cell table:style-name="ce2">
            <text:p text:style-name="P133"><text:span text:style-name="T265">Riesgo</text:span><text:span text:style-name="T266"/></text:p>
          </table:table-cell>
          <table:table-cell table:style-name="ce3">
            <text:p text:style-name="P134"><text:span text:style-name="T267"/><text:span text:style-name="T268"/></text:p>
          </table:table-cell>
          <table:table-cell table:style-name="ce4">
            <text:p text:style-name="P135"><text:span text:style-name="T269">1) </text:span><text:span text:style-name="T270">especificar los contratos del proyecto y gestionar la subcontratación</text:span><text:span text:style-name="T271"/></text:p>
          </table:table-cell>
        </table:table-row>
        <table:table-row table:style-name="ro2" table:default-cell-style-name="ce1">
          <table:table-cell table:style-name="ce5">
            <text:p text:style-name="P136"><text:span text:style-name="T272">Calidad</text:span><text:span text:style-name="T273"/></text:p>
          </table:table-cell>
          <table:table-cell table:style-name="ce6">
            <text:p text:style-name="P137"><text:span text:style-name="T274"/><text:span text:style-name="T275"/></text:p>
          </table:table-cell>
          <table:table-cell table:style-name="ce7">
            <text:p text:style-name="P138"><text:span text:style-name="T276">2) </text:span><text:span text:style-name="T277">cerciorarse de que todos los implicados buscan el mismo objetivo</text:span><text:span text:style-name="T278"/></text:p>
          </table:table-cell>
        </table:table-row>
        <table:table-row table:style-name="ro3" table:default-cell-style-name="ce1">
          <table:table-cell table:style-name="ce8">
            <text:p text:style-name="P139"><text:span text:style-name="T279">Alcance</text:span><text:span text:style-name="T280"/></text:p>
          </table:table-cell>
          <table:table-cell table:style-name="ce9">
            <text:p text:style-name="P140"><text:span text:style-name="T281"/><text:span text:style-name="T282"/></text:p>
          </table:table-cell>
          <table:table-cell table:style-name="ce10">
            <text:p text:style-name="P141"><text:span text:style-name="T283">3) </text:span><text:span text:style-name="T284">asignar recursos económicos a cada tarea del proyecto y gestionar el dinero que se gasta</text:span><text:span text:style-name="T285"/></text:p>
          </table:table-cell>
        </table:table-row>
        <table:table-row table:style-name="ro4" table:default-cell-style-name="ce1">
          <table:table-cell table:style-name="ce11">
            <text:p text:style-name="P142"><text:span text:style-name="T286">Suministros</text:span><text:span text:style-name="T287"/></text:p>
          </table:table-cell>
          <table:table-cell table:style-name="ce12">
            <text:p text:style-name="P143"><text:span text:style-name="T288"/><text:span text:style-name="T289"/></text:p>
          </table:table-cell>
          <table:table-cell table:style-name="ce13">
            <text:p text:style-name="P144"><text:span text:style-name="T290">4) </text:span><text:span text:style-name="T291">conseguir trabajadores para el proyecto y mantenerlos motivados</text:span><text:span text:style-name="T292"/></text:p>
          </table:table-cell>
        </table:table-row>
        <table:table-row table:style-name="ro5" table:default-cell-style-name="ce1">
          <table:table-cell table:style-name="ce14">
            <text:p text:style-name="P145"><text:span text:style-name="T293">Comunicación</text:span><text:span text:style-name="T294"/></text:p>
          </table:table-cell>
          <table:table-cell table:style-name="ce15">
            <text:p text:style-name="P146"><text:span text:style-name="T295"/><text:span text:style-name="T296"/></text:p>
          </table:table-cell>
          <table:table-cell table:style-name="ce16">
            <text:p text:style-name="P147"><text:span text:style-name="T297">5) </text:span><text:span text:style-name="T298">tener en cuenta las cosas positivas y negativas que pueden suceder en el proyecto (planificarlas) y cuando se dén, gestionarlas de manera adecuada</text:span><text:span text:style-name="T299"/></text:p>
          </table:table-cell>
        </table:table-row>
        <table:table-row table:style-name="ro6" table:default-cell-style-name="ce1">
          <table:table-cell table:style-name="ce17">
            <text:p text:style-name="P148"><text:span text:style-name="T300">Tiempo</text:span><text:span text:style-name="T301"/></text:p>
          </table:table-cell>
          <table:table-cell table:style-name="ce18">
            <text:p text:style-name="P149"><text:span text:style-name="T302"/><text:span text:style-name="T303"/></text:p>
          </table:table-cell>
          <table:table-cell table:style-name="ce19">
            <text:p text:style-name="P150"><text:span text:style-name="T304">6) </text:span><text:span text:style-name="T305">cerciorarnos de que estamos haciendo el producto adecuado y de modo eficiente</text:span><text:span text:style-name="T306"/></text:p>
          </table:table-cell>
        </table:table-row>
        <table:table-row table:style-name="ro7" table:default-cell-style-name="ce1">
          <table:table-cell table:style-name="ce20">
            <text:p text:style-name="P151"><text:span text:style-name="T307">In</text:span><text:span text:style-name="T308">tegración</text:span><text:span text:style-name="T309"><text:s/></text:span><text:span text:style-name="T310"/></text:p>
          </table:table-cell>
          <table:table-cell table:style-name="ce21">
            <text:p text:style-name="P152"><text:span text:style-name="T311"/><text:span text:style-name="T312"/></text:p>
          </table:table-cell>
          <table:table-cell table:style-name="ce22">
            <text:p text:style-name="P153"><text:span text:style-name="T313">7) </text:span><text:span text:style-name="T314">decidir quién tiene que hablar con quién para que todos estén al tanto de lo que ocurre con el proyecto</text:span><text:span text:style-name="T315"/></text:p>
          </table:table-cell>
        </table:table-row>
        <table:table-row table:style-name="ro8" table:default-cell-style-name="ce1">
          <table:table-cell table:style-name="ce23">
            <text:p text:style-name="P154"><text:span text:style-name="T316">Coste</text:span><text:span text:style-name="T317"/></text:p>
          </table:table-cell>
          <table:table-cell table:style-name="ce24">
            <text:p text:style-name="P155"><text:span text:style-name="T318"/><text:span text:style-name="T319"/></text:p>
          </table:table-cell>
          <table:table-cell table:style-name="ce25">
            <text:p text:style-name="P156"><text:span text:style-name="T320">8) </text:span><text:span text:style-name="T321">estimar el tiempo que se necesita para desarrollar el proyecto y verificar que se están cumpliendo los plazos</text:span><text:span text:style-name="T322"/></text:p>
          </table:table-cell>
        </table:table-row>
        <table:table-row table:style-name="ro9" table:default-cell-style-name="ce1">
          <table:table-cell table:style-name="ce26">
            <text:p text:style-name="P157"><text:span text:style-name="T323">Recursos humanos</text:span><text:span text:style-name="T324"/></text:p>
          </table:table-cell>
          <table:table-cell table:style-name="ce27">
            <text:p text:style-name="P158"><text:span text:style-name="T325"/><text:span text:style-name="T326"/></text:p>
          </table:table-cell>
          <table:table-cell table:style-name="ce28">
            <text:p text:style-name="P159"><text:span text:style-name="T327">9) </text:span><text:span text:style-name="T328">especificar qué tareas se harán</text:span><text:span text:style-name="T329"> (</text:span><text:span text:style-name="T330">y cuáles no se harán</text:span><text:span text:style-name="T331">) </text:span><text:span text:style-name="T332">en el proyecto</text:span><text:span text:style-name="T333"/></text:p>
          </table:table-cell>
        </table:table-row>
      </table:table>
      <text:p text:style-name="P160"><text:span text:style-name="T334">Ejercicio 5</text:span><text:span text:style-name="T335"> (Test)</text:span><text:span text:style-name="T336"/></text:p>
      <text:p text:style-name="P161"><text:span text:style-name="T337"/><text:span text:style-name="T338"/></text:p>
      <text:p text:style-name="P162"><text:span text:style-name="T339">1. </text:span><text:span text:style-name="T340">¿Cuál de las siguientes NO será siempre una característica de un proyecto</text:span><text:span text:style-name="T341">?</text:span><text:span text:style-name="T342"/></text:p>
      <text:p text:style-name="P163"><text:span text:style-name="T343">a) e</text:span><text:span text:style-name="T344">s temporal</text:span><text:span text:style-name="T345"/></text:p>
      <text:p text:style-name="P164"><text:span text:style-name="T346">b) </text:span><text:span text:style-name="T347">es crítico</text:span><text:span text:style-name="T348"/></text:p>
      <text:p text:style-name="P165"><text:span text:style-name="T349">c) </text:span><text:span text:style-name="T350">crea un producto único</text:span><text:span text:style-name="T351"/></text:p>
      <text:p text:style-name="P166"><text:span text:style-name="T352">d) </text:span><text:span text:style-name="T353">es progresivo</text:span><text:span text:style-name="T354"/></text:p>
      <text:p text:style-name="P167"><text:span text:style-name="T355"/><text:span text:style-name="T356"/></text:p>
      <text:p text:style-name="P168"><text:span text:style-name="T357">2. </text:span><text:span text:style-name="T358">¿Cuál de las siguientes NO será responsabilidad del gestor del proyecto?</text:span><text:span text:style-name="T359"/></text:p>
      <text:p text:style-name="P169"><text:span text:style-name="T360">a) </text:span><text:span text:style-name="T361">Gestionar al equipo de trabajo</text:span><text:span text:style-name="T362"/></text:p>
      <text:p text:style-name="P170"><text:span text:style-name="T363">b) </text:span><text:span text:style-name="T364">Gestionar las restricciones del proyecto</text:span><text:span text:style-name="T365"/></text:p>
      <text:p text:style-name="P171"><text:span text:style-name="T366">c) </text:span><text:span text:style-name="T367">Capturar los requisitos del proyecto</text:span><text:span text:style-name="T368"/></text:p>
      <text:p text:style-name="P172"><text:span text:style-name="T369">d) </text:span><text:span text:style-name="T370">Financiar el proyecto</text:span><text:span text:style-name="T371"/></text:p>
      <text:p text:style-name="P173"><text:span text:style-name="T372"/><text:span text:style-name="T373"/></text:p>
      <text:p text:style-name="P174"><text:span text:style-name="T374">3</text:span><text:span text:style-name="T375">. </text:span><text:span text:style-name="T376">¿Cuál de los siguientes NO es un grupo de procesos</text:span><text:span text:style-name="T377">?</text:span><text:span text:style-name="T378"/></text:p>
      <text:p text:style-name="P175"><text:span text:style-name="T379">a) </text:span><text:span text:style-name="T380">Seguimiento y control</text:span><text:span text:style-name="T381"/></text:p>
      <text:p text:style-name="P176"><text:span text:style-name="T382">b) </text:span><text:span text:style-name="T383">Captura de requisitos</text:span><text:span text:style-name="T384"/></text:p>
      <text:p text:style-name="P177"><text:span text:style-name="T385">c) </text:span><text:span text:style-name="T386">Inicio</text:span><text:span text:style-name="T387"/></text:p>
      <text:p text:style-name="P178"><text:span text:style-name="T388">d) </text:span><text:span text:style-name="T389">Fin</text:span><text:span text:style-name="T390"/></text:p>
      <text:p text:style-name="P179"><text:span text:style-name="T391"/><text:span text:style-name="T392"/></text:p>
      <text:p text:style-name="P180"><text:span text:style-name="T393">4. </text:span><text:span text:style-name="T394">¿Cuál de las siguientes NO es un área de conocimiento</text:span><text:span text:style-name="T395">?</text:span><text:span text:style-name="T396"/></text:p>
      <text:p text:style-name="P181"><text:span>a) </text:span><text:span>Alcance</text:span><text:span/></text:p>
      <text:p text:style-name="P182"><text:span>b) Integra</text:span><text:span>ción</text:span><text:span/></text:p>
      <text:p text:style-name="P183"><text:span>c) </text:span><text:span>Suministros</text:span><text:span/></text:p>
      <text:p text:style-name="P184"><text:span text:style-name="T397">d) </text:span><text:span text:style-name="T398">Inicio</text:span><text:span text:style-name="T399"/></text:p>
      <text:p text:style-name="P185"><text:span text:style-name="T400"/><text:span text:style-name="T401"/></text:p>
      <text:p text:style-name="P186"><text:span text:style-name="T402">5.</text:span><text:span text:style-name="T403"><text:s/></text:span><text:span text:style-name="T404">Estás gestionando un proyecto. </text:span><text:span text:style-name="T405">Ya has gestionado otros proyectos parecidos y s</text:span><text:span text:style-name="T406">egún tus cálculos, de continuar así, gastarás 500€ más que lo planificado. ¿Qué característica del gestor de proyectos estás utilizando para detectar el problema?</text:span><text:span text:style-name="T407"/></text:p>
      <text:p text:style-name="P187"><text:span text:style-name="T408">a) </text:span><text:span text:style-name="T409">Conocimientos</text:span><text:span text:style-name="T410"/></text:p>
      <text:p text:style-name="P188"><text:span text:style-name="T411">b) </text:span><text:span text:style-name="T412">Capacidad de sacar adelante el trabajo</text:span><text:span text:style-name="T413"/></text:p>
      <text:p text:style-name="P189"><text:span text:style-name="T414">c) </text:span><text:span text:style-name="T415">Habilidades interpersonales</text:span><text:span text:style-name="T416"/></text:p>
      <text:p text:style-name="P190"><text:span text:style-name="T417">d) </text:span><text:span text:style-name="T418">Todas las opciones anteriores son incorrectas</text:span><text:span text:style-name="T419"/></text:p>
      <text:p text:style-name="P191"><text:span text:style-name="T420"/><text:span text:style-name="T421"/></text:p>
      <text:p text:style-name="P192"><text:span text:style-name="T422">6. </text:span><text:span text:style-name="T423">Al recibir el calendario de vacaciones de los desarrolladores, el gestor de proyectos se da cuenta de que éstas coinciden con los días </text:span><text:span text:style-name="T424">en los que había que llevar a cabo las pruebas del software. En consecuencia hay riesgo de que se reduzca la calidad del mismo (entregar al cliente el software sin probar es muy arriesgado). ¿Qué tipo de restricción ha sido la que ha originado el problema?</text:span><text:span text:style-name="T425"><text:s/></text:span><text:span text:style-name="T426">(escoge la mejor opción)</text:span><text:span text:style-name="T427"/></text:p>
      <text:p text:style-name="P193"><text:span text:style-name="T428">a) </text:span><text:span text:style-name="T429">Calidad</text:span><text:span text:style-name="T430"/></text:p>
      <text:p text:style-name="P194"><text:span text:style-name="T431">b) </text:span><text:span text:style-name="T432">Tiempo</text:span><text:span text:style-name="T433"/></text:p>
      <text:p text:style-name="P195"><text:span text:style-name="T434">c) </text:span><text:span text:style-name="T435">Recursos</text:span><text:span text:style-name="T436"/></text:p>
      <text:p text:style-name="P196"><text:span text:style-name="T437">d) </text:span><text:span text:style-name="T438">Riesgos</text:span><text:span text:style-name="T439"/></text:p>
      <text:p text:style-name="P197"><text:span text:style-name="T440"/><text:span text:style-name="T441"/></text:p>
      <text:p text:style-name="P198"><text:span text:style-name="T442">7</text:span><text:span text:style-name="T443">. </text:span><text:span text:style-name="T444">De las siguiente opciones</text:span><text:span text:style-name="T445">, </text:span><text:span text:style-name="T446">¿cuál NO es un </text:span><text:span text:style-name="T447">tipo de</text:span><text:span text:style-name="T448"> restricción</text:span><text:span text:style-name="T449">?</text:span><text:span text:style-name="T450"><text:s/></text:span><text:span text:style-name="T451"/></text:p>
      <text:p text:style-name="P199"><text:span text:style-name="T452">a) </text:span><text:span text:style-name="T453">Calidad</text:span><text:span text:style-name="T454"><text:s/></text:span><text:span text:style-name="T455"/></text:p>
      <text:p text:style-name="P200"><text:span text:style-name="T456">b) </text:span><text:span text:style-name="T457">Escalabilidad</text:span><text:span text:style-name="T458"><text:s/></text:span><text:span text:style-name="T459"/></text:p>
      <text:p text:style-name="P201"><text:span text:style-name="T460">c) </text:span><text:span text:style-name="T461">Tiempo</text:span><text:span text:style-name="T462"/></text:p>
      <text:p text:style-name="P202"><text:span text:style-name="T463">d) </text:span><text:span text:style-name="T464">Coste</text:span><text:span text:style-name="T465"/></text:p>
      <text:p text:style-name="P203"><text:span text:style-name="T466"/><text:span text:style-name="T467"/></text:p>
      <text:p text:style-name="P204"><text:span text:style-name="T468"/><text:span text:style-name="T469"/></text:p>
      <text:p text:style-name="P205"><text:span text:style-name="T470">8</text:span><text:span text:style-name="T471">. </text:span><text:span text:style-name="T472">Un gestor de proyectos está llevando a cabo un proyecto para instalar un data-center y se da cuenta de que uno de los stakeholders no está contento, porque no se va a respetar el presupuesto debido </text:span><text:span text:style-name="T473">a que ha aumentado </text:span><text:span text:style-name="T474">el número de trabajadores del equipo. </text:span><text:span text:style-name="T475">Además, cree que los discos duros de los servidores </text:span><text:span text:style-name="T476">que se van a instalar en dicho data-center no van a tener suficiente capacidad. ¿Qué tipo de restricción NO se ha visto afectado por estos problemas?</text:span><text:span text:style-name="T477"/></text:p>
      <text:p text:style-name="P206"><text:span text:style-name="T478">a) </text:span><text:span text:style-name="T479">Calidad</text:span><text:span text:style-name="T480"><text:s/></text:span><text:span text:style-name="T481"/></text:p>
      <text:p text:style-name="P207"><text:span text:style-name="T482">b) </text:span><text:span text:style-name="T483">Recursos</text:span><text:span text:style-name="T484"><text:s/></text:span><text:span text:style-name="T485"/></text:p>
      <text:p text:style-name="P208"><text:span text:style-name="T486">c) </text:span><text:span text:style-name="T487">Tiempo</text:span><text:span text:style-name="T488"><text:s/></text:span><text:span text:style-name="T489"/></text:p>
      <text:p text:style-name="P209"><text:span text:style-name="T490">d) </text:span><text:span text:style-name="T491">Coste</text:span><text:span text:style-name="T492"><text:s/></text:span><text:span text:style-name="T493"/></text:p>
      <text:p text:style-name="P210"><text:span text:style-name="T494"/><text:span text:style-name="T495"/></text:p>
      <text:p text:style-name="P211"><text:span text:style-name="T496">9</text:span><text:span text:style-name="T497">. </text:span><text:span text:style-name="T498">Entre las siguientes opciones</text:span><text:span text:style-name="T499">, </text:span><text:span text:style-name="T500">¿cuál NO es un proceso</text:span><text:span text:style-name="T501">? </text:span><text:span text:style-name="T502"/></text:p>
      <text:p text:style-name="P212"><text:span text:style-name="T503">a) </text:span><text:span text:style-name="T504">Implementar un sistema de información para compras online.</text:span><text:span text:style-name="T505"/></text:p>
      <text:p text:style-name="P213"><text:span text:style-name="T506">b) Cada</text:span><text:span text:style-name="T507"> semana, enviar nuevas peticiones al sistema de información anterior.</text:span><text:span text:style-name="T508"><text:s/></text:span><text:span text:style-name="T509"/></text:p>
      <text:p text:style-name="P214"><text:span text:style-name="T510">c) </text:span><text:span text:style-name="T511">Realizar actualizaciones semanales del antivirus de los ordenadores de la empresa.</text:span><text:span text:style-name="T512"><text:s/></text:span><text:span text:style-name="T513"/></text:p>
      <text:p text:style-name="P215"><text:span text:style-name="T514">d) </text:span><text:span text:style-name="T515">Realizar la evaluación anual de los trabajadores de la empresa.</text:span><text:span text:style-name="T516"/></text:p>
      <text:p text:style-name="P216"><text:span text:style-name="T517"/><text:span text:style-name="T518"/></text:p>
      <text:p text:style-name="P217"><text:span text:style-name="T519">10</text:span><text:span text:style-name="T520">. </text:span><text:span text:style-name="T521">Estás gestionando la implementación de un nuevo sistema contable</text:span><text:span text:style-name="T522">. </text:span><text:span text:style-name="T523">La cosa es que a uno de los contables del departamento le encantaba el sistema anterior y se niega a recibir formación acerca del nuevo sistema. ¿Cuál crees que es la mejor manera de gestionar esta situación?</text:span><text:span text:style-name="T524"/></text:p>
      <text:p text:style-name="P218"><text:span text:style-name="T525">a) </text:span><text:span text:style-name="T526">No trabajar más con ese contable, dado su mal humor.</text:span><text:span text:style-name="T527"/></text:p>
      <text:p text:style-name="P219"><text:span text:style-name="T528">b) </text:span><text:span text:style-name="T529">Hablar con el jefe del contable, a ver si entre los dos le convencéis.</text:span><text:span text:style-name="T530"><text:s/></text:span><text:span text:style-name="T531"/></text:p>
      <text:p text:style-name="P220"><text:span text:style-name="T532">c) </text:span><text:span text:style-name="T533">Darle permiso al contable para trabajar con el sistema viejo.</text:span><text:span text:style-name="T534"/></text:p>
      <text:p text:style-name="P221"><text:span text:style-name="T535">d) </text:span><text:span text:style-name="T536">Hablar con el contable para entender bien cuál es el problema que tiene y ver si se puede encontrar una solución que no comprometa al proyecto.</text:span><text:span text:style-name="T537"/></text:p>
      <text:p text:style-name="P222"><text:span text:style-name="T538"/><text:span text:style-name="T539"/></text:p>
      <text:p text:style-name="P223"><text:span text:style-name="T540">11</text:span><text:span text:style-name="T541">. </text:span><text:span text:style-name="T542">¿Cómo llamarías a la lista de personas a las que les influye un proyecto?</text:span><text:span text:style-name="T543"><text:s/></text:span><text:span text:style-name="T544"/></text:p>
      <text:p text:style-name="P224"><text:span text:style-name="T545">a) </text:span><text:span text:style-name="T546">Lista de recursos</text:span><text:span text:style-name="T547"><text:s/></text:span><text:span text:style-name="T548"/></text:p>
      <text:p text:style-name="P225"><text:span text:style-name="T549">b) </text:span><text:span text:style-name="T550">Lista de </text:span><text:span text:style-name="T551">"Stakeholder</text:span><text:span text:style-name="T552">s</text:span><text:span text:style-name="T553">"<text:s text:c="2"/></text:span><text:span text:style-name="T554"/></text:p>
      <text:p text:style-name="P226"><text:span text:style-name="T555">c) </text:span><text:span text:style-name="T556">Factores ambientales de la empresa</text:span><text:span text:style-name="T557"/></text:p>
      <text:p text:style-name="P227"><text:span text:style-name="T558">d) P</text:span><text:span text:style-name="T559">lanificación del proyecto</text:span><text:span text:style-name="T560"/></text:p>
      <text:p text:style-name="P228"><text:span text:style-name="T561"/><text:span text:style-name="T562"/></text:p>
      <text:p text:style-name="P229"><text:span text:style-name="T563"/><text:span text:style-name="T564"/></text:p>
      <text:p text:style-name="P230"><text:span text:style-name="T565"/><text:span text:style-name="T566"/></text:p>
      <text:p text:style-name="P231"><text:span text:style-name="T567"/><text:span text:style-name="T568"/></text:p>
      <text:list>
        <text:list-item>
          <text:h text:outline-level="2" text:restart-numbering="0" text:is-list-header="0" text:style-name="P232"><text:span text:style-name="T569"/><text:span text:style-name="T570"/></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paragraph-properties/>
    </style:style>
    <style:style style:parent-style-name="11" style:display-name="Heading 1 Char" style:family="text" style:name="14">
      <style:text-properties fo:font-family="Arial" style:font-family-asian="Arial" style:font-family-complex="Arial" fo:font-size="20pt"/>
      <style:paragraph-properties/>
    </style:style>
    <style:style style:parent-style-name="11" style:display-name="Heading 2 Char" style:family="text" style:name="16">
      <style:text-properties fo:font-family="Arial" style:font-family-asian="Arial" style:font-family-complex="Arial" fo:font-size="17pt"/>
      <style:paragraph-properties/>
    </style:style>
    <style:style style:parent-style-name="11" style:display-name="Heading 3 Char" style:family="text" style:name="18">
      <style:text-properties fo:font-family="Arial" style:font-family-asian="Arial" style:font-family-complex="Arial" fo:font-size="15pt"/>
      <style:paragraph-properties/>
    </style:style>
    <style:style style:parent-style-name="10"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paragraph-properties/>
    </style:style>
    <style:style style:parent-style-name="10"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paragraph-properties/>
    </style:style>
    <style:style style:parent-style-name="10"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paragraph-properties/>
    </style:style>
    <style:style style:parent-style-name="10"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paragraph-properties/>
    </style:style>
    <style:style style:parent-style-name="10"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paragraph-properties/>
    </style:style>
    <style:style style:parent-style-name="10"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paragraph-properties/>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1" style:display-name="Title Char" style:family="text" style:name="35">
      <style:text-properties fo:font-size="24pt"/>
      <style:paragraph-properties/>
    </style:style>
    <style:style style:parent-style-name="11" style:display-name="Subtitle Char" style:family="text" style:name="37">
      <style:text-properties fo:font-size="12pt"/>
      <style:paragraph-properties/>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paragraph-properties/>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paragraph-properties/>
    </style:style>
    <style:style style:parent-style-name="11" style:display-name="Header Char" style:family="text" style:name="43">
      <style:paragraph-properties/>
    </style:style>
    <style:style style:parent-style-name="11" style:display-name="Footer Char" style:family="text" style:name="45">
      <style:paragraph-properties/>
    </style:style>
    <style:style style:parent-style-name="649" style:display-name="Caption Char" style:family="text" style:name="47">
      <style:paragraph-properties/>
    </style:style>
    <style:style style:display-name="Hyperlink" style:family="text" style:name="174">
      <style:text-properties fo:color="#0000ff" style:text-underline-type="single" style:text-underline-style="solid" style:text-underline-width="auto" style:text-underline-color="font-color"/>
      <style:paragraph-properties/>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paragraph-properties/>
    </style:style>
    <style:style style:parent-style-name="11" style:display-name="footnote reference" style:family="text" style:name="177">
      <style:text-properties style:text-position="super 58%"/>
      <style:paragraph-properties/>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paragraph-properties/>
    </style:style>
    <style:style style:parent-style-name="11" style:display-name="endnote reference" style:family="text" style:name="180">
      <style:text-properties style:text-position="super 58%"/>
      <style:paragraph-properties/>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paragraph-properties/>
    </style:style>
    <style:style style:parent-style-name="10" style:display-name="table of figures" style:family="paragraph" style:name="191">
      <style:paragraph-properties fo:margin-bottom="0pt"/>
    </style:style>
    <style:style style:class="default" style:display-name="DStyle_paragraph" style:family="paragraph" style:name="644">
      <style:text-properties fo:color="#000000" fo:font-family="Times New Roman" style:font-family-asian="WenQuanYi Zen Hei" style:font-family-complex="Lohit Hindi" fo:font-size="12pt"/>
      <style:paragraph-properties/>
    </style:style>
    <style:style style:parent-style-name="644" style:display-name="Standard" style:family="paragraph" style:name="645">
      <style:text-properties/>
      <style:paragraph-properties/>
    </style:style>
    <style:style style:parent-style-name="645" style:display-name="Heading" style:family="paragraph" style:name="646">
      <style:text-properties fo:font-family="Arial" style:font-family-asian="WenQuanYi Zen Hei" style:font-family-complex="Lohit Hindi" fo:font-size="14pt"/>
      <style:paragraph-properties fo:margin-top="12pt" fo:margin-bottom="6pt"/>
    </style:style>
    <style:style style:parent-style-name="645" style:display-name="Text body" style:family="paragraph" style:name="647">
      <style:paragraph-properties fo:margin-top="0pt" fo:margin-bottom="6pt"/>
    </style:style>
    <style:style style:parent-style-name="647" style:display-name="List" style:family="paragraph" style:name="648">
      <style:text-properties style:font-family-complex="Lohit Hindi"/>
      <style:paragraph-properties/>
    </style:style>
    <style:style style:parent-style-name="645" style:display-name="Caption" style:family="paragraph" style:name="649">
      <style:text-properties style:font-family-complex="Lohit Hindi" fo:font-size="12pt" fo:font-style="italic"/>
      <style:paragraph-properties fo:margin-top="6pt" fo:margin-bottom="6pt"/>
    </style:style>
    <style:style style:parent-style-name="645" style:display-name="Index" style:family="paragraph" style:name="650">
      <style:text-properties style:font-family-complex="Lohit Hindi"/>
      <style:paragraph-properties/>
    </style:style>
    <style:style style:parent-style-name="645" style:display-name="Preformatted Text" style:family="paragraph" style:name="651">
      <style:text-properties fo:font-family="DejaVu Sans Mono" style:font-family-asian="WenQuanYi Zen Hei Mono" style:font-family-complex="Lohit Hindi" fo:font-size="10pt"/>
      <style:paragraph-properties fo:margin-top="0pt" fo:margin-bottom="0pt"/>
    </style:style>
    <style:style style:parent-style-name="646" style:display-name="Heading 1" style:family="paragraph" style:name="652">
      <style:text-properties fo:font-size="16pt" fo:font-weight="bold"/>
      <style:paragraph-properties/>
    </style:style>
    <style:style style:parent-style-name="645" style:display-name="Header" style:family="paragraph" style:name="653">
      <style:paragraph-properties>
        <style:tab-stops>
          <style:tab-stop style:position="8.499cm" style:type="center"/>
          <style:tab-stop style:position="17cm" style:type="right"/>
        </style:tab-stops>
      </style:paragraph-properties>
    </style:style>
    <style:style style:parent-style-name="645" style:display-name="Footer" style:family="paragraph" style:name="654">
      <style:paragraph-properties>
        <style:tab-stops>
          <style:tab-stop style:position="8.499cm" style:type="center"/>
          <style:tab-stop style:position="17cm" style:type="right"/>
        </style:tab-stops>
      </style:paragraph-properties>
    </style:style>
    <style:style style:parent-style-name="645" style:display-name="Quotations" style:family="paragraph" style:name="655">
      <style:paragraph-properties fo:margin-left="1cm" fo:margin-right="1cm" fo:text-indent="0cm" fo:margin-top="0pt" fo:margin-bottom="14.15pt"/>
    </style:style>
    <style:style style:parent-style-name="646" style:display-name="Title" style:family="paragraph" style:name="656">
      <style:text-properties fo:font-size="28pt" fo:font-weight="bold"/>
      <style:paragraph-properties fo:text-align="center"/>
    </style:style>
    <style:style style:parent-style-name="646" style:display-name="Subtitle" style:family="paragraph" style:name="657">
      <style:text-properties fo:font-size="18pt"/>
      <style:paragraph-properties fo:text-align="center" fo:margin-top="3pt" fo:margin-bottom="6pt"/>
    </style:style>
    <style:style style:parent-style-name="646" style:display-name="Heading 2" style:family="paragraph" style:name="658">
      <style:text-properties fo:font-size="16pt" fo:font-weight="bold"/>
      <style:paragraph-properties fo:margin-top="10pt" fo:margin-bottom="6pt"/>
    </style:style>
    <style:style style:parent-style-name="646" style:display-name="Heading 3" style:family="paragraph" style:name="659">
      <style:text-properties fo:font-size="14pt" fo:font-weight="bold"/>
      <style:paragraph-properties fo:margin-top="7pt" fo:margin-bottom="6pt"/>
    </style:style>
    <style:style style:parent-style-name="645" style:display-name="Table Contents" style:family="paragraph" style:name="660">
      <style:text-properties/>
      <style:paragraph-properties/>
    </style:style>
    <style:style style:parent-style-name="644" style:display-name="Bullet Symbols" style:family="text" style:name="661">
      <style:text-properties fo:font-family="OpenSymbol" style:font-family-asian="OpenSymbol" style:font-family-complex="OpenSymbol"/>
      <style:paragraph-properties/>
    </style:style>
    <style:style style:parent-style-name="644" style:display-name="Numbering Symbols" style:family="text" style:name="662">
      <style:paragraph-properties/>
    </style:style>
    <style:style style:class="default" style:display-name="Default Paragraph Font" style:family="text" style:name="1699">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text:list-style style:name="WWNum1">
      <text:list-level-style-bullet text:level="1" text:style-name="T1" text:bullet-char="·">
        <style:list-level-properties text:list-level-position-and-space-mode="label-alignment">
          <style:list-level-label-alignment text:list-tab-stop-position="0.762cm" fo:text-indent="-0.762cm" fo:margin-left="0.762cm"/>
        </style:list-level-properties>
        <style:text-properties/>
      </text:list-level-style-bullet>
      <text:list-level-style-bullet text:level="2" text:style-name="T2" text:bullet-char="o">
        <style:list-level-properties text:list-level-position-and-space-mode="label-alignment">
          <style:list-level-label-alignment text:list-tab-stop-position="1.016cm" fo:text-indent="-1.016cm" fo:margin-left="1.016cm"/>
        </style:list-level-properties>
        <style:text-properties/>
      </text:list-level-style-bullet>
      <text:list-level-style-bullet text:level="3" text:style-name="T3" text:bullet-char="§">
        <style:list-level-properties text:list-level-position-and-space-mode="label-alignment">
          <style:list-level-label-alignment text:list-tab-stop-position="1.27cm" fo:text-indent="-1.27cm" fo:margin-left="1.27cm"/>
        </style:list-level-properties>
        <style:text-properties/>
      </text:list-level-style-bullet>
      <text:list-level-style-bullet text:level="4" text:style-name="T4" text:bullet-char="·">
        <style:list-level-properties text:list-level-position-and-space-mode="label-alignment">
          <style:list-level-label-alignment text:list-tab-stop-position="1.524cm" fo:text-indent="-1.524cm" fo:margin-left="1.524cm"/>
        </style:list-level-properties>
        <style:text-properties/>
      </text:list-level-style-bullet>
      <text:list-level-style-bullet text:level="5" text:style-name="T5" text:bullet-char="o">
        <style:list-level-properties text:list-level-position-and-space-mode="label-alignment">
          <style:list-level-label-alignment text:list-tab-stop-position="1.778cm" fo:text-indent="-1.778cm" fo:margin-left="1.778cm"/>
        </style:list-level-properties>
        <style:text-properties/>
      </text:list-level-style-bullet>
      <text:list-level-style-bullet text:level="6" text:style-name="T6" text:bullet-char="§">
        <style:list-level-properties text:list-level-position-and-space-mode="label-alignment">
          <style:list-level-label-alignment text:list-tab-stop-position="2.032cm" fo:text-indent="-2.032cm" fo:margin-left="2.032cm"/>
        </style:list-level-properties>
        <style:text-properties/>
      </text:list-level-style-bullet>
      <text:list-level-style-bullet text:level="7" text:style-name="T7" text:bullet-char="·">
        <style:list-level-properties text:list-level-position-and-space-mode="label-alignment">
          <style:list-level-label-alignment text:list-tab-stop-position="2.286cm" fo:text-indent="-2.286cm" fo:margin-left="2.286cm"/>
        </style:list-level-properties>
        <style:text-properties/>
      </text:list-level-style-bullet>
      <text:list-level-style-bullet text:level="8" text:style-name="T8" text:bullet-char="o">
        <style:list-level-properties text:list-level-position-and-space-mode="label-alignment">
          <style:list-level-label-alignment text:list-tab-stop-position="2.54cm" fo:text-indent="-2.54cm" fo:margin-left="2.54cm"/>
        </style:list-level-properties>
        <style:text-properties/>
      </text:list-level-style-bullet>
      <text:list-level-style-bullet text:level="9" text:style-name="T9" text:bullet-char="§">
        <style:list-level-properties text:list-level-position-and-space-mode="label-alignment">
          <style:list-level-label-alignment text:list-tab-stop-position="2.794cm" fo:text-indent="-2.794cm" fo:margin-left="2.794cm"/>
        </style:list-level-properties>
        <style:text-properties/>
      </text:list-level-style-bullet>
    </text:list-style>
  </office:styles>
  <office:automatic-styles>
    <style:page-layout style:name="Mpm1">
      <style:page-layout-properties fo:page-width="21cm" fo:page-height="29.7cm" style:print-orientation="landscape" fo:margin-top="2cm" fo:margin-bottom="2cm" fo:margin-left="2cm" fo:margin-right="2cm"/>
      <style:header-style>
        <style:header-footer-properties svg:height="2cm" fo:min-height="2cm"/>
      </style:header-style>
      <style:footer-style>
        <style:header-footer-properties fo:min-height="2cm"/>
      </style:footer-style>
    </style:page-layout>
    <style:page-layout style:name="Mpm2">
      <style:page-layout-properties fo:page-width="21cm" fo:page-height="29.7cm" style:print-orientation="landscape" fo:margin-top="2cm" fo:margin-bottom="2cm" fo:margin-left="2cm" fo:margin-right="2cm"/>
      <style:header-style>
        <style:header-footer-properties svg:height="2cm" fo:min-height="2cm"/>
      </style:header-style>
      <style:footer-style>
        <style:header-footer-properties fo:min-height="2cm"/>
      </style:footer-style>
    </style:page-layout>
    <style:style style:parent-style-name="653" style:family="paragraph" style:name="P42">
      <style:text-properties/>
      <style:paragraph-properties fo:text-align="right">
        <style:tab-stops>
          <style:tab-stop style:position="8.499cm" style:type="center"/>
          <style:tab-stop style:position="17cm" style:type="right"/>
        </style:tab-stops>
      </style:paragraph-properties>
    </style:style>
    <style:style style:parent-style-name="654" style:family="paragraph" style:name="P43">
      <style:text-properties/>
      <style:paragraph-properties/>
    </style:style>
    <style:style style:parent-style-name="653" style:family="paragraph" style:name="P45">
      <style:text-properties/>
      <style:paragraph-properties fo:text-align="right">
        <style:tab-stops>
          <style:tab-stop style:position="8.499cm" style:type="center"/>
          <style:tab-stop style:position="17cm" style:type="right"/>
        </style:tab-stops>
      </style:paragraph-properties>
    </style:style>
    <style:style style:parent-style-name="654" style:family="paragraph" style:name="P46">
      <style:text-properties/>
      <style:paragraph-properties/>
    </style:style>
  </office:automatic-styles>
  <office:master-styles>
    <style:master-page style:name="Standard" style:page-layout-name="Mpm1">
      <style:footer>
        <text:p text:style-name="P43"><text:span/><text:span/><text:span/><text:page-number text:select-page="current"><text:span>6</text:span><text:span/></text:page-number><text:span/></text:p>
      </style:footer>
      <style:header>
        <text:p text:style-name="P42"><text:span>Gestión de Proyectos /</text:span><text:span><text:s/></text:span><text:span>Conceptos básicos</text:span><text:span/></text:p>
      </style:header>
    </style:master-page>
    <style:master-page style:name="MasterPage2" style:page-layout-name="Mpm2">
      <style:footer>
        <text:p text:style-name="P46"><text:span/><text:span/><text:span/><text:page-number text:select-page="current"><text:span>6</text:span><text:span/></text:page-number><text:span/></text:p>
      </style:footer>
      <style:header>
        <text:p text:style-name="P45"><text:span>Gestión de Proyectos /</text:span><text:span><text:s/></text:span><text:span>Conceptos básicos</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5.1.23</meta:generator>
  </office:meta>
</office:document-meta>
</file>